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nsolas" svg:font-family="Consolas"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42fc83"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5" style:family="paragraph" style:parent-style-name="Standard">
      <style:text-properties fo:color="#000000" fo:font-weight="normal" style:font-weight-asian="normal" style:font-weight-complex="normal"/>
    </style:style>
    <style:style style:name="P6" style:family="paragraph" style:parent-style-name="Heading_20_2">
      <style:paragraph-properties fo:text-align="justify" style:justify-single-word="false" fo:orphans="0" fo:widows="0" fo:keep-with-next="always" style:writing-mode="lr-tb"/>
    </style:style>
    <style:style style:name="P7" style:family="paragraph" style:parent-style-name="Body">
      <style:paragraph-properties fo:margin-left="0.566cm" fo:margin-right="0cm" fo:text-align="justify" style:justify-single-word="false" fo:orphans="0" fo:widows="0" fo:text-indent="0cm" style:auto-text-indent="false" style:writing-mode="lr-tb"/>
    </style:style>
    <style:style style:name="P8"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9"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10"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1"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5cde26"/>
    </style:style>
    <style:style style:name="P13"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4"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15"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16" style:family="paragraph" style:parent-style-name="Body">
      <style:text-properties officeooo:paragraph-rsid="00745d57"/>
    </style:style>
    <style:style style:name="P17" style:family="paragraph" style:parent-style-name="Contents_20_2">
      <style:text-properties fo:color="#000000" fo:font-weight="normal" style:font-weight-asian="normal" style:font-weight-complex="normal"/>
    </style:style>
    <style:style style:name="P18" style:family="paragraph" style:parent-style-name="Contents_20_2">
      <style:text-properties fo:color="#000000" fo:font-weight="normal" officeooo:paragraph-rsid="0156784c" style:font-weight-asian="normal" style:font-weight-complex="normal"/>
    </style:style>
    <style:style style:name="P19"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20" style:family="paragraph" style:parent-style-name="Definition_20_Term" style:list-style-name="WW8Num3">
      <style:text-properties fo:color="#000000" fo:font-weight="normal" officeooo:paragraph-rsid="01513265" style:font-weight-asian="normal" style:font-weight-complex="normal"/>
    </style:style>
    <style:style style:name="P21" style:family="paragraph" style:parent-style-name="Header">
      <style:text-properties fo:font-weight="normal" style:font-weight-asian="normal" style:font-weight-complex="normal"/>
    </style:style>
    <style:style style:name="P22" style:family="paragraph" style:parent-style-name="Footer">
      <style:text-properties fo:font-weight="normal" style:font-weight-asian="normal" style:font-weight-complex="normal"/>
    </style:style>
    <style:style style:name="P23" style:family="paragraph" style:parent-style-name="Standard">
      <style:paragraph-properties fo:margin-top="0.282cm" fo:margin-bottom="0cm" style:contextual-spacing="false"/>
    </style:style>
    <style:style style:name="P24"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25"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26" style:family="paragraph" style:parent-style-name="Body">
      <style:paragraph-properties fo:orphans="2" fo:widows="2" style:writing-mode="lr-tb"/>
      <style:text-properties fo:font-weight="normal" style:font-weight-asian="normal" style:font-weight-complex="normal"/>
    </style:style>
    <style:style style:name="P27" style:family="paragraph" style:parent-style-name="Body">
      <style:paragraph-properties fo:text-align="justify" style:justify-single-word="false" fo:orphans="0" fo:widows="0" style:writing-mode="lr-tb"/>
      <style:text-properties officeooo:paragraph-rsid="00a96602"/>
    </style:style>
    <style:style style:name="P28" style:family="paragraph" style:parent-style-name="Body">
      <style:paragraph-properties fo:text-align="justify" style:justify-single-word="false" fo:orphans="0" fo:widows="0" style:writing-mode="lr-tb"/>
      <style:text-properties officeooo:paragraph-rsid="00dda25a"/>
    </style:style>
    <style:style style:name="P29" style:family="paragraph" style:parent-style-name="Body">
      <style:paragraph-properties fo:text-align="justify" style:justify-single-word="false" fo:orphans="0" fo:widows="0" style:writing-mode="lr-tb"/>
      <style:text-properties officeooo:paragraph-rsid="00dc52e3"/>
    </style:style>
    <style:style style:name="P30" style:family="paragraph" style:parent-style-name="Body">
      <style:paragraph-properties fo:text-align="justify" style:justify-single-word="false" fo:orphans="0" fo:widows="0" style:writing-mode="lr-tb"/>
      <style:text-properties officeooo:paragraph-rsid="00dc6f21"/>
    </style:style>
    <style:style style:name="P31"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6" style:family="paragraph" style:parent-style-name="Body">
      <style:paragraph-properties fo:orphans="2" fo:widows="2" style:writing-mode="lr-tb"/>
      <style:text-properties style:font-name="Arial1" fo:font-weight="normal" style:font-weight-asian="normal" style:font-weight-complex="normal"/>
    </style:style>
    <style:style style:name="P37"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8" style:family="paragraph" style:parent-style-name="Heading_20_2">
      <style:paragraph-properties fo:text-align="justify" style:justify-single-word="false" fo:orphans="0" fo:widows="0" style:writing-mode="lr-tb"/>
    </style:style>
    <style:style style:name="P39"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0" style:family="paragraph" style:parent-style-name="Standard">
      <style:text-properties fo:color="#000000" style:font-name="Helvetica" fo:font-weight="normal" style:font-weight-asian="normal" style:font-weight-complex="normal"/>
    </style:style>
    <style:style style:name="P41"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42"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43" style:family="paragraph" style:parent-style-name="Standard">
      <style:text-properties style:font-name="Arial" fo:font-size="9pt" fo:language="en" fo:country="US" style:font-size-asian="9pt" style:font-size-complex="9pt" style:language-complex="ar" style:country-complex="SA"/>
    </style:style>
    <style:style style:name="P44" style:family="paragraph" style:parent-style-name="Standard">
      <style:text-properties style:font-name="Arial" fo:language="en" fo:country="US" style:language-complex="ar" style:country-complex="SA"/>
    </style:style>
    <style:style style:name="P45" style:family="paragraph" style:parent-style-name="Heading_20_2">
      <style:paragraph-properties fo:text-align="justify" style:justify-single-word="false" fo:orphans="0" fo:widows="0" fo:keep-with-next="always" style:writing-mode="lr-tb"/>
    </style:style>
    <style:style style:name="P46" style:family="paragraph" style:parent-style-name="Heading_20_2">
      <style:paragraph-properties fo:text-align="justify" style:justify-single-word="false" fo:orphans="0" fo:widows="0" fo:keep-with-next="always" style:writing-mode="lr-tb"/>
      <style:text-properties officeooo:paragraph-rsid="0138cfce"/>
    </style:style>
    <style:style style:name="P47" style:family="paragraph" style:parent-style-name="Heading_20_2">
      <style:paragraph-properties fo:text-align="justify" style:justify-single-word="false" fo:orphans="0" fo:widows="0" fo:keep-with-next="always" style:writing-mode="lr-tb"/>
      <style:text-properties officeooo:paragraph-rsid="0147ef04"/>
    </style:style>
    <style:style style:name="P48"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49"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50"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51"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5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53" style:family="paragraph" style:parent-style-name="Heading_20_2">
      <style:paragraph-properties fo:text-align="justify" style:justify-single-word="false" fo:orphans="0" fo:widows="0" fo:keep-with-next="always" style:writing-mode="lr-tb"/>
      <style:text-properties style:font-name="Helvetica" officeooo:paragraph-rsid="01493244"/>
    </style:style>
    <style:style style:name="P54" style:family="paragraph" style:parent-style-name="CellBody">
      <style:paragraph-properties fo:keep-with-next="always" style:snap-to-layout-grid="false"/>
    </style:style>
    <style:style style:name="P55" style:family="paragraph" style:parent-style-name="CellBody">
      <style:paragraph-properties fo:keep-with-next="always" style:snap-to-layout-grid="false"/>
      <style:text-properties officeooo:paragraph-rsid="01187255"/>
    </style:style>
    <style:style style:name="P56" style:family="paragraph" style:parent-style-name="CellBody">
      <style:paragraph-properties fo:keep-with-next="always" style:snap-to-layout-grid="false"/>
      <style:text-properties officeooo:rsid="001241ba"/>
    </style:style>
    <style:style style:name="P57"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58" style:family="paragraph" style:parent-style-name="CellHeading">
      <style:paragraph-properties fo:text-align="center" style:justify-single-word="false" fo:keep-with-next="always" style:snap-to-layout-grid="false"/>
    </style:style>
    <style:style style:name="P59" style:family="paragraph" style:parent-style-name="Body">
      <style:paragraph-properties fo:margin-left="0.566cm" fo:margin-right="0cm" fo:text-align="justify" style:justify-single-word="false" fo:orphans="0" fo:widows="0" fo:text-indent="0cm" style:auto-text-indent="false" style:writing-mode="lr-tb"/>
    </style:style>
    <style:style style:name="P60"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61"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62"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6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64"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5"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66"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7" style:family="paragraph" style:parent-style-name="Standard">
      <style:paragraph-properties fo:margin-left="0.566cm" fo:margin-right="0cm" fo:text-align="justify" style:justify-single-word="false" fo:orphans="0" fo:widows="0" fo:text-indent="0cm" style:auto-text-indent="false" style:writing-mode="lr-tb"/>
      <style:text-properties officeooo:paragraph-rsid="01493244"/>
    </style:style>
    <style:style style:name="P68" style:family="paragraph" style:parent-style-name="Body">
      <style:paragraph-properties fo:margin-left="0.566cm" fo:margin-right="0cm" fo:text-indent="0cm" style:auto-text-indent="false"/>
    </style:style>
    <style:style style:name="P69"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70"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71"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72"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73"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74"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75"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76"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77"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78"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79" style:family="paragraph" style:parent-style-name="Table_20_Contents">
      <style:paragraph-properties fo:margin-left="0cm" fo:margin-right="0cm" fo:text-indent="0cm" style:auto-text-indent="false"/>
      <style:text-properties officeooo:paragraph-rsid="012f2727"/>
    </style:style>
    <style:style style:name="P80" style:family="paragraph" style:parent-style-name="Body">
      <style:paragraph-properties fo:margin-left="0cm" fo:margin-right="0cm" fo:text-indent="0cm" style:auto-text-indent="false"/>
    </style:style>
    <style:style style:name="P81" style:family="paragraph" style:parent-style-name="Body">
      <style:paragraph-properties fo:margin-left="0cm" fo:margin-right="0cm" fo:text-indent="0cm" style:auto-text-indent="false"/>
      <style:text-properties style:language-complex="ar" style:country-complex="SA"/>
    </style:style>
    <style:style style:name="P82"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83"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84" style:family="paragraph" style:parent-style-name="Standard">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85" style:family="paragraph" style:parent-style-name="Standard">
      <style:paragraph-properties fo:margin-left="0cm" fo:margin-right="0cm" fo:text-align="justify" style:justify-single-word="false" fo:text-indent="0cm" style:auto-text-indent="false" style:writing-mode="lr-tb"/>
    </style:style>
    <style:style style:name="P86"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8"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8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0"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93"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94"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95"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96"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97"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98" style:family="paragraph" style:parent-style-name="Body">
      <style:text-properties style:font-name="Helvetica"/>
    </style:style>
    <style:style style:name="P99" style:family="paragraph" style:parent-style-name="Body">
      <style:text-properties style:font-name="Helvetica" officeooo:paragraph-rsid="009a71c7"/>
    </style:style>
    <style:style style:name="P100"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101" style:family="paragraph" style:parent-style-name="Body">
      <style:text-properties fo:color="#000000" fo:font-style="normal" fo:font-weight="normal" style:font-style-asian="normal" style:font-weight-asian="normal" style:font-style-complex="normal" style:font-weight-complex="normal"/>
    </style:style>
    <style:style style:name="P102" style:family="paragraph" style:parent-style-name="Body">
      <style:text-properties fo:color="#000000" fo:font-style="normal" style:font-style-asian="normal" style:font-style-complex="normal"/>
    </style:style>
    <style:style style:name="P103"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04"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05" style:family="paragraph" style:parent-style-name="Body">
      <style:text-properties fo:font-size="9pt" fo:font-weight="normal" style:font-size-asian="9pt" style:font-weight-asian="normal" style:font-size-complex="9pt" style:font-weight-complex="normal"/>
    </style:style>
    <style:style style:name="P106" style:family="paragraph" style:parent-style-name="Body">
      <style:text-properties fo:font-weight="normal" style:font-weight-asian="normal" style:font-weight-complex="normal"/>
    </style:style>
    <style:style style:name="P107" style:family="paragraph" style:parent-style-name="Body">
      <style:text-properties style:font-name="Arial1" fo:font-size="10pt" fo:font-weight="normal" style:font-size-asian="10pt" style:font-weight-asian="normal" style:font-size-complex="10pt" style:font-weight-complex="normal"/>
    </style:style>
    <style:style style:name="P108" style:family="paragraph" style:parent-style-name="Body">
      <style:text-properties fo:color="#ff0000" fo:font-style="italic" style:font-style-asian="italic"/>
    </style:style>
    <style:style style:name="P10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0" style:family="paragraph" style:parent-style-name="Body">
      <style:text-properties fo:language="en" fo:country="US" fo:font-weight="normal" style:font-weight-asian="normal" style:language-complex="ar" style:country-complex="SA" style:font-weight-complex="normal"/>
    </style:style>
    <style:style style:name="P111" style:family="paragraph" style:parent-style-name="Body">
      <style:text-properties officeooo:paragraph-rsid="0041eded"/>
    </style:style>
    <style:style style:name="P112" style:family="paragraph" style:parent-style-name="Body">
      <style:text-properties officeooo:paragraph-rsid="013e7a54"/>
    </style:style>
    <style:style style:name="P113" style:family="paragraph" style:parent-style-name="CellBody">
      <style:text-properties officeooo:rsid="00a0e0a9" officeooo:paragraph-rsid="00a0e0a9"/>
    </style:style>
    <style:style style:name="P114" style:family="paragraph" style:parent-style-name="CellBody">
      <style:text-properties officeooo:rsid="00c3e748" officeooo:paragraph-rsid="00c3e748"/>
    </style:style>
    <style:style style:name="P115" style:family="paragraph" style:parent-style-name="CellBody">
      <style:text-properties officeooo:rsid="00e2baf8" officeooo:paragraph-rsid="00e2baf8"/>
    </style:style>
    <style:style style:name="P116" style:family="paragraph" style:parent-style-name="CellBody">
      <style:text-properties officeooo:rsid="00e46d78" officeooo:paragraph-rsid="00e46d78"/>
    </style:style>
    <style:style style:name="P117" style:family="paragraph" style:parent-style-name="CellBody">
      <style:text-properties officeooo:rsid="00f60c7f" officeooo:paragraph-rsid="00f60c7f"/>
    </style:style>
    <style:style style:name="P118" style:family="paragraph" style:parent-style-name="CellBody">
      <style:text-properties officeooo:rsid="00fc8c50" officeooo:paragraph-rsid="00fc8c50"/>
    </style:style>
    <style:style style:name="P119" style:family="paragraph" style:parent-style-name="CellBody">
      <style:paragraph-properties style:snap-to-layout-grid="false"/>
      <style:text-properties fo:color="#000000" fo:font-style="italic" style:font-style-asian="italic"/>
    </style:style>
    <style:style style:name="P120" style:family="paragraph" style:parent-style-name="CellBody">
      <style:text-properties fo:color="#000000" fo:font-style="italic" style:font-style-asian="italic" style:font-style-complex="italic"/>
    </style:style>
    <style:style style:name="P121"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2"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23" style:family="paragraph" style:parent-style-name="CellBody">
      <style:text-properties officeooo:rsid="0033e643" officeooo:paragraph-rsid="0033e643"/>
    </style:style>
    <style:style style:name="P124" style:family="paragraph" style:parent-style-name="CellBody">
      <style:text-properties officeooo:rsid="0033e643" officeooo:paragraph-rsid="0041eded"/>
    </style:style>
    <style:style style:name="P125" style:family="paragraph" style:parent-style-name="CellBody">
      <style:text-properties fo:color="#ff0000" fo:font-style="italic" fo:font-weight="normal" style:font-style-asian="italic" style:font-weight-asian="normal" style:font-style-complex="italic" style:font-weight-complex="normal"/>
    </style:style>
    <style:style style:name="P126"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127"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128"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129"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130"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131"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132"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133"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134"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135" style:family="paragraph" style:parent-style-name="CellBody">
      <style:text-properties fo:color="#ff0000" fo:font-style="italic" fo:font-weight="normal" officeooo:paragraph-rsid="00f60c7f" style:font-style-asian="italic" style:font-weight-asian="normal" style:font-style-complex="italic" style:font-weight-complex="normal"/>
    </style:style>
    <style:style style:name="P136" style:family="paragraph" style:parent-style-name="CellBody">
      <style:text-properties fo:color="#ff0000" fo:font-style="italic" fo:font-weight="normal" officeooo:rsid="0105920e" officeooo:paragraph-rsid="0105920e" style:font-style-asian="italic" style:font-weight-asian="normal" style:font-style-complex="italic" style:font-weight-complex="normal"/>
    </style:style>
    <style:style style:name="P137" style:family="paragraph" style:parent-style-name="CellBody">
      <style:text-properties fo:color="#ff0000" fo:font-style="italic" fo:font-weight="normal" officeooo:rsid="011a447f" officeooo:paragraph-rsid="011a447f" style:font-style-asian="italic" style:font-weight-asian="normal" style:font-style-complex="italic" style:font-weight-complex="normal"/>
    </style:style>
    <style:style style:name="P138" style:family="paragraph" style:parent-style-name="CellBody">
      <style:text-properties fo:color="#ff0000" fo:font-style="italic" fo:font-weight="normal" officeooo:rsid="01422f01" officeooo:paragraph-rsid="01422f01" style:font-style-asian="italic" style:font-weight-asian="normal" style:font-style-complex="italic" style:font-weight-complex="normal"/>
    </style:style>
    <style:style style:name="P139" style:family="paragraph" style:parent-style-name="CellBody">
      <style:text-properties fo:color="#ff0000" fo:font-style="italic" fo:font-weight="normal" officeooo:rsid="0155137d" officeooo:paragraph-rsid="0155137d" style:font-style-asian="italic" style:font-weight-asian="normal" style:font-style-complex="italic" style:font-weight-complex="normal"/>
    </style:style>
    <style:style style:name="P140" style:family="paragraph" style:parent-style-name="CellBody">
      <style:paragraph-properties style:snap-to-layout-grid="false"/>
      <style:text-properties fo:color="#ff0000" fo:font-style="italic" style:font-style-asian="italic"/>
    </style:style>
    <style:style style:name="P141" style:family="paragraph" style:parent-style-name="CellBody">
      <style:paragraph-properties style:snap-to-layout-grid="false"/>
      <style:text-properties fo:color="#ff0000" fo:font-style="italic" style:font-style-asian="italic" style:font-style-complex="italic"/>
    </style:style>
    <style:style style:name="P142" style:family="paragraph" style:parent-style-name="CellBody">
      <style:paragraph-properties style:snap-to-layout-grid="false"/>
      <style:text-properties fo:color="#ff0000" style:font-name="Arial" fo:font-style="italic" style:font-style-asian="italic" style:font-style-complex="italic"/>
    </style:style>
    <style:style style:name="P143"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144"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145" style:family="paragraph" style:parent-style-name="CellBody">
      <style:text-properties fo:font-style="italic" style:font-style-asian="italic" style:font-style-complex="italic"/>
    </style:style>
    <style:style style:name="P146" style:family="paragraph" style:parent-style-name="CellBody">
      <style:text-properties style:font-name="Arial" fo:font-style="italic" style:font-style-asian="italic" style:font-style-complex="italic"/>
    </style:style>
    <style:style style:name="P147" style:family="paragraph" style:parent-style-name="CellBody">
      <style:paragraph-properties style:snap-to-layout-grid="false"/>
    </style:style>
    <style:style style:name="P148" style:family="paragraph" style:parent-style-name="CellBody">
      <style:paragraph-properties style:snap-to-layout-grid="false"/>
      <style:text-properties officeooo:paragraph-rsid="01187255"/>
    </style:style>
    <style:style style:name="P149" style:family="paragraph" style:parent-style-name="CellBody">
      <style:text-properties officeooo:rsid="006c72bc" officeooo:paragraph-rsid="006c72bc"/>
    </style:style>
    <style:style style:name="P150" style:family="paragraph" style:parent-style-name="CellBody">
      <style:text-properties officeooo:rsid="0083117c" officeooo:paragraph-rsid="0083117c"/>
    </style:style>
    <style:style style:name="P151" style:family="paragraph" style:parent-style-name="CellBody">
      <style:text-properties officeooo:rsid="008da793" officeooo:paragraph-rsid="008da793"/>
    </style:style>
    <style:style style:name="P152" style:family="paragraph" style:parent-style-name="CellBody">
      <style:text-properties officeooo:rsid="0105920e" officeooo:paragraph-rsid="0105920e"/>
    </style:style>
    <style:style style:name="P153" style:family="paragraph" style:parent-style-name="CellBody">
      <style:text-properties officeooo:rsid="0123cd45" officeooo:paragraph-rsid="0123cd45"/>
    </style:style>
    <style:style style:name="P154" style:family="paragraph" style:parent-style-name="CellBody">
      <style:text-properties officeooo:rsid="01422f01" officeooo:paragraph-rsid="01422f01"/>
    </style:style>
    <style:style style:name="P155" style:family="paragraph" style:parent-style-name="CellBody">
      <style:text-properties officeooo:rsid="0155137d" officeooo:paragraph-rsid="0155137d"/>
    </style:style>
    <style:style style:name="P156"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157"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8"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59"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0"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61"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162"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8cfce"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b176a"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7ef04" style:font-name-asian="ISWHIY+Proforma-Book" style:font-size-asian="10pt" style:font-weight-asian="normal" style:font-name-complex="ISWHIY+Proforma-Book" style:font-size-complex="10pt" style:language-complex="ar" style:country-complex="SA" style:font-weight-complex="normal"/>
    </style:style>
    <style:style style:name="P166"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167"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38cfce" style:font-name-asian="Times New Roman" style:font-size-asian="14pt" style:font-weight-asian="bold" style:font-name-complex="Times New Roman" style:font-size-complex="10pt" style:language-complex="ar" style:country-complex="SA" style:font-weight-complex="bold"/>
    </style:style>
    <style:style style:name="P168"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47ef04" style:font-name-asian="Times New Roman" style:font-size-asian="14pt" style:font-weight-asian="bold" style:font-name-complex="Times New Roman" style:font-size-complex="10pt" style:language-complex="ar" style:country-complex="SA" style:font-weight-complex="bold"/>
    </style:style>
    <style:style style:name="P169" style:family="paragraph" style:parent-style-name="Body">
      <style:paragraph-properties fo:margin-left="0.661cm" fo:margin-right="0cm" fo:text-indent="0cm" style:auto-text-indent="false"/>
      <style:text-properties officeooo:paragraph-rsid="00e7ce53"/>
    </style:style>
    <style:style style:name="P170"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1" style:family="paragraph" style:parent-style-name="Body">
      <style:paragraph-properties fo:margin-left="0.577cm" fo:margin-right="0cm" fo:text-align="justify" style:justify-single-word="false" fo:orphans="0" fo:widows="0" fo:text-indent="0cm" style:auto-text-indent="false" style:writing-mode="lr-tb"/>
    </style:style>
    <style:style style:name="P172"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73"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74" style:family="paragraph" style:parent-style-name="Body">
      <style:paragraph-properties fo:margin-left="0.736cm" fo:margin-right="0cm" fo:text-align="justify" style:justify-single-word="false" fo:orphans="0" fo:widows="0" fo:text-indent="0cm" style:auto-text-indent="false" style:writing-mode="lr-tb"/>
    </style:style>
    <style:style style:name="P175"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6"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77"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78"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79"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80"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81"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82"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83"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84"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5"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86" style:family="paragraph" style:parent-style-name="Body">
      <style:paragraph-properties fo:margin-left="0.757cm" fo:margin-right="0cm" fo:text-align="justify" style:justify-single-word="false" fo:orphans="0" fo:widows="0" fo:text-indent="0cm" style:auto-text-indent="false" style:writing-mode="lr-tb"/>
    </style:style>
    <style:style style:name="P187"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88"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89"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9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9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9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9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95"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96"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97"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8"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99"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200"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01"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202"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203"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4" style:family="paragraph" style:parent-style-name="Abstract">
      <style:paragraph-properties fo:text-align="justify" style:justify-single-word="false"/>
      <style:text-properties fo:font-weight="normal" style:font-weight-asian="normal" style:font-weight-complex="normal"/>
    </style:style>
    <style:style style:name="P205" style:family="paragraph" style:parent-style-name="Abstract">
      <style:text-properties fo:font-size="16pt" fo:font-weight="bold" style:font-size-asian="16pt" style:font-weight-asian="bold"/>
    </style:style>
    <style:style style:name="P206"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207"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208"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209"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10"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211"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12"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3"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214"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15"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216" style:family="paragraph" style:parent-style-name="Heading_20_2">
      <style:text-properties fo:language="en" fo:country="US" style:language-complex="ar" style:country-complex="SA"/>
    </style:style>
    <style:style style:name="P217" style:family="paragraph" style:parent-style-name="Heading_20_2">
      <style:text-properties officeooo:paragraph-rsid="013e7a54"/>
    </style:style>
    <style:style style:name="P218"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219"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20"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1" style:family="paragraph" style:parent-style-name="Text_20_body">
      <style:text-properties officeooo:paragraph-rsid="00a2ba03"/>
    </style:style>
    <style:style style:name="P222" style:family="paragraph" style:parent-style-name="Standard" style:list-style-name="L2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23" style:family="paragraph" style:parent-style-name="Standard" style:list-style-name="L21">
      <style:text-properties fo:color="#000000" style:font-name="Proforma-Book" fo:font-weight="normal" style:font-weight-asian="normal" style:font-weight-complex="normal"/>
    </style:style>
    <style:style style:name="P224" style:family="paragraph" style:parent-style-name="Standard">
      <style:text-properties fo:color="#000000" fo:font-weight="normal" style:font-weight-asian="normal" style:font-weight-complex="normal"/>
    </style:style>
    <style:style style:name="P225" style:family="paragraph" style:parent-style-name="Standard" style:list-style-name="L21">
      <style:text-properties fo:color="#000000" fo:font-weight="normal" style:font-weight-asian="normal" style:font-weight-complex="normal"/>
    </style:style>
    <style:style style:name="P226" style:family="paragraph" style:parent-style-name="Standard" style:list-style-name="L21">
      <style:text-properties fo:color="#000000" fo:font-weight="normal" officeooo:paragraph-rsid="0026edcf" style:font-weight-asian="normal" style:font-weight-complex="normal"/>
    </style:style>
    <style:style style:name="P227" style:family="paragraph" style:parent-style-name="Standard" style:list-style-name="L21">
      <style:text-properties fo:color="#000000" fo:font-weight="normal" officeooo:paragraph-rsid="00295540" style:font-weight-asian="normal" style:font-weight-complex="normal"/>
    </style:style>
    <style:style style:name="P228" style:family="paragraph" style:parent-style-name="Standard" style:list-style-name="L39">
      <style:text-properties fo:color="#000000" fo:font-weight="normal" style:font-weight-asian="normal" style:font-weight-complex="normal"/>
    </style:style>
    <style:style style:name="P229" style:family="paragraph" style:parent-style-name="Standard" style:list-style-name="L41">
      <style:paragraph-properties fo:orphans="0" fo:widows="0"/>
      <style:text-properties fo:color="#000000" fo:font-weight="normal" style:font-weight-asian="normal" style:font-weight-complex="normal"/>
    </style:style>
    <style:style style:name="P230" style:family="paragraph" style:parent-style-name="Standard" style:list-style-name="L40">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31" style:family="paragraph" style:parent-style-name="Standard" style:list-style-name="L40">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2" style:family="paragraph" style:parent-style-name="Standard" style:list-style-name="L21"/>
    <style:style style:name="P233" style:family="paragraph" style:parent-style-name="Standard" style:list-style-name="L21">
      <style:text-properties officeooo:rsid="01353bc2" officeooo:paragraph-rsid="0136357b"/>
    </style:style>
    <style:style style:name="P234" style:family="paragraph" style:parent-style-name="Standard" style:list-style-name="L21">
      <style:text-properties officeooo:rsid="0145139e" officeooo:paragraph-rsid="0145139e"/>
    </style:style>
    <style:style style:name="P235" style:family="paragraph" style:parent-style-name="Standard" style:list-style-name="L30">
      <style:text-properties officeooo:paragraph-rsid="0099a672"/>
    </style:style>
    <style:style style:name="P236" style:family="paragraph" style:parent-style-name="Standard" style:list-style-name="L30">
      <style:text-properties style:font-name="Helvetica" officeooo:paragraph-rsid="00b111b5"/>
    </style:style>
    <style:style style:name="P237" style:family="paragraph" style:parent-style-name="Standard" style:list-style-name="L39"/>
    <style:style style:name="P238"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9"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0"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1a447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1" style:family="paragraph" style:parent-style-name="Standard">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2"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42fc83"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3"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6c5b9"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4"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c2213"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5"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6"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7"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8"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9"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0"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1"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2"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3"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4"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5"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6"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7"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c77b2c"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8"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2baf8"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9"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940ab"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0"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0c7f"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1"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cd86" officeooo:paragraph-rsid="00f6cd8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2"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0fc8c5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3"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4"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05920e"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5"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5137d"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6"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b32cc" officeooo:paragraph-rsid="015b32c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7"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8691" officeooo:paragraph-rsid="015c869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8"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de26" officeooo:paragraph-rsid="015cde2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9"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0f78a" officeooo:paragraph-rsid="0160f78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0"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1"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2" style:family="paragraph" style:parent-style-name="Standard" style:list-style-name="L40">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73" style:family="paragraph" style:parent-style-name="Standard" style:list-style-name="L31">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74" style:family="paragraph" style:parent-style-name="Standard" style:list-style-name="L31">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275" style:family="paragraph" style:parent-style-name="Standard" style:list-style-name="L35">
      <style:paragraph-properties fo:text-align="justify" style:justify-single-word="false" fo:orphans="0" fo:widows="0" style:writing-mode="lr-tb"/>
    </style:style>
    <style:style style:name="P276" style:family="paragraph" style:parent-style-name="Standard" style:list-style-name="L40">
      <style:paragraph-properties fo:text-align="justify" style:justify-single-word="false" fo:orphans="0" fo:widows="0" style:writing-mode="lr-tb"/>
    </style:style>
    <style:style style:name="P277"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78"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9"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80"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281"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282" style:family="paragraph" style:parent-style-name="Standard" style:list-style-name="L34">
      <style:paragraph-properties fo:margin-left="0.688cm" fo:margin-right="0cm" fo:text-align="justify" style:justify-single-word="false" fo:orphans="0" fo:widows="0" fo:text-indent="0cm" style:auto-text-indent="false" style:writing-mode="lr-tb"/>
    </style:style>
    <style:style style:name="P283" style:family="paragraph" style:parent-style-name="Heading_20_1">
      <style:text-properties officeooo:paragraph-rsid="0041eded"/>
    </style:style>
    <style:style style:name="P284" style:family="paragraph" style:parent-style-name="Heading_20_1">
      <style:paragraph-properties fo:break-before="page"/>
    </style:style>
    <style:style style:name="P285" style:family="paragraph" style:parent-style-name="Heading_20_1">
      <style:paragraph-properties fo:margin-left="0cm" fo:margin-right="0cm" fo:text-indent="0cm" style:auto-text-indent="false"/>
    </style:style>
    <style:style style:name="P286" style:family="paragraph" style:parent-style-name="Heading_20_2">
      <style:paragraph-properties fo:text-align="justify" style:justify-single-word="false" fo:orphans="0" fo:widows="0" fo:keep-with-next="always" style:writing-mode="lr-tb"/>
    </style:style>
    <style:style style:name="P287"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88"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89" style:family="paragraph" style:parent-style-name="Body">
      <style:paragraph-properties fo:margin-left="0.566cm" fo:margin-right="0cm" fo:text-align="justify" style:justify-single-word="false" fo:orphans="0" fo:widows="0" fo:text-indent="0cm" style:auto-text-indent="false" style:writing-mode="lr-tb"/>
    </style:style>
    <style:style style:name="P290"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officeooo:paragraph-rsid="012784bf"/>
    </style:style>
    <style:style style:name="P291"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292" style:family="paragraph" style:parent-style-name="Body" style:list-style-name="L27">
      <style:paragraph-properties fo:margin-left="0.566cm" fo:margin-right="0cm" fo:text-align="justify" style:justify-single-word="false" fo:orphans="0" fo:widows="0" fo:text-indent="0cm" style:auto-text-indent="false" style:writing-mode="lr-tb"/>
      <style:text-properties officeooo:paragraph-rsid="015cde26"/>
    </style:style>
    <style:style style:name="P293"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294"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5cde26"/>
    </style:style>
    <style:style style:name="P295"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296"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297" style:family="paragraph" style:parent-style-name="Body" style:list-style-name="L19">
      <style:text-properties fo:color="#000000" style:font-name="Arial1" fo:font-style="normal" fo:font-weight="normal" style:font-style-asian="normal" style:font-weight-asian="normal" style:font-style-complex="normal" style:font-weight-complex="normal"/>
    </style:style>
    <style:style style:name="P298" style:family="paragraph" style:parent-style-name="Body" style:list-style-name="L20">
      <style:text-properties fo:color="#000000" fo:font-style="normal" fo:font-weight="normal" style:font-style-asian="normal" style:font-weight-asian="normal" style:font-style-complex="normal" style:font-weight-complex="normal"/>
    </style:style>
    <style:style style:name="P299" style:family="paragraph" style:parent-style-name="Body" style:list-style-name="L22"/>
    <style:style style:name="P300" style:family="paragraph" style:parent-style-name="Body" style:list-style-name="L22">
      <style:text-properties style:font-name="Helvetica" fo:font-weight="normal" officeooo:paragraph-rsid="00ec3722" style:font-weight-asian="normal" style:font-weight-complex="normal"/>
    </style:style>
    <style:style style:name="P301" style:family="paragraph" style:parent-style-name="Body" style:list-style-name="L29">
      <style:text-properties style:font-name="Helvetica" fo:font-weight="normal" style:font-weight-asian="normal" style:font-weight-complex="normal"/>
    </style:style>
    <style:style style:name="P302" style:family="paragraph" style:parent-style-name="Body" style:list-style-name="L30">
      <style:text-properties style:font-name="Helvetica" fo:font-weight="normal" officeooo:paragraph-rsid="007d2ef6" style:font-weight-asian="normal" style:font-weight-complex="normal"/>
    </style:style>
    <style:style style:name="P303" style:family="paragraph" style:parent-style-name="Body" style:list-style-name="L25">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304" style:family="paragraph" style:parent-style-name="Body" style:list-style-name="L30">
      <style:text-properties style:font-name="Helvetica"/>
    </style:style>
    <style:style style:name="P305" style:family="paragraph" style:parent-style-name="Body" style:list-style-name="L30">
      <style:text-properties style:font-name="Helvetica" officeooo:paragraph-rsid="0093109e"/>
    </style:style>
    <style:style style:name="P306" style:family="paragraph" style:parent-style-name="Body" style:list-style-name="L36">
      <style:text-properties style:font-name="Helvetica"/>
    </style:style>
    <style:style style:name="P307" style:family="paragraph" style:parent-style-name="Body" style:list-style-name="L28"/>
    <style:style style:name="P308" style:family="paragraph" style:parent-style-name="Body" style:list-style-name="L30">
      <style:text-properties officeooo:paragraph-rsid="00745d57"/>
    </style:style>
    <style:style style:name="P309" style:family="paragraph" style:parent-style-name="Body" style:list-style-name="L30">
      <style:text-properties officeooo:paragraph-rsid="0093109e"/>
    </style:style>
    <style:style style:name="P310" style:family="paragraph" style:parent-style-name="Body">
      <style:text-properties officeooo:paragraph-rsid="00745d57"/>
    </style:style>
    <style:style style:name="P311" style:family="paragraph" style:parent-style-name="Body" style:list-style-name="L22">
      <style:paragraph-properties fo:text-align="justify" style:justify-single-word="false" fo:orphans="0" fo:widows="0" style:writing-mode="lr-tb"/>
    </style:style>
    <style:style style:name="P312" style:family="paragraph" style:parent-style-name="Body" style:list-style-name="L22">
      <style:paragraph-properties fo:text-align="justify" style:justify-single-word="false" fo:orphans="0" fo:widows="0" style:writing-mode="lr-tb"/>
      <style:text-properties officeooo:paragraph-rsid="00dc6f21"/>
    </style:style>
    <style:style style:name="P313" style:family="paragraph" style:parent-style-name="Body" style:list-style-name="L22">
      <style:paragraph-properties fo:text-align="justify" style:justify-single-word="false" fo:orphans="0" fo:widows="0" style:writing-mode="lr-tb"/>
      <style:text-properties officeooo:paragraph-rsid="00dda25a"/>
    </style:style>
    <style:style style:name="P314" style:family="paragraph" style:parent-style-name="Body" style:list-style-name="L22">
      <style:paragraph-properties fo:text-align="justify" style:justify-single-word="false" fo:orphans="0" fo:widows="0" style:writing-mode="lr-tb"/>
      <style:text-properties officeooo:paragraph-rsid="00a67398"/>
    </style:style>
    <style:style style:name="P315" style:family="paragraph" style:parent-style-name="Body" style:list-style-name="L22">
      <style:paragraph-properties fo:text-align="justify" style:justify-single-word="false" fo:orphans="0" fo:widows="0" style:writing-mode="lr-tb"/>
      <style:text-properties officeooo:paragraph-rsid="00a87e75"/>
    </style:style>
    <style:style style:name="P316" style:family="paragraph" style:parent-style-name="Body" style:list-style-name="L22">
      <style:paragraph-properties fo:text-align="justify" style:justify-single-word="false" fo:orphans="0" fo:widows="0" style:writing-mode="lr-tb"/>
      <style:text-properties officeooo:paragraph-rsid="00d9c684"/>
    </style:style>
    <style:style style:name="P317" style:family="paragraph" style:parent-style-name="Body" style:list-style-name="L22">
      <style:paragraph-properties fo:text-align="justify" style:justify-single-word="false" fo:orphans="0" fo:widows="0" style:writing-mode="lr-tb"/>
      <style:text-properties officeooo:paragraph-rsid="002c4526"/>
    </style:style>
    <style:style style:name="P318" style:family="paragraph" style:parent-style-name="Body" style:list-style-name="L22">
      <style:paragraph-properties fo:text-align="justify" style:justify-single-word="false" fo:orphans="0" fo:widows="0" style:writing-mode="lr-tb">
        <style:tab-stops>
          <style:tab-stop style:position="0.688cm"/>
          <style:tab-stop style:position="10.001cm"/>
        </style:tab-stops>
      </style:paragraph-properties>
      <style:text-properties officeooo:paragraph-rsid="00a67398"/>
    </style:style>
    <style:style style:name="P319" style:family="paragraph" style:parent-style-name="Body" style:list-style-name="L24">
      <style:paragraph-properties fo:text-align="justify" style:justify-single-word="false" fo:orphans="0" fo:widows="0" style:writing-mode="lr-tb"/>
    </style:style>
    <style:style style:name="P320" style:family="paragraph" style:parent-style-name="Body" style:list-style-name="L35">
      <style:paragraph-properties fo:text-align="justify" style:justify-single-word="false" fo:orphans="0" fo:widows="0" style:writing-mode="lr-tb"/>
    </style:style>
    <style:style style:name="P321"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2"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ab1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3" style:family="paragraph" style:parent-style-name="Body" style:list-style-name="L40">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24" style:family="paragraph" style:parent-style-name="Body" style:list-style-name="L42">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5" style:family="paragraph" style:parent-style-name="Body" style:list-style-name="L35">
      <style:paragraph-properties fo:text-align="justify" style:justify-single-word="false" fo:orphans="0" fo:widows="0" style:writing-mode="lr-tb"/>
      <style:text-properties style:font-name="Helvetica"/>
    </style:style>
    <style:style style:name="P326" style:family="paragraph" style:parent-style-name="Body" style:list-style-name="L35">
      <style:paragraph-properties fo:text-align="justify" style:justify-single-word="false" fo:orphans="0" fo:widows="0" style:writing-mode="lr-tb"/>
      <style:text-properties style:font-name="Helvetica" officeooo:paragraph-rsid="00398555"/>
    </style:style>
    <style:style style:name="P327" style:family="paragraph" style:parent-style-name="Body" style:list-style-name="L22">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28" style:family="paragraph" style:parent-style-name="Body" style:list-style-name="L25">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329" style:family="paragraph" style:parent-style-name="Body" style:list-style-name="L22">
      <style:paragraph-properties fo:margin-left="0.702cm" fo:margin-right="0cm" fo:text-align="justify" style:justify-single-word="false" fo:orphans="0" fo:widows="0" fo:text-indent="0cm" style:auto-text-indent="false" style:writing-mode="lr-tb"/>
    </style:style>
    <style:style style:name="P330" style:family="paragraph" style:parent-style-name="Body" style:list-style-name="L22">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1" style:family="paragraph" style:parent-style-name="Body" style:list-style-name="L22">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32" style:family="paragraph" style:parent-style-name="Body" style:list-style-name="L22">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3" style:family="paragraph" style:parent-style-name="Body" style:list-style-name="L22">
      <style:paragraph-properties fo:margin-left="0.723cm" fo:margin-right="0cm" fo:orphans="0" fo:widows="0" fo:text-indent="0cm" style:auto-text-indent="false" style:writing-mode="lr-tb"/>
      <style:text-properties style:font-name="Helvetica"/>
    </style:style>
    <style:style style:name="P334" style:family="paragraph" style:parent-style-name="Body" style:list-style-name="L30">
      <style:paragraph-properties fo:margin-left="0.697cm" fo:margin-right="0cm" fo:text-indent="-0.649cm" style:auto-text-indent="false">
        <style:tab-stops>
          <style:tab-stop style:position="10.001cm"/>
        </style:tab-stops>
      </style:paragraph-properties>
      <style:text-properties officeooo:paragraph-rsid="0092d804"/>
    </style:style>
    <style:style style:name="P335" style:family="paragraph" style:parent-style-name="Body" style:list-style-name="L24">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336" style:family="paragraph" style:parent-style-name="Body" style:list-style-name="L3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37" style:family="paragraph" style:parent-style-name="Body" style:list-style-name="L34">
      <style:paragraph-properties fo:margin-left="0.688cm" fo:margin-right="0cm" fo:text-indent="0cm" style:auto-text-indent="false"/>
    </style:style>
    <style:style style:name="P338" style:family="paragraph" style:parent-style-name="Body" style:list-style-name="L37">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39" style:family="paragraph" style:parent-style-name="Body" style:list-style-name="L42">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0" style:family="paragraph" style:parent-style-name="Body" style:list-style-name="L38">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41"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342" style:family="paragraph" style:parent-style-name="Contents_20_2">
      <style:text-properties fo:color="#000000" fo:font-weight="normal" style:font-weight-asian="normal" style:font-weight-complex="normal"/>
    </style:style>
    <style:style style:name="P343" style:family="paragraph" style:parent-style-name="Contents_20_2" style:list-style-name="L39">
      <style:text-properties fo:color="#000000" fo:font-weight="normal" style:font-weight-asian="normal" style:font-weight-complex="normal"/>
    </style:style>
    <style:style style:name="P344" style:family="paragraph" style:parent-style-name="Contents_20_2" style:list-style-name="L39">
      <style:text-properties fo:color="#000000" fo:font-weight="normal" officeooo:paragraph-rsid="0156784c" style:font-weight-asian="normal" style:font-weight-complex="normal"/>
    </style:style>
    <style:style style:name="P345" style:family="paragraph" style:parent-style-name="Contents_20_2">
      <style:text-properties fo:color="#000000" fo:font-weight="normal" officeooo:paragraph-rsid="0156784c" style:font-weight-asian="normal" style:font-weight-complex="normal"/>
    </style:style>
    <style:style style:name="P346" style:family="paragraph" style:parent-style-name="Contents_20_2" style:list-style-name="L39"/>
    <style:style style:name="P347"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348" style:family="paragraph" style:parent-style-name="Document_20_Title" style:master-page-name="Standard">
      <style:paragraph-properties fo:text-align="center" style:justify-single-word="false" style:page-number="auto"/>
    </style:style>
    <style:style style:name="P349" style:family="paragraph" style:parent-style-name="CellBody" style:list-style-name="L16">
      <style:text-properties fo:font-style="italic" style:font-style-asian="italic" style:font-style-complex="italic"/>
    </style:style>
    <style:style style:name="P350" style:family="paragraph" style:parent-style-name="CellBody" style:list-style-name="L1">
      <style:paragraph-properties>
        <style:tab-stops/>
      </style:paragraph-properties>
      <style:text-properties fo:font-style="italic" style:font-style-asian="italic" style:font-style-complex="italic"/>
    </style:style>
    <style:style style:name="P351" style:family="paragraph" style:parent-style-name="CellBody" style:list-style-name="L16">
      <style:text-properties fo:color="#000000" fo:font-style="italic" style:font-style-asian="italic" style:font-style-complex="italic"/>
    </style:style>
    <style:style style:name="P352" style:family="paragraph" style:parent-style-name="CellBody" style:list-style-name="L17">
      <style:text-properties style:font-name="Arial" fo:font-style="italic" style:font-style-asian="italic" style:font-style-complex="italic"/>
    </style:style>
    <style:style style:name="P353" style:family="paragraph" style:parent-style-name="CellBody" style:list-style-name="L18">
      <style:text-properties style:font-name="Arial" fo:font-style="italic" style:font-style-asian="italic" style:font-style-complex="italic"/>
    </style:style>
    <style:style style:name="P354" style:family="paragraph" style:parent-style-name="CellBody" style:list-style-name="L1">
      <style:text-properties style:font-name="Arial" fo:font-style="italic" style:font-style-asian="italic" style:font-style-complex="italic"/>
    </style:style>
    <style:style style:name="P355" style:family="paragraph" style:parent-style-name="CellBody" style:list-style-name="L1"/>
    <style:style style:name="P356" style:family="paragraph" style:parent-style-name="CellBody" style:list-style-name="L1">
      <style:paragraph-properties>
        <style:tab-stops/>
      </style:paragraph-properties>
    </style:style>
    <style:style style:name="P357" style:family="paragraph" style:parent-style-name="CellBody" style:list-style-name="L1">
      <style:paragraph-properties fo:margin-left="1.252cm" fo:margin-right="0.002cm" fo:text-indent="-1.852cm" style:auto-text-indent="false">
        <style:tab-stops/>
      </style:paragraph-properties>
    </style:style>
    <style:style style:name="P358" style:family="paragraph" style:parent-style-name="CellBody" style:list-style-name="L1">
      <style:paragraph-properties fo:margin-left="1.3cm" fo:margin-right="0.002cm" fo:text-indent="-0.649cm" style:auto-text-indent="false">
        <style:tab-stops/>
      </style:paragraph-properties>
    </style:style>
    <style:style style:name="P359"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60"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361" style:family="paragraph" style:parent-style-name="CellBody" style:list-style-name="L1"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62" style:family="paragraph" style:parent-style-name="CellBody" style:list-style-name="L1">
      <style:paragraph-properties fo:margin-left="1.325cm" fo:margin-right="0.002cm" fo:text-indent="-0.649cm" style:auto-text-indent="false">
        <style:tab-stops/>
      </style:paragraph-properties>
    </style:style>
    <style:style style:name="P363" style:family="paragraph" style:parent-style-name="CellBody" style:list-style-name="L1">
      <style:paragraph-properties fo:margin-left="1.277cm" fo:margin-right="0.002cm" fo:text-indent="-0.649cm" style:auto-text-indent="false">
        <style:tab-stops/>
      </style:paragraph-properties>
    </style:style>
    <style:style style:name="P364" style:family="paragraph" style:parent-style-name="CellBody" style:list-style-name="L1">
      <style:paragraph-properties fo:margin-left="1.3cm" fo:margin-right="0.002cm" fo:text-indent="-0.635cm" style:auto-text-indent="false">
        <style:tab-stops/>
      </style:paragraph-properties>
    </style:style>
    <style:style style:name="P365"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66"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67"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68"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321c06" officeooo:paragraph-rsid="00321c06" style:font-name-asian="Times New Roman" style:font-style-asian="italic" style:font-name-complex="Times New Roman" style:language-complex="ar" style:country-complex="SA" style:font-style-complex="italic"/>
    </style:style>
    <style:style style:name="P369"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0"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1"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2"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3"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4"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5"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6"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6f3ae"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9"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1ecbb"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0"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8f2b0"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1"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2"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3"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4"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5"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6"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84cad7"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9"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0" style:family="paragraph" style:parent-style-name="Definition_20_Term" style:list-style-name="WW8Num3">
      <style:text-properties fo:color="#000000" fo:font-weight="normal" officeooo:paragraph-rsid="01513265" style:font-weight-asian="normal" style:font-weight-complex="normal"/>
    </style:style>
    <style:style style:name="P391"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92"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9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9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9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9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9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9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399" style:family="paragraph" style:parent-style-name="Definition_20_Term"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5d30d"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0"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401"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402"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403" style:family="paragraph" style:parent-style-name="Illustration" style:list-style-name="L2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404" style:family="paragraph" style:parent-style-name="Illustration" style:list-style-name="L2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4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6"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0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08"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0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10"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11"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officeooo:rsid="011a447f"/>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variant="normal" fo:text-transform="none" fo:letter-spacing="normal" fo:font-style="normal" fo:font-weight="bold" style:font-style-asian="normal" style:font-weight-asian="bold" style:font-style-complex="normal" style:font-weight-complex="bold"/>
    </style:style>
    <style:style style:name="T4"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5"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6" style:family="text">
      <style:text-properties fo:font-variant="normal" fo:text-transform="none" fo:color="#000000" style:font-name="Helvetica" fo:font-size="10pt" fo:letter-spacing="normal" fo:language="en" fo:country="US" fo:font-style="normal" fo:font-weight="normal" officeooo:rsid="015e5a4e"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7"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Arial"/>
    </style:style>
    <style:style style:name="T14" style:family="text">
      <style:text-properties officeooo:rsid="011a447f"/>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138cfce" style:font-style-asian="normal" style:font-weight-asian="bold" style:font-style-complex="normal" style:font-weight-complex="bold"/>
    </style:style>
    <style:style style:name="T17" style:family="text">
      <style:text-properties fo:font-style="normal" fo:font-weight="bold" officeooo:rsid="0151f642" style:font-style-asian="normal" style:font-weight-asian="bold" style:font-style-complex="normal" style:font-weight-complex="bold"/>
    </style:style>
    <style:style style:name="T18" style:family="text">
      <style:text-properties fo:font-style="normal" fo:font-weight="bold" officeooo:rsid="0158605a"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officeooo:rsid="01541b40" style:font-style-asian="normal" style:font-style-complex="normal"/>
    </style:style>
    <style:style style:name="T21" style:family="text">
      <style:text-properties fo:font-style="normal" style:font-name-asian="Times New Roman" style:font-style-asian="normal" style:font-name-complex="Times New Roman" style:font-style-complex="normal"/>
    </style:style>
    <style:style style:name="T22" style:family="text">
      <style:text-properties fo:font-style="normal" officeooo:rsid="01493244" style:font-name-asian="Times New Roman" style:font-style-asian="normal" style:font-name-complex="Times New Roman" style:font-style-complex="normal"/>
    </style:style>
    <style:style style:name="T23" style:family="text">
      <style:text-properties fo:font-style="normal" officeooo:rsid="014b5ca2" style:font-name-asian="Times New Roman" style:font-style-asian="normal" style:font-name-complex="Times New Roman" style:font-style-complex="normal"/>
    </style:style>
    <style:style style:name="T24" style:family="text">
      <style:text-properties fo:font-variant="normal" fo:text-transform="none"/>
    </style:style>
    <style:style style:name="T25" style:family="text">
      <style:text-properties fo:font-variant="normal" fo:text-transform="none" fo:letter-spacing="normal" fo:font-style="normal" fo:font-weight="bold" style:font-style-asian="normal" style:font-weight-asian="bold" style:font-style-complex="normal" style:font-weight-complex="bold"/>
    </style:style>
    <style:style style:name="T26" style:family="text">
      <style:text-properties fo:font-variant="normal" fo:text-transform="none" fo:letter-spacing="normal" fo:font-style="normal" fo:font-weight="bold" officeooo:rsid="0151f642" style:font-style-asian="normal" style:font-weight-asian="bold" style:font-style-complex="normal" style:font-weight-complex="bold"/>
    </style:style>
    <style:style style:name="T27" style:family="text">
      <style:text-properties fo:font-variant="normal" fo:text-transform="none" fo:letter-spacing="normal" fo:font-style="normal" style:font-style-asian="normal" style:font-style-complex="normal"/>
    </style:style>
    <style:style style:name="T28" style:family="text">
      <style:text-properties fo:font-variant="normal" fo:text-transform="none" fo:letter-spacing="normal" fo:font-style="normal" style:font-style-asian="italic" style:font-style-complex="italic"/>
    </style:style>
    <style:style style:name="T29" style:family="text">
      <style:text-properties fo:font-variant="normal" fo:text-transform="none" fo:letter-spacing="normal" fo:font-style="italic" style:font-style-asian="italic" style:font-style-complex="italic"/>
    </style:style>
    <style:style style:name="T30"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1" style:family="text">
      <style:text-properties fo:font-variant="normal" fo:text-transform="none" fo:color="#0000ff" style:font-name="Helvetica" fo:font-size="10pt" fo:letter-spacing="normal" fo:language="en" fo:country="US" fo:font-style="normal" fo:font-weight="normal" officeooo:rsid="01541b4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2"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3"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34"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35"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fo:font-variant="normal" fo:text-transform="none" fo:color="#0000ff" style:font-name="Helvetica" fo:font-size="10.5pt" fo:letter-spacing="normal" fo:font-style="normal" fo:font-weight="normal"/>
    </style:style>
    <style:style style:name="T38"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39"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0"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41"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42"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43"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44"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45"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46" style:family="text">
      <style:text-properties fo:font-variant="normal" fo:text-transform="none" fo:color="#000000"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47" style:family="text">
      <style:text-properties fo:font-variant="normal" fo:text-transform="none" fo:color="#000000" style:font-name="Helvetica" fo:font-size="10pt" fo:letter-spacing="normal" fo:language="en" fo:country="US" fo:font-style="normal" fo:font-weight="normal" officeooo:rsid="015e5a4e"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48"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9"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0"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1"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52"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53"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54"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55"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56"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7"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58"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9"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0"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1"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2"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3"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64"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65"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66"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67"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68" style:family="text">
      <style:text-properties fo:color="#000000"/>
    </style:style>
    <style:style style:name="T69"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70"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71" style:family="text">
      <style:text-properties fo:color="#000000" style:font-name="Helvetica" fo:font-size="10pt" fo:language="en" fo:country="US" fo:font-weight="bold" officeooo:rsid="0151f642" style:font-name-asian="ISWHIY+Proforma-Book" style:font-size-asian="10pt" style:font-weight-asian="bold" style:font-name-complex="ISWHIY+Proforma-Book" style:font-size-complex="10pt" style:language-complex="ar" style:country-complex="SA" style:font-weight-complex="bold"/>
    </style:style>
    <style:style style:name="T72" style:family="text">
      <style:text-properties fo:color="#000000" style:font-name="Helvetica" fo:font-size="10pt" fo:language="en" fo:country="US" fo:font-weight="bold" officeooo:rsid="015329fb" style:font-name-asian="ISWHIY+Proforma-Book" style:font-size-asian="10pt" style:font-weight-asian="bold" style:font-name-complex="ISWHIY+Proforma-Book" style:font-size-complex="10pt" style:language-complex="ar" style:country-complex="SA" style:font-weight-complex="bold"/>
    </style:style>
    <style:style style:name="T73" style:family="text">
      <style:text-properties fo:color="#000000" style:font-name="Helvetica" fo:font-size="10pt" fo:language="en" fo:country="US" fo:font-weight="bold" officeooo:rsid="01541b40" style:font-name-asian="ISWHIY+Proforma-Book" style:font-size-asian="10pt" style:font-weight-asian="bold" style:font-name-complex="ISWHIY+Proforma-Book" style:font-size-complex="10pt" style:language-complex="ar" style:country-complex="SA" style:font-weight-complex="bold"/>
    </style:style>
    <style:style style:name="T74" style:family="text">
      <style:text-properties fo:color="#000000" style:font-name="Helvetica" fo:font-size="10pt" fo:language="en" fo:country="US" fo:font-weight="bold" officeooo:rsid="0158605a" style:font-name-asian="ISWHIY+Proforma-Book" style:font-size-asian="10pt" style:font-weight-asian="bold" style:font-name-complex="ISWHIY+Proforma-Book" style:font-size-complex="10pt" style:language-complex="ar" style:country-complex="SA" style:font-weight-complex="bold"/>
    </style:style>
    <style:style style:name="T75"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76"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77"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78" style:family="text">
      <style:text-properties fo:color="#000000" style:font-name="Helvetica" fo:font-size="10pt" fo:language="en" fo:country="US" fo:font-style="normal" fo:font-weight="bold" officeooo:rsid="01493244"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79" style:family="text">
      <style:text-properties fo:color="#000000" style:font-name="Helvetica" fo:font-size="10pt" fo:language="en" fo:country="US" fo:font-style="normal" fo:font-weight="bold" officeooo:rsid="015329f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0"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81"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82"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3"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4"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5"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6"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7"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8"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9"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0"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2"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5"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7"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8"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9"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0"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1"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2"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3"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4"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5"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6"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7"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8"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9" style:family="text">
      <style:text-properties fo:color="#000000" style:font-name="Helvetica" fo:font-size="10pt" fo:language="en" fo:country="US" fo:font-style="normal" fo:font-weight="normal" officeooo:rsid="0149324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0" style:family="text">
      <style:text-properties fo:color="#000000" style:font-name="Helvetica" fo:font-size="10pt" fo:language="en" fo:country="US" fo:font-style="normal" fo:font-weight="normal" officeooo:rsid="014b5ca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1"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12"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13" style:family="text">
      <style:text-properties fo:color="#000000" style:font-name="Helvetica" fo:font-size="10pt" fo:language="en" fo:country="US" fo:font-weight="normal" officeooo:rsid="0129dd14" style:font-name-asian="ISWHIY+Proforma-Book" style:font-size-asian="10pt" style:font-weight-asian="normal" style:font-name-complex="ISWHIY+Proforma-Book" style:font-size-complex="10pt" style:language-complex="ar" style:country-complex="SA" style:font-weight-complex="normal"/>
    </style:style>
    <style:style style:name="T114"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15"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6"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117"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18"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119"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120"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21"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22"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23" style:family="text">
      <style:text-properties fo:color="#000000" style:font-name="Helvetica" fo:font-size="10pt" style:font-name-asian="ISWHIY+Proforma-Book" style:font-size-asian="10pt" style:font-name-complex="ISWHIY+Proforma-Book" style:font-size-complex="10pt"/>
    </style:style>
    <style:style style:name="T124"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25"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26"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27"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28"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9"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0"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31" style:family="text">
      <style:text-properties fo:color="#000000" style:font-name="Helvetica" fo:font-size="10pt" style:font-name-asian="UFJKZS+ProductusOSGiBookc" style:font-size-asian="10pt" style:font-name-complex="UFJKZS+ProductusOSGiBookc" style:font-size-complex="10pt"/>
    </style:style>
    <style:style style:name="T132"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33"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34"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35"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36"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37"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138" style:family="text">
      <style:text-properties fo:color="#000000" style:font-name="Helvetica" fo:language="en" fo:country="US" fo:font-style="normal" fo:font-weight="normal" officeooo:rsid="01541b40" style:font-name-asian="ISWHIY+Proforma-Book" style:font-style-asian="normal" style:font-weight-asian="normal" style:font-name-complex="ISWHIY+Proforma-Book" style:language-complex="ar" style:country-complex="SA" style:font-style-complex="normal" style:font-weight-complex="normal"/>
    </style:style>
    <style:style style:name="T139"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40" style:family="text">
      <style:text-properties fo:color="#000000" style:font-name="Helvetica" fo:font-style="normal" fo:font-weight="normal" style:font-style-asian="normal" style:font-weight-asian="normal" style:font-style-complex="normal" style:font-weight-complex="normal"/>
    </style:style>
    <style:style style:name="T141" style:family="text">
      <style:text-properties fo:color="#000000" style:font-name="Helvetica" fo:font-style="normal" fo:font-weight="normal" officeooo:rsid="00431bdc" style:font-style-asian="normal" style:font-weight-asian="normal" style:font-style-complex="normal" style:font-weight-complex="normal"/>
    </style:style>
    <style:style style:name="T142" style:family="text">
      <style:text-properties fo:color="#000000" style:font-name="Helvetica" fo:font-style="normal" fo:font-weight="bold" style:font-style-asian="normal" style:font-weight-asian="bold" style:font-style-complex="normal" style:font-weight-complex="bold"/>
    </style:style>
    <style:style style:name="T143" style:family="text">
      <style:text-properties fo:color="#000000" style:font-name="Helvetica" fo:font-weight="normal" style:font-weight-asian="normal" style:font-weight-complex="normal"/>
    </style:style>
    <style:style style:name="T144" style:family="text">
      <style:text-properties fo:color="#000000" style:font-name="Helvetica" fo:font-weight="normal" style:font-name-asian="ISWHIY+Proforma-Book" style:font-weight-asian="normal" style:font-name-complex="ISWHIY+Proforma-Book" style:font-weight-complex="normal"/>
    </style:style>
    <style:style style:name="T145" style:family="text">
      <style:text-properties fo:color="#000000" style:font-name="Helvetica" fo:font-style="italic" fo:font-weight="normal" style:font-style-asian="italic" style:font-weight-asian="normal" style:font-style-complex="italic" style:font-weight-complex="normal"/>
    </style:style>
    <style:style style:name="T146" style:family="text">
      <style:text-properties fo:color="#000000" style:font-name="Helvetica" fo:font-weight="bold" style:font-name-asian="UFJKZS+ProductusOSGiBookc" style:font-weight-asian="bold" style:font-name-complex="UFJKZS+ProductusOSGiBookc" style:font-weight-complex="bold"/>
    </style:style>
    <style:style style:name="T147"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8"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49"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0"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1"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2"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3"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4"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5"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6"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57"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58"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9"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60"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1"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62" style:family="text">
      <style:text-properties fo:color="#000000" fo:font-size="10pt" style:text-underline-style="none" fo:font-weight="normal" style:font-size-asian="10pt" style:font-weight-asian="normal" style:font-size-complex="10pt" style:font-weight-complex="normal"/>
    </style:style>
    <style:style style:name="T163" style:family="text">
      <style:text-properties fo:color="#000000" fo:font-size="10pt" style:text-underline-style="none" fo:font-weight="bold" style:font-size-asian="10pt" style:font-weight-asian="bold" style:font-size-complex="10pt" style:font-weight-complex="bold"/>
    </style:style>
    <style:style style:name="T164"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5"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6" style:family="text">
      <style:text-properties fo:color="#000000" fo:font-style="normal" fo:font-weight="normal" style:font-style-asian="normal" style:font-weight-asian="normal" style:font-style-complex="normal" style:font-weight-complex="normal"/>
    </style:style>
    <style:style style:name="T167" style:family="text">
      <style:text-properties fo:color="#000000" fo:font-style="normal" fo:font-weight="normal" officeooo:rsid="00b78900" style:font-style-asian="normal" style:font-weight-asian="normal" style:font-style-complex="normal" style:font-weight-complex="normal"/>
    </style:style>
    <style:style style:name="T168" style:family="text">
      <style:text-properties fo:color="#000000" fo:font-style="normal" fo:font-weight="normal" officeooo:rsid="0137b2de" style:font-style-asian="normal" style:font-weight-asian="normal" style:font-style-complex="normal" style:font-weight-complex="normal"/>
    </style:style>
    <style:style style:name="T169" style:family="text">
      <style:text-properties fo:color="#000000" fo:font-style="normal" fo:font-weight="normal" officeooo:rsid="013885e9" style:font-style-asian="normal" style:font-weight-asian="normal" style:font-style-complex="normal" style:font-weight-complex="normal"/>
    </style:style>
    <style:style style:name="T170" style:family="text">
      <style:text-properties fo:color="#000000" fo:font-style="normal" fo:font-weight="normal" officeooo:rsid="0138beb8" style:font-style-asian="normal" style:font-weight-asian="normal" style:font-style-complex="normal" style:font-weight-complex="normal"/>
    </style:style>
    <style:style style:name="T171" style:family="text">
      <style:text-properties fo:color="#000000" fo:font-style="normal" fo:font-weight="normal" officeooo:rsid="01353bc2" style:font-style-asian="normal" style:font-weight-asian="normal" style:font-style-complex="normal" style:font-weight-complex="normal"/>
    </style:style>
    <style:style style:name="T172" style:family="text">
      <style:text-properties fo:color="#000000" fo:font-style="normal" fo:font-weight="normal" officeooo:rsid="014660f6" style:font-style-asian="normal" style:font-weight-asian="normal" style:font-style-complex="normal" style:font-weight-complex="normal"/>
    </style:style>
    <style:style style:name="T173" style:family="text">
      <style:text-properties fo:color="#000000" fo:font-style="normal" style:font-style-asian="normal" style:font-style-complex="normal"/>
    </style:style>
    <style:style style:name="T174" style:family="text">
      <style:text-properties fo:color="#000000" fo:font-style="normal" style:language-asian="ja" style:country-asian="JP" style:font-style-asian="normal" style:font-style-complex="normal"/>
    </style:style>
    <style:style style:name="T175" style:family="text">
      <style:text-properties fo:color="#000000" fo:font-style="normal" fo:font-weight="bold" style:font-style-asian="normal" style:font-weight-asian="bold" style:font-style-complex="normal" style:font-weight-complex="bold"/>
    </style:style>
    <style:style style:name="T176" style:family="text">
      <style:text-properties fo:color="#000000" fo:font-style="normal" officeooo:rsid="0052e588" style:font-name-asian="Times New Roman" style:font-style-asian="normal" style:font-name-complex="Times New Roman" style:font-style-complex="normal"/>
    </style:style>
    <style:style style:name="T177" style:family="text">
      <style:text-properties fo:color="#000000" fo:font-style="normal" officeooo:rsid="01267c29" style:font-name-asian="Times New Roman" style:font-style-asian="normal" style:font-name-complex="Times New Roman" style:font-style-complex="normal"/>
    </style:style>
    <style:style style:name="T178"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79"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80"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81"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82"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83"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84"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85" style:family="text">
      <style:text-properties fo:color="#000000" fo:language="en" fo:country="US" style:language-complex="ar" style:country-complex="SA"/>
    </style:style>
    <style:style style:name="T186"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87"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88"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89" style:family="text">
      <style:text-properties fo:color="#000000" fo:language="en" fo:country="US" style:font-name-asian="UKSJWO+ProductusOSGiMonoc" style:font-name-complex="UKSJWO+ProductusOSGiMonoc" style:language-complex="ar" style:country-complex="SA"/>
    </style:style>
    <style:style style:name="T190"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1"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2"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3"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4"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5"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6"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7" style:family="text">
      <style:text-properties fo:color="#000000" style:font-name="Nimbus Mono L" fo:font-size="10pt" fo:language="en" fo:country="US" fo:font-style="normal" fo:font-weight="normal" officeooo:rsid="00d38fc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8" style:family="text">
      <style:text-properties fo:color="#000000" style:font-name="Nimbus Mono L" fo:font-size="10pt" fo:language="en" fo:country="US" fo:font-style="normal" fo:font-weight="normal" officeooo:rsid="00d39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9"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0"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1"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2"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3"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4"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5" style:family="text">
      <style:text-properties fo:color="#000000" fo:font-weight="bold" style:font-weight-asian="bold" style:font-weight-complex="bold"/>
    </style:style>
    <style:style style:name="T206" style:family="text">
      <style:text-properties fo:color="#000000" fo:font-style="italic" fo:font-weight="normal" style:font-style-asian="italic" style:font-weight-asian="normal" style:font-style-complex="italic" style:font-weight-complex="normal"/>
    </style:style>
    <style:style style:name="T207" style:family="text">
      <style:text-properties fo:color="#000000" fo:font-style="italic" fo:font-weight="normal" officeooo:rsid="01353bc2" style:font-style-asian="italic" style:font-weight-asian="normal" style:font-style-complex="italic" style:font-weight-complex="normal"/>
    </style:style>
    <style:style style:name="T208" style:family="text">
      <style:text-properties fo:color="#000000" fo:font-weight="normal" style:font-weight-asian="normal" style:font-weight-complex="normal"/>
    </style:style>
    <style:style style:name="T209"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210" style:family="text">
      <style:text-properties fo:color="#000000" style:font-name="Arial" fo:language="en" fo:country="US" fo:font-weight="bold" officeooo:rsid="0138cfce" style:font-name-asian="Times New Roman" style:font-weight-asian="bold" style:font-name-complex="Times New Roman" style:font-size-complex="10pt" style:language-complex="ar" style:country-complex="SA"/>
    </style:style>
    <style:style style:name="T211" style:family="text">
      <style:text-properties fo:color="#000000" style:font-name="Arial" fo:language="en" fo:country="US" fo:font-weight="bold" officeooo:rsid="0147ef04" style:font-name-asian="Times New Roman" style:font-weight-asian="bold" style:font-name-complex="Times New Roman" style:font-size-complex="10pt" style:language-complex="ar" style:country-complex="SA"/>
    </style:style>
    <style:style style:name="T212"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213"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214"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215" style:family="text">
      <style:text-properties fo:font-size="10pt" fo:font-weight="normal" style:font-size-asian="10pt" style:font-weight-asian="normal" style:font-size-complex="10pt" style:font-weight-complex="normal"/>
    </style:style>
    <style:style style:name="T216" style:family="text">
      <style:text-properties fo:font-size="10pt" fo:font-weight="normal" officeooo:rsid="01541b40" style:font-size-asian="10pt" style:font-weight-asian="normal" style:font-size-complex="10pt" style:font-weight-complex="normal"/>
    </style:style>
    <style:style style:name="T217" style:family="text">
      <style:text-properties fo:font-size="10pt" fo:font-weight="normal" style:font-name-asian="ISWHIY+Proforma-Book" style:font-size-asian="10pt" style:font-weight-asian="normal" style:font-name-complex="ISWHIY+Proforma-Book" style:font-weight-complex="normal"/>
    </style:style>
    <style:style style:name="T218" style:family="text">
      <style:text-properties fo:font-size="10pt" fo:language="en" fo:country="US" style:font-name-asian="Times New Roman" style:font-size-asian="10pt" style:font-name-complex="Times New Roman" style:font-size-complex="10pt" style:language-complex="ar" style:country-complex="SA"/>
    </style:style>
    <style:style style:name="T219"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20" style:family="text">
      <style:text-properties fo:font-size="10pt" fo:language="en" fo:country="US" style:font-size-asian="10pt" style:font-size-complex="10pt" style:language-complex="ar" style:country-complex="SA"/>
    </style:style>
    <style:style style:name="T221"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22"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23"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24" style:family="text">
      <style:text-properties fo:font-style="italic" style:font-style-asian="italic" style:font-style-complex="italic"/>
    </style:style>
    <style:style style:name="T225" style:family="text">
      <style:text-properties fo:font-style="italic" officeooo:rsid="01541b40" style:font-style-asian="italic" style:font-style-complex="italic"/>
    </style:style>
    <style:style style:name="T226" style:family="text">
      <style:text-properties style:font-name="Arial"/>
    </style:style>
    <style:style style:name="T227" style:family="text">
      <style:text-properties fo:color="#0000ff"/>
    </style:style>
    <style:style style:name="T228" style:family="text">
      <style:text-properties fo:color="#0000ff" style:font-name="Helvetica"/>
    </style:style>
    <style:style style:name="T229"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0"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1"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2"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3"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4"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5"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6"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7"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8"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39"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40"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241"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42"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243"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44"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245" style:family="text">
      <style:text-properties fo:color="#0000ff" style:font-name="Helvetica" fo:font-size="10pt" style:font-name-asian="UFJKZS+ProductusOSGiBookc" style:font-size-asian="10pt" style:font-name-complex="UFJKZS+ProductusOSGiBookc" style:font-size-complex="10pt"/>
    </style:style>
    <style:style style:name="T246" style:family="text">
      <style:text-properties fo:color="#0000ff" style:font-name="Helvetica" fo:font-size="10pt" style:font-name-asian="ISWHIY+Proforma-Book" style:font-size-asian="10pt" style:font-name-complex="ISWHIY+Proforma-Book" style:font-size-complex="10pt"/>
    </style:style>
    <style:style style:name="T247"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8"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49"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50"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51"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252" style:family="text">
      <style:text-properties fo:color="#0000ff" style:font-name="Helvetica" fo:font-weight="normal" style:font-weight-asian="normal" style:font-weight-complex="normal"/>
    </style:style>
    <style:style style:name="T253" style:family="text">
      <style:text-properties fo:color="#0000ff" style:font-name="Helvetica" fo:font-weight="normal" style:font-name-asian="UFJKZS+ProductusOSGiBookc" style:font-weight-asian="normal" style:font-name-complex="UFJKZS+ProductusOSGiBookc" style:font-weight-complex="normal"/>
    </style:style>
    <style:style style:name="T254"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55"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256" style:family="text">
      <style:text-properties fo:color="#0000ff" fo:font-style="normal" style:font-style-asian="normal" style:font-style-complex="normal"/>
    </style:style>
    <style:style style:name="T257" style:family="text">
      <style:text-properties fo:color="#0000ff" fo:font-style="normal" officeooo:rsid="0063dc21" style:font-style-asian="normal" style:font-style-complex="normal"/>
    </style:style>
    <style:style style:name="T258" style:family="text">
      <style:text-properties fo:color="#0000ff" fo:font-style="normal" officeooo:rsid="01493244" style:font-style-asian="normal" style:font-style-complex="normal"/>
    </style:style>
    <style:style style:name="T259" style:family="text">
      <style:text-properties fo:color="#0000ff" fo:font-style="normal" fo:font-weight="normal" style:font-style-asian="normal" style:font-weight-asian="normal" style:font-style-complex="normal" style:font-weight-complex="normal"/>
    </style:style>
    <style:style style:name="T260"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1"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62"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63"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4"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65" style:family="text">
      <style:text-properties fo:color="#0000ff" fo:font-weight="normal" style:font-weight-asian="normal" style:font-weight-complex="normal"/>
    </style:style>
    <style:style style:name="T266" style:family="text">
      <style:text-properties fo:color="#0000ff" officeooo:rsid="00ac4f7e"/>
    </style:style>
    <style:style style:name="T267" style:family="text">
      <style:text-properties fo:color="#0000ff" style:font-name-asian="Times New Roman" style:font-name-complex="Times New Roman"/>
    </style:style>
    <style:style style:name="T268" style:family="text">
      <style:text-properties officeooo:rsid="00c02a77"/>
    </style:style>
    <style:style style:name="T269" style:family="text">
      <style:text-properties officeooo:rsid="006e61a8"/>
    </style:style>
    <style:style style:name="T270"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271"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72"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273"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274" style:family="text">
      <style:text-properties style:use-window-font-color="true" style:font-name="Helvetica" fo:font-weight="normal" style:language-asian="ja" style:country-asian="JP" style:font-weight-asian="normal" style:font-weight-complex="normal"/>
    </style:style>
    <style:style style:name="T275" style:family="text">
      <style:text-properties style:use-window-font-color="true" style:font-name="Helvetica" fo:language="en" fo:country="US" style:font-name-asian="Times New Roman" style:font-name-complex="Times New Roman" style:language-complex="ar" style:country-complex="SA"/>
    </style:style>
    <style:style style:name="T276"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277"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278" style:family="text">
      <style:text-properties style:use-window-font-color="true" style:font-name="Helvetica" fo:language="en" fo:country="US" officeooo:rsid="005896dd" style:font-name-asian="Times New Roman" style:font-name-complex="Times New Roman" style:language-complex="ar" style:country-complex="SA"/>
    </style:style>
    <style:style style:name="T279"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280" style:family="text">
      <style:text-properties style:text-position="super 58%"/>
    </style:style>
    <style:style style:name="T281" style:family="text">
      <style:text-properties style:text-position="super 58%" officeooo:rsid="0033e643"/>
    </style:style>
    <style:style style:name="T282" style:family="text">
      <style:text-properties style:text-position="super 58%" fo:font-size="10pt" fo:language="en" fo:country="US" style:font-size-asian="10pt" style:font-size-complex="10pt" style:language-complex="ar" style:country-complex="SA"/>
    </style:style>
    <style:style style:name="T283" style:family="text">
      <style:text-properties style:text-position="super 58%" officeooo:rsid="0041eded"/>
    </style:style>
    <style:style style:name="T284" style:family="text">
      <style:text-properties style:text-position="super 58%" officeooo:rsid="006c72bc"/>
    </style:style>
    <style:style style:name="T285" style:family="text">
      <style:text-properties style:text-position="super 58%" officeooo:rsid="0083117c"/>
    </style:style>
    <style:style style:name="T286" style:family="text">
      <style:text-properties style:text-position="super 58%" officeooo:rsid="0089cf91"/>
    </style:style>
    <style:style style:name="T287" style:family="text">
      <style:text-properties style:text-position="super 58%" officeooo:rsid="008da793"/>
    </style:style>
    <style:style style:name="T288" style:family="text">
      <style:text-properties style:text-position="super 58%" officeooo:rsid="00a0e0a9"/>
    </style:style>
    <style:style style:name="T289" style:family="text">
      <style:text-properties style:text-position="super 58%" officeooo:rsid="00c3e748"/>
    </style:style>
    <style:style style:name="T290" style:family="text">
      <style:text-properties style:text-position="super 58%" officeooo:rsid="00e2baf8"/>
    </style:style>
    <style:style style:name="T291" style:family="text">
      <style:text-properties style:text-position="super 58%" officeooo:rsid="00e46d78"/>
    </style:style>
    <style:style style:name="T292" style:family="text">
      <style:text-properties style:text-position="super 58%" officeooo:rsid="00f60c7f"/>
    </style:style>
    <style:style style:name="T293" style:family="text">
      <style:text-properties style:text-position="super 58%" officeooo:rsid="00fc8c50"/>
    </style:style>
    <style:style style:name="T294" style:family="text">
      <style:text-properties officeooo:rsid="0076244d"/>
    </style:style>
    <style:style style:name="T295" style:family="text">
      <style:text-properties style:font-name="Helvetica" fo:font-style="normal" style:font-style-asian="normal" style:font-style-complex="normal"/>
    </style:style>
    <style:style style:name="T296" style:family="text">
      <style:text-properties style:font-name="Helvetica" fo:font-style="normal" officeooo:rsid="0051902d" style:font-style-asian="normal" style:font-style-complex="normal"/>
    </style:style>
    <style:style style:name="T297" style:family="text">
      <style:text-properties style:font-name="Helvetica" fo:font-style="normal" fo:font-weight="bold" style:font-style-asian="normal" style:font-weight-asian="bold" style:font-style-complex="normal" style:font-weight-complex="bold"/>
    </style:style>
    <style:style style:name="T298" style:family="text">
      <style:text-properties style:font-name="Helvetica" fo:font-size="10pt" fo:font-style="italic" style:font-size-asian="10pt" style:font-style-asian="italic" style:font-size-complex="10pt" style:font-style-complex="italic"/>
    </style:style>
    <style:style style:name="T299" style:family="text">
      <style:text-properties style:font-name="Helvetica" fo:font-size="10pt" fo:font-style="normal" style:font-size-asian="10pt" style:font-style-asian="normal" style:font-size-complex="10pt" style:font-style-complex="normal"/>
    </style:style>
    <style:style style:name="T300"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301"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302"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303"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304"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305"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306"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307"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308"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309"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310"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311" style:family="text">
      <style:text-properties style:font-name="Helvetica" fo:font-size="10pt" fo:font-weight="normal" officeooo:rsid="0147ef04" style:font-name-asian="ISWHIY+Proforma-Book" style:font-size-asian="10pt" style:font-weight-asian="normal" style:font-name-complex="ISWHIY+Proforma-Book" style:font-weight-complex="normal"/>
    </style:style>
    <style:style style:name="T312" style:family="text">
      <style:text-properties style:font-name="Helvetica" fo:font-size="10pt" style:font-name-asian="ISWHIY+Proforma-Book" style:font-size-asian="10pt" style:font-name-complex="ISWHIY+Proforma-Book"/>
    </style:style>
    <style:style style:name="T313" style:family="text">
      <style:text-properties style:font-name="Helvetica" fo:font-size="10pt" officeooo:rsid="0138cfce" style:font-name-asian="ISWHIY+Proforma-Book" style:font-size-asian="10pt" style:font-name-complex="ISWHIY+Proforma-Book"/>
    </style:style>
    <style:style style:name="T314" style:family="text">
      <style:text-properties style:font-name="Helvetica" fo:font-size="10pt" officeooo:rsid="0147ef04" style:font-name-asian="ISWHIY+Proforma-Book" style:font-size-asian="10pt" style:font-name-complex="ISWHIY+Proforma-Book"/>
    </style:style>
    <style:style style:name="T315" style:family="text">
      <style:text-properties style:font-name="Helvetica" fo:font-style="italic" style:font-style-asian="italic" style:font-style-complex="italic"/>
    </style:style>
    <style:style style:name="T316" style:family="text">
      <style:text-properties style:font-name="Helvetica" fo:font-weight="normal" style:font-weight-asian="normal" style:font-weight-complex="normal"/>
    </style:style>
    <style:style style:name="T317" style:family="text">
      <style:text-properties fo:font-weight="bold"/>
    </style:style>
    <style:style style:name="T318" style:family="text">
      <style:text-properties fo:font-weight="bold" style:font-weight-asian="bold" style:font-weight-complex="bold"/>
    </style:style>
    <style:style style:name="T319" style:family="text">
      <style:text-properties fo:font-weight="bold" officeooo:rsid="008491fd" style:font-weight-asian="bold" style:font-weight-complex="bold"/>
    </style:style>
    <style:style style:name="T320" style:family="text">
      <style:text-properties fo:font-weight="bold" officeooo:rsid="012f2727" style:font-weight-asian="bold" style:font-weight-complex="bold"/>
    </style:style>
    <style:style style:name="T321" style:family="text">
      <style:text-properties fo:font-weight="bold" officeooo:rsid="0151f642" style:font-weight-asian="bold" style:font-weight-complex="bold"/>
    </style:style>
    <style:style style:name="T322" style:family="text">
      <style:text-properties fo:font-weight="bold" officeooo:rsid="015329fb" style:font-weight-asian="bold" style:font-weight-complex="bold"/>
    </style:style>
    <style:style style:name="T323" style:family="text">
      <style:text-properties officeooo:rsid="005bf476"/>
    </style:style>
    <style:style style:name="T324" style:family="text">
      <style:text-properties fo:font-size="9pt" style:font-name-asian="Proforma-Book1" style:font-size-asian="9pt" style:font-name-complex="Proforma-Book1" style:font-size-complex="9pt"/>
    </style:style>
    <style:style style:name="T325" style:family="text">
      <style:text-properties fo:font-size="9pt" fo:font-style="italic" style:font-name-asian="Proforma-Book1" style:font-size-asian="9pt" style:font-style-asian="italic" style:font-name-complex="Proforma-Book1" style:font-size-complex="9pt" style:font-style-complex="italic"/>
    </style:style>
    <style:style style:name="T326" style:family="text">
      <style:text-properties fo:font-size="9pt" fo:font-style="italic" style:font-name-asian="Proforma-BookItalic" style:font-size-asian="9pt" style:font-style-asian="italic" style:font-name-complex="Proforma-BookItalic" style:font-size-complex="9pt" style:font-style-complex="italic"/>
    </style:style>
    <style:style style:name="T327" style:family="text">
      <style:text-properties fo:font-size="9pt" fo:font-style="italic" style:font-size-asian="9pt" style:font-style-asian="italic" style:font-size-complex="9pt" style:font-style-complex="italic"/>
    </style:style>
    <style:style style:name="T328" style:family="text">
      <style:text-properties officeooo:rsid="0062aa2f"/>
    </style:style>
    <style:style style:name="T329" style:family="text">
      <style:text-properties officeooo:rsid="0099a3c7"/>
    </style:style>
    <style:style style:name="T330" style:family="text">
      <style:text-properties style:font-name-asian="ISWHIY+Proforma-Book" style:font-name-complex="ISWHIY+Proforma-Book"/>
    </style:style>
    <style:style style:name="T331" style:family="text">
      <style:text-properties style:language-asian="ja" style:country-asian="JP"/>
    </style:style>
    <style:style style:name="T332" style:family="text">
      <style:text-properties fo:language="en" fo:country="US"/>
    </style:style>
    <style:style style:name="T333" style:family="text">
      <style:text-properties fo:language="en" fo:country="US" style:font-name-asian="Times New Roman" style:font-name-complex="Times New Roman" style:language-complex="ar" style:country-complex="SA"/>
    </style:style>
    <style:style style:name="T334" style:family="text">
      <style:text-properties fo:language="en" fo:country="US" fo:font-weight="bold" style:font-name-asian="Times New Roman" style:font-weight-asian="bold" style:font-name-complex="Times New Roman" style:language-complex="ar" style:country-complex="SA" style:font-weight-complex="bold"/>
    </style:style>
    <style:style style:name="T335" style:family="text">
      <style:text-properties fo:language="en" fo:country="US" style:font-name-asian="ISWHIY+Proforma-Book" style:font-name-complex="ISWHIY+Proforma-Book"/>
    </style:style>
    <style:style style:name="T336"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37" style:family="text">
      <style:text-properties fo:language="en" fo:country="US" fo:font-weight="normal" style:font-weight-asian="normal" style:language-complex="ar" style:country-complex="SA" style:font-weight-complex="normal"/>
    </style:style>
    <style:style style:name="T338"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339" style:family="text">
      <style:text-properties fo:font-weight="normal" style:font-weight-asian="normal" style:font-weight-complex="normal"/>
    </style:style>
    <style:style style:name="T340" style:family="text">
      <style:text-properties style:font-name="Nimbus Mono L" style:font-name-asian="UFJKZS+ProductusOSGiBookc" style:font-name-complex="UFJKZS+ProductusOSGiBookc"/>
    </style:style>
    <style:style style:name="T341" style:family="text">
      <style:text-properties style:font-name="Nimbus Mono L" fo:font-style="normal" style:font-name-asian="Times New Roman" style:font-style-asian="normal" style:font-name-complex="Times New Roman" style:font-style-complex="normal"/>
    </style:style>
    <style:style style:name="T342" style:family="text">
      <style:text-properties style:font-name="Nimbus Mono L" fo:font-style="normal" officeooo:rsid="01493244" style:font-name-asian="Times New Roman" style:font-style-asian="normal" style:font-name-complex="Times New Roman" style:font-style-complex="normal"/>
    </style:style>
    <style:style style:name="T343" style:family="text">
      <style:text-properties fo:color="#1f497d"/>
    </style:style>
    <style:style style:name="T344" style:family="text">
      <style:text-properties style:font-name-asian="UFJKZS+ProductusOSGiBookc" style:font-name-complex="UFJKZS+ProductusOSGiBookc"/>
    </style:style>
    <style:style style:name="T345" style:family="text">
      <style:text-properties fo:font-size="14pt" fo:font-weight="normal" style:font-size-asian="14pt" style:font-weight-asian="normal"/>
    </style:style>
    <style:style style:name="T346" style:family="text">
      <style:text-properties style:font-name="Courier New"/>
    </style:style>
    <style:style style:name="T347" style:family="text">
      <style:text-properties style:text-position="33% 80%"/>
    </style:style>
    <style:style style:name="T348" style:family="text">
      <style:text-properties style:text-position="33% 80%" style:font-name="Arial"/>
    </style:style>
    <style:style style:name="T349" style:family="text">
      <style:text-properties fo:font-size="11pt"/>
    </style:style>
    <style:style style:name="T350" style:family="text">
      <style:text-properties fo:language="fr" fo:country="FR"/>
    </style:style>
    <style:style style:name="T351" style:family="text">
      <style:text-properties officeooo:rsid="00321c06"/>
    </style:style>
    <style:style style:name="T352" style:family="text">
      <style:text-properties officeooo:rsid="0033e643"/>
    </style:style>
    <style:style style:name="T353" style:family="text">
      <style:text-properties officeooo:rsid="0041eded"/>
    </style:style>
    <style:style style:name="T354" style:family="text">
      <style:text-properties officeooo:rsid="004c5a7d"/>
    </style:style>
    <style:style style:name="T355" style:family="text">
      <style:text-properties officeooo:rsid="005e16bf"/>
    </style:style>
    <style:style style:name="T356" style:family="text">
      <style:text-properties officeooo:rsid="005f0378"/>
    </style:style>
    <style:style style:name="T357" style:family="text">
      <style:text-properties officeooo:rsid="006c72bc"/>
    </style:style>
    <style:style style:name="T358" style:family="text">
      <style:text-properties officeooo:rsid="007b7186"/>
    </style:style>
    <style:style style:name="T359" style:family="text">
      <style:text-properties officeooo:rsid="0083117c"/>
    </style:style>
    <style:style style:name="T360" style:family="text">
      <style:text-properties officeooo:rsid="0089cf91"/>
    </style:style>
    <style:style style:name="T361" style:family="text">
      <style:text-properties officeooo:rsid="008cbcfb"/>
    </style:style>
    <style:style style:name="T362" style:family="text">
      <style:text-properties officeooo:rsid="008da793"/>
    </style:style>
    <style:style style:name="T363" style:family="text">
      <style:text-properties officeooo:rsid="0094b9be"/>
    </style:style>
    <style:style style:name="T364" style:family="text">
      <style:text-properties officeooo:rsid="0095ccf2"/>
    </style:style>
    <style:style style:name="T365" style:family="text">
      <style:text-properties officeooo:rsid="00a0e0a9"/>
    </style:style>
    <style:style style:name="T366" style:family="text">
      <style:text-properties officeooo:rsid="00ad49c2"/>
    </style:style>
    <style:style style:name="T367" style:family="text">
      <style:text-properties officeooo:rsid="00ae3c56"/>
    </style:style>
    <style:style style:name="T368" style:family="text">
      <style:text-properties officeooo:rsid="00b20630"/>
    </style:style>
    <style:style style:name="T369" style:family="text">
      <style:text-properties officeooo:rsid="00b24402"/>
    </style:style>
    <style:style style:name="T370" style:family="text">
      <style:text-properties officeooo:rsid="00c3e748"/>
    </style:style>
    <style:style style:name="T371" style:family="text">
      <style:text-properties officeooo:rsid="00ac4f7e"/>
    </style:style>
    <style:style style:name="T372" style:family="text">
      <style:text-properties officeooo:rsid="00e2baf8"/>
    </style:style>
    <style:style style:name="T373" style:family="text">
      <style:text-properties officeooo:rsid="00e46d78"/>
    </style:style>
    <style:style style:name="T374" style:family="text">
      <style:text-properties officeooo:rsid="00f60c7f"/>
    </style:style>
    <style:style style:name="T375" style:family="text">
      <style:text-properties officeooo:rsid="00f9f7f7"/>
    </style:style>
    <style:style style:name="T376" style:family="text">
      <style:text-properties officeooo:rsid="00fc8c50"/>
    </style:style>
    <style:style style:name="T377" style:family="text">
      <style:text-properties officeooo:rsid="01036ff5"/>
    </style:style>
    <style:style style:name="T378" style:family="text">
      <style:text-properties officeooo:rsid="0105920e"/>
    </style:style>
    <style:style style:name="T379" style:family="text">
      <style:text-properties officeooo:rsid="0107684c"/>
    </style:style>
    <style:style style:name="T380" style:family="text">
      <style:text-properties officeooo:rsid="01125ebb"/>
    </style:style>
    <style:style style:name="T381" style:family="text">
      <style:text-properties officeooo:rsid="0125b811"/>
    </style:style>
    <style:style style:name="T382" style:family="text">
      <style:text-properties officeooo:rsid="01267c29"/>
    </style:style>
    <style:style style:name="T383" style:family="text">
      <style:text-properties officeooo:rsid="0128f9ab"/>
    </style:style>
    <style:style style:name="T384" style:family="text">
      <style:text-properties officeooo:rsid="012d6a40"/>
    </style:style>
    <style:style style:name="T385" style:family="text">
      <style:text-properties officeooo:rsid="005a7272"/>
    </style:style>
    <style:style style:name="T386" style:family="text">
      <style:text-properties officeooo:rsid="005896dd"/>
    </style:style>
    <style:style style:name="T387" style:family="text">
      <style:text-properties officeooo:rsid="0138cfce"/>
    </style:style>
    <style:style style:name="T388" style:family="text">
      <style:text-properties officeooo:rsid="01446b5a"/>
    </style:style>
    <style:style style:name="T389" style:family="text">
      <style:text-properties officeooo:rsid="01513265"/>
    </style:style>
    <style:style style:name="T390" style:family="text">
      <style:text-properties officeooo:rsid="0151f642"/>
    </style:style>
    <style:style style:name="T391" style:family="text">
      <style:text-properties officeooo:rsid="015329fb"/>
    </style:style>
    <style:style style:name="T392" style:family="text">
      <style:text-properties officeooo:rsid="01541b40"/>
    </style:style>
    <style:style style:name="T393" style:family="text">
      <style:text-properties officeooo:rsid="0158605a"/>
    </style:style>
    <style:style style:name="T394"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5"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202308424" text:id="ct202308424">
          <text:deletion>
            <office:change-info>
              <dc:creator>Auteur inconnu</dc:creator>
              <dc:date>2014-02-14T10:05:00</dc:date>
            </office:change-info>
            <text:p text:style-name="P1"><text:s/></text:p>
          </text:deletion>
        </text:changed-region>
        <text:changed-region xml:id="ct202308320" text:id="ct202308320">
          <text:deletion>
            <office:change-info>
              <dc:creator>Auteur inconnu</dc:creator>
              <dc:date>2014-02-14T10:04:00</dc:date>
            </office:change-info>
            <text:list xml:id="list8188279733572848470" text:style-name="L1">
              <text:list-item text:start-value="1">
                <text:p text:style-name="P2">Add Stefano Lenzi as an author.</text:p>
              </text:list-item>
              <text:list-item>
                <text:p text:style-name="P3">Add/update ZCLHeader, ZCLFrame, ZigBeeCluster, ZigBeeCommandDescription, and ZigBeeCommandHandler .</text:p>
              </text:list-item>
              <text:list-item>
                <text:p text:style-name="P4"><text:span text:style-name="T1">Remove ZigBeeCommand Java interface.</text:span></text:p>
              </text:list-item>
            </text:list>
          </text:deletion>
        </text:changed-region>
        <text:changed-region xml:id="ct202308632" text:id="ct202308632">
          <text:insertion>
            <office:change-info>
              <dc:creator>Auteur inconnu</dc:creator>
              <dc:date>2014-02-14T10:04:00</dc:date>
            </office:change-info>
          </text:insertion>
        </text:changed-region>
        <text:changed-region xml:id="ct202308528" text:id="ct202308528">
          <text:insertion>
            <office:change-info>
              <dc:creator>Auteur inconnu</dc:creator>
              <dc:date>2014-02-14T10:10:00</dc:date>
            </office:change-info>
          </text:insertion>
        </text:changed-region>
        <text:changed-region xml:id="ct202308736" text:id="ct202308736">
          <text:insertion>
            <office:change-info>
              <dc:creator>Auteur inconnu</dc:creator>
              <dc:date>2014-02-14T10:11:00</dc:date>
            </office:change-info>
          </text:insertion>
        </text:changed-region>
        <text:changed-region xml:id="ct202308840" text:id="ct202308840">
          <text:insertion>
            <office:change-info>
              <dc:creator>Auteur inconnu</dc:creator>
              <dc:date>2014-03-03T16:32:00</dc:date>
            </office:change-info>
          </text:insertion>
        </text:changed-region>
        <text:changed-region xml:id="ct202308944" text:id="ct202308944">
          <text:insertion>
            <office:change-info>
              <dc:creator>Auteur inconnu</dc:creator>
              <dc:date>2014-03-03T16:32:00</dc:date>
            </office:change-info>
          </text:insertion>
        </text:changed-region>
        <text:changed-region xml:id="ct202309048" text:id="ct202309048">
          <text:insertion>
            <office:change-info>
              <dc:creator>Auteur inconnu</dc:creator>
              <dc:date>2014-03-03T16:33:00</dc:date>
            </office:change-info>
          </text:insertion>
        </text:changed-region>
        <text:changed-region xml:id="ct395633568" text:id="ct395633568">
          <text:insertion>
            <office:change-info>
              <dc:creator>Auteur inconnu</dc:creator>
              <dc:date>2014-03-03T17:14:00</dc:date>
            </office:change-info>
          </text:insertion>
        </text:changed-region>
        <text:changed-region xml:id="ct395634608" text:id="ct395634608">
          <text:insertion>
            <office:change-info>
              <dc:creator>Auteur inconnu</dc:creator>
              <dc:date>2014-03-03T17:16:00</dc:date>
            </office:change-info>
          </text:insertion>
        </text:changed-region>
        <text:changed-region xml:id="ct395626496" text:id="ct395626496">
          <text:insertion>
            <office:change-info>
              <dc:creator>Auteur inconnu</dc:creator>
              <dc:date>2014-03-03T17:17:00</dc:date>
            </office:change-info>
          </text:insertion>
        </text:changed-region>
        <text:changed-region xml:id="ct395633880" text:id="ct395633880">
          <text:insertion>
            <office:change-info>
              <dc:creator>Auteur inconnu</dc:creator>
              <dc:date>2014-03-03T17:42:00</dc:date>
            </office:change-info>
          </text:insertion>
        </text:changed-region>
        <text:changed-region xml:id="ct201134672" text:id="ct201134672">
          <text:insertion>
            <office:change-info>
              <dc:creator>Auteur inconnu</dc:creator>
              <dc:date>2014-03-04T14:55:00</dc:date>
            </office:change-info>
          </text:insertion>
        </text:changed-region>
        <text:changed-region xml:id="ct395627016" text:id="ct395627016">
          <text:insertion>
            <office:change-info>
              <dc:creator>Auteur inconnu</dc:creator>
              <dc:date>2014-03-04T14:56:00</dc:date>
            </office:change-info>
          </text:insertion>
        </text:changed-region>
        <text:changed-region xml:id="ct395636376" text:id="ct395636376">
          <text:insertion>
            <office:change-info>
              <dc:creator>Auteur inconnu</dc:creator>
              <dc:date>2014-03-04T14:59:00</dc:date>
            </office:change-info>
          </text:insertion>
        </text:changed-region>
        <text:changed-region xml:id="ct202309256" text:id="ct202309256">
          <text:deletion>
            <office:change-info>
              <dc:creator>Auteur inconnu</dc:creator>
              <dc:date>2014-03-03T16:29:00</dc:date>
            </office:change-info>
            <text:p text:style-name="P5"><text:span text:style-name="T2">igBee</text:span></text:p>
          </text:deletion>
        </text:changed-region>
        <text:changed-region xml:id="ct202309152" text:id="ct202309152">
          <text:insertion>
            <office:change-info>
              <dc:creator>Auteur inconnu</dc:creator>
              <dc:date>2014-03-03T16:29:00</dc:date>
            </office:change-info>
          </text:insertion>
        </text:changed-region>
        <text:changed-region xml:id="ct202309360" text:id="ct202309360">
          <text:deletion>
            <office:change-info>
              <dc:creator>Auteur inconnu</dc:creator>
              <dc:date>2014-03-03T16:29:00</dc:date>
            </office:change-info>
            <text:p text:style-name="P5"><text:span text:style-name="T3">igBee</text:span></text:p>
          </text:deletion>
        </text:changed-region>
        <text:changed-region xml:id="ct202309464" text:id="ct202309464">
          <text:insertion>
            <office:change-info>
              <dc:creator>Auteur inconnu</dc:creator>
              <dc:date>2014-03-03T16:29:00</dc:date>
            </office:change-info>
          </text:insertion>
        </text:changed-region>
        <text:changed-region xml:id="ct202309568" text:id="ct202309568">
          <text:deletion>
            <office:change-info>
              <dc:creator>Auteur inconnu</dc:creator>
              <dc:date>2014-03-03T16:35:00</dc:date>
            </office:change-info>
            <text:p text:style-name="P5"><text:span text:style-name="T2">igBee</text:span></text:p>
          </text:deletion>
        </text:changed-region>
        <text:changed-region xml:id="ct202309672" text:id="ct202309672">
          <text:insertion>
            <office:change-info>
              <dc:creator>Auteur inconnu</dc:creator>
              <dc:date>2014-03-03T16:35:00</dc:date>
            </office:change-info>
          </text:insertion>
        </text:changed-region>
        <text:changed-region xml:id="ct202309776" text:id="ct202309776">
          <text:insertion>
            <office:change-info>
              <dc:creator>Auteur inconnu</dc:creator>
              <dc:date>2014-02-14T10:11:00</dc:date>
            </office:change-info>
          </text:insertion>
        </text:changed-region>
        <text:changed-region xml:id="ct202309880" text:id="ct202309880">
          <text:insertion>
            <office:change-info>
              <dc:creator>Auteur inconnu</dc:creator>
              <dc:date>2014-02-14T10:39:00</dc:date>
            </office:change-info>
          </text:insertion>
        </text:changed-region>
        <text:changed-region xml:id="ct203203208" text:id="ct203203208">
          <text:insertion>
            <office:change-info>
              <dc:creator>Auteur inconnu</dc:creator>
              <dc:date>2014-02-14T10:40:00</dc:date>
            </office:change-info>
          </text:insertion>
        </text:changed-region>
        <text:changed-region xml:id="ct206549160" text:id="ct206549160">
          <text:deletion>
            <office:change-info>
              <dc:creator>Auteur inconnu</dc:creator>
              <dc:date>2014-03-03T16:29:00</dc:date>
            </office:change-info>
            <text:h text:style-name="P6" text:outline-level="2">igBee</text:h>
          </text:deletion>
        </text:changed-region>
        <text:changed-region xml:id="ct206547288" text:id="ct206547288">
          <text:insertion>
            <office:change-info>
              <dc:creator>Auteur inconnu</dc:creator>
              <dc:date>2014-03-03T16:29:00</dc:date>
            </office:change-info>
          </text:insertion>
        </text:changed-region>
        <text:changed-region xml:id="ct206549056" text:id="ct206549056">
          <text:deletion>
            <office:change-info>
              <dc:creator>Auteur inconnu</dc:creator>
              <dc:date>2014-03-03T16:29:00</dc:date>
            </office:change-info>
            <text:p text:style-name="P7"><text:span text:style-name="T4">igBee</text:span></text:p>
          </text:deletion>
        </text:changed-region>
        <text:changed-region xml:id="ct206549264" text:id="ct206549264">
          <text:insertion>
            <office:change-info>
              <dc:creator>Auteur inconnu</dc:creator>
              <dc:date>2014-03-03T16:29:00</dc:date>
            </office:change-info>
          </text:insertion>
        </text:changed-region>
        <text:changed-region xml:id="ct206549472" text:id="ct206549472">
          <text:deletion>
            <office:change-info>
              <dc:creator>Auteur inconnu</dc:creator>
              <dc:date>2014-03-03T16:30:00</dc:date>
            </office:change-info>
            <text:p text:style-name="P7"><text:span text:style-name="T4">igBee</text:span></text:p>
          </text:deletion>
        </text:changed-region>
        <text:changed-region xml:id="ct206549576" text:id="ct206549576">
          <text:insertion>
            <office:change-info>
              <dc:creator>Auteur inconnu</dc:creator>
              <dc:date>2014-03-03T16:30:00</dc:date>
            </office:change-info>
          </text:insertion>
        </text:changed-region>
        <text:changed-region xml:id="ct206724544" text:id="ct206724544">
          <text:format-change>
            <office:change-info>
              <dc:creator>Auteur inconnu</dc:creator>
              <dc:date>2014-03-03T16:30:00</dc:date>
            </office:change-info>
          </text:format-change>
        </text:changed-region>
        <text:changed-region xml:id="ct206724648" text:id="ct206724648">
          <text:deletion>
            <office:change-info>
              <dc:creator>Auteur inconnu</dc:creator>
              <dc:date>2014-03-03T16:30:00</dc:date>
            </office:change-info>
            <text:p text:style-name="P8">igBee</text:p>
          </text:deletion>
        </text:changed-region>
        <text:changed-region xml:id="ct206724752" text:id="ct206724752">
          <text:insertion>
            <office:change-info>
              <dc:creator>Auteur inconnu</dc:creator>
              <dc:date>2014-03-03T16:30:00</dc:date>
            </office:change-info>
          </text:insertion>
        </text:changed-region>
        <text:changed-region xml:id="ct206724856" text:id="ct206724856">
          <text:format-change>
            <office:change-info>
              <dc:creator>Auteur inconnu</dc:creator>
              <dc:date>2014-03-03T16:30:00</dc:date>
            </office:change-info>
          </text:format-change>
        </text:changed-region>
        <text:changed-region xml:id="ct206724960" text:id="ct206724960">
          <text:deletion>
            <office:change-info>
              <dc:creator>Auteur inconnu</dc:creator>
              <dc:date>2014-03-03T16:30:00</dc:date>
            </office:change-info>
            <text:p text:style-name="P9"><text:span text:style-name="T5">igBee</text:span></text:p>
          </text:deletion>
        </text:changed-region>
        <text:changed-region xml:id="ct206725064" text:id="ct206725064">
          <text:insertion>
            <office:change-info>
              <dc:creator>Auteur inconnu</dc:creator>
              <dc:date>2014-03-03T16:30:00</dc:date>
            </office:change-info>
          </text:insertion>
        </text:changed-region>
        <text:changed-region xml:id="ct206725168" text:id="ct206725168">
          <text:deletion>
            <office:change-info>
              <dc:creator>Auteur inconnu</dc:creator>
              <dc:date>2014-03-03T16:30:00</dc:date>
            </office:change-info>
            <text:h text:style-name="Heading_20_2" text:outline-level="2">igBee</text:h>
          </text:deletion>
        </text:changed-region>
        <text:changed-region xml:id="ct206725272" text:id="ct206725272">
          <text:insertion>
            <office:change-info>
              <dc:creator>Auteur inconnu</dc:creator>
              <dc:date>2014-03-03T16:30:00</dc:date>
            </office:change-info>
          </text:insertion>
        </text:changed-region>
        <text:changed-region xml:id="ct206725376" text:id="ct206725376">
          <text:deletion>
            <office:change-info>
              <dc:creator>Auteur inconnu</dc:creator>
              <dc:date>2014-03-03T16:30:00</dc:date>
            </office:change-info>
            <text:p text:style-name="P10"><text:span text:style-name="T4">igBee</text:span></text:p>
          </text:deletion>
        </text:changed-region>
        <text:changed-region xml:id="ct206725480" text:id="ct206725480">
          <text:insertion>
            <office:change-info>
              <dc:creator>Auteur inconnu</dc:creator>
              <dc:date>2014-03-03T16:30:00</dc:date>
            </office:change-info>
          </text:insertion>
        </text:changed-region>
        <text:changed-region xml:id="ct206725584" text:id="ct206725584">
          <text:deletion>
            <office:change-info>
              <dc:creator>Auteur inconnu</dc:creator>
              <dc:date>2014-03-03T16:30:00</dc:date>
            </office:change-info>
            <text:p text:style-name="P10"><text:span text:style-name="T4">igBee</text:span></text:p>
          </text:deletion>
        </text:changed-region>
        <text:changed-region xml:id="ct206725688" text:id="ct206725688">
          <text:insertion>
            <office:change-info>
              <dc:creator>Auteur inconnu</dc:creator>
              <dc:date>2014-03-03T16:30:00</dc:date>
            </office:change-info>
          </text:insertion>
        </text:changed-region>
        <text:changed-region xml:id="ct206725792" text:id="ct206725792">
          <text:format-change>
            <office:change-info>
              <dc:creator>Auteur inconnu</dc:creator>
              <dc:date>2014-03-03T16:30:00</dc:date>
            </office:change-info>
          </text:format-change>
        </text:changed-region>
        <text:changed-region xml:id="ct206725896" text:id="ct206725896">
          <text:deletion>
            <office:change-info>
              <dc:creator>Auteur inconnu</dc:creator>
              <dc:date>2014-03-03T16:30:00</dc:date>
            </office:change-info>
            <text:p text:style-name="P11">igBee</text:p>
          </text:deletion>
        </text:changed-region>
        <text:changed-region xml:id="ct206726000" text:id="ct206726000">
          <text:insertion>
            <office:change-info>
              <dc:creator>Auteur inconnu</dc:creator>
              <dc:date>2014-03-03T16:30:00</dc:date>
            </office:change-info>
          </text:insertion>
        </text:changed-region>
        <text:changed-region xml:id="ct206726104" text:id="ct206726104">
          <text:format-change>
            <office:change-info>
              <dc:creator>Auteur inconnu</dc:creator>
              <dc:date>2014-03-03T16:30:00</dc:date>
            </office:change-info>
          </text:format-change>
        </text:changed-region>
        <text:changed-region xml:id="ct206726208" text:id="ct206726208">
          <text:deletion>
            <office:change-info>
              <dc:creator>Auteur inconnu</dc:creator>
              <dc:date>2014-03-03T16:35:00</dc:date>
            </office:change-info>
            <text:h text:style-name="Heading_20_2" text:outline-level="2">igBee</text:h>
          </text:deletion>
        </text:changed-region>
        <text:changed-region xml:id="ct206726312" text:id="ct206726312">
          <text:insertion>
            <office:change-info>
              <dc:creator>Auteur inconnu</dc:creator>
              <dc:date>2014-03-03T16:35:00</dc:date>
            </office:change-info>
          </text:insertion>
        </text:changed-region>
        <text:changed-region xml:id="ct206726416" text:id="ct206726416">
          <text:deletion>
            <office:change-info>
              <dc:creator>Auteur inconnu</dc:creator>
              <dc:date>2014-03-03T16:35:00</dc:date>
            </office:change-info>
            <text:p text:style-name="P7"><text:span text:style-name="T4">igBee</text:span></text:p>
          </text:deletion>
        </text:changed-region>
        <text:changed-region xml:id="ct206726520" text:id="ct206726520">
          <text:insertion>
            <office:change-info>
              <dc:creator>Auteur inconnu</dc:creator>
              <dc:date>2014-03-03T16:35:00</dc:date>
            </office:change-info>
          </text:insertion>
        </text:changed-region>
        <text:changed-region xml:id="ct206726624" text:id="ct206726624">
          <text:deletion>
            <office:change-info>
              <dc:creator>Auteur inconnu</dc:creator>
              <dc:date>2014-03-03T16:31:00</dc:date>
            </office:change-info>
            <text:p text:style-name="P7"><text:span text:style-name="T4">igBee</text:span></text:p>
          </text:deletion>
        </text:changed-region>
        <text:changed-region xml:id="ct206726728" text:id="ct206726728">
          <text:insertion>
            <office:change-info>
              <dc:creator>Auteur inconnu</dc:creator>
              <dc:date>2014-03-03T16:31:00</dc:date>
            </office:change-info>
          </text:insertion>
        </text:changed-region>
        <text:changed-region xml:id="ct395633360" text:id="ct395633360">
          <text:insertion>
            <office:change-info>
              <dc:creator>Auteur inconnu</dc:creator>
              <dc:date>2014-03-04T14:57:00</dc:date>
            </office:change-info>
          </text:insertion>
        </text:changed-region>
        <text:changed-region xml:id="ct395634504" text:id="ct395634504">
          <text:format-change>
            <office:change-info>
              <dc:creator>Auteur inconnu</dc:creator>
              <dc:date>2014-03-04T14:57:00</dc:date>
            </office:change-info>
          </text:format-change>
        </text:changed-region>
        <text:changed-region xml:id="ct395628784" text:id="ct395628784">
          <text:insertion>
            <office:change-info>
              <dc:creator>Auteur inconnu</dc:creator>
              <dc:date>2014-03-04T14:56:00</dc:date>
            </office:change-info>
          </text:insertion>
        </text:changed-region>
        <text:changed-region xml:id="ct395629720" text:id="ct395629720">
          <text:format-change>
            <office:change-info>
              <dc:creator>Auteur inconnu</dc:creator>
              <dc:date>2014-03-04T14:57:00</dc:date>
            </office:change-info>
          </text:format-change>
        </text:changed-region>
        <text:changed-region xml:id="ct395633256" text:id="ct395633256">
          <text:insertion>
            <office:change-info>
              <dc:creator>Auteur inconnu</dc:creator>
              <dc:date>2014-03-04T14:58:00</dc:date>
            </office:change-info>
          </text:insertion>
        </text:changed-region>
        <text:changed-region xml:id="ct395629304" text:id="ct395629304">
          <text:deletion>
            <office:change-info>
              <dc:creator>Auteur inconnu</dc:creator>
              <dc:date>2014-03-04T14:58:00</dc:date>
            </office:change-info>
            <text:p text:style-name="P12"><text:span text:style-name="T6"><text:s/>into a byte array </text:span></text:p>
          </text:deletion>
        </text:changed-region>
        <text:changed-region xml:id="ct395628160" text:id="ct395628160">
          <text:insertion>
            <office:change-info>
              <dc:creator>Auteur inconnu</dc:creator>
              <dc:date>2014-03-04T14:58:00</dc:date>
            </office:change-info>
          </text:insertion>
        </text:changed-region>
        <text:changed-region xml:id="ct395629928" text:id="ct395629928">
          <text:insertion>
            <office:change-info>
              <dc:creator>Auteur inconnu</dc:creator>
              <dc:date>2014-03-04T14:57:00</dc:date>
            </office:change-info>
          </text:insertion>
        </text:changed-region>
        <text:changed-region xml:id="ct395631592" text:id="ct395631592">
          <text:deletion>
            <office:change-info>
              <dc:creator>Auteur inconnu</dc:creator>
              <dc:date>2014-03-04T14:57:00</dc:date>
            </office:change-info>
            <text:p text:style-name="P7"><text:span text:style-name="T7">byte[] data</text:span></text:p>
          </text:deletion>
        </text:changed-region>
        <text:changed-region xml:id="ct395629824" text:id="ct395629824">
          <text:insertion>
            <office:change-info>
              <dc:creator>Auteur inconnu</dc:creator>
              <dc:date>2014-03-04T14:57:00</dc:date>
            </office:change-info>
          </text:insertion>
        </text:changed-region>
        <text:changed-region xml:id="ct395630136" text:id="ct395630136">
          <text:deletion>
            <office:change-info>
              <dc:creator>Auteur inconnu</dc:creator>
              <dc:date>2014-03-04T14:57:00</dc:date>
            </office:change-info>
            <text:p text:style-name="P7"><text:span text:style-name="T8">a byte array</text:span></text:p>
          </text:deletion>
        </text:changed-region>
        <text:changed-region xml:id="ct395635232" text:id="ct395635232">
          <text:insertion>
            <office:change-info>
              <dc:creator>Auteur inconnu</dc:creator>
              <dc:date>2014-03-04T14:57:00</dc:date>
            </office:change-info>
          </text:insertion>
        </text:changed-region>
        <text:changed-region xml:id="ct206726832" text:id="ct206726832">
          <text:deletion>
            <office:change-info>
              <dc:creator>Auteur inconnu</dc:creator>
              <dc:date>2014-03-03T16:31:00</dc:date>
            </office:change-info>
            <text:p text:style-name="Body"><text:span text:style-name="T7">igBee</text:span></text:p>
          </text:deletion>
        </text:changed-region>
        <text:changed-region xml:id="ct206726936" text:id="ct206726936">
          <text:insertion>
            <office:change-info>
              <dc:creator>Auteur inconnu</dc:creator>
              <dc:date>2014-03-03T16:31:00</dc:date>
            </office:change-info>
          </text:insertion>
        </text:changed-region>
        <text:changed-region xml:id="ct206727040" text:id="ct206727040">
          <text:deletion>
            <office:change-info>
              <dc:creator>Auteur inconnu</dc:creator>
              <dc:date>2014-03-03T16:31:00</dc:date>
            </office:change-info>
            <text:p text:style-name="P13">igBee</text:p>
          </text:deletion>
        </text:changed-region>
        <text:changed-region xml:id="ct206727144" text:id="ct206727144">
          <text:insertion>
            <office:change-info>
              <dc:creator>Auteur inconnu</dc:creator>
              <dc:date>2014-03-03T16:31:00</dc:date>
            </office:change-info>
          </text:insertion>
        </text:changed-region>
        <text:changed-region xml:id="ct206727248" text:id="ct206727248">
          <text:deletion>
            <office:change-info>
              <dc:creator>Auteur inconnu</dc:creator>
              <dc:date>2014-03-03T16:31:00</dc:date>
            </office:change-info>
            <text:p text:style-name="P13">igBee</text:p>
          </text:deletion>
        </text:changed-region>
        <text:changed-region xml:id="ct206727352" text:id="ct206727352">
          <text:insertion>
            <office:change-info>
              <dc:creator>Auteur inconnu</dc:creator>
              <dc:date>2014-03-03T16:31:00</dc:date>
            </office:change-info>
          </text:insertion>
        </text:changed-region>
        <text:changed-region xml:id="ct206727456" text:id="ct206727456">
          <text:deletion>
            <office:change-info>
              <dc:creator>Auteur inconnu</dc:creator>
              <dc:date>2014-03-03T16:31:00</dc:date>
            </office:change-info>
            <text:p text:style-name="P14"><text:span text:style-name="T9">igBee</text:span></text:p>
          </text:deletion>
        </text:changed-region>
        <text:changed-region xml:id="ct206727560" text:id="ct206727560">
          <text:insertion>
            <office:change-info>
              <dc:creator>Auteur inconnu</dc:creator>
              <dc:date>2014-03-03T16:31:00</dc:date>
            </office:change-info>
          </text:insertion>
        </text:changed-region>
        <text:changed-region xml:id="ct206727664" text:id="ct206727664">
          <text:deletion>
            <office:change-info>
              <dc:creator>Auteur inconnu</dc:creator>
              <dc:date>2014-03-03T16:31:00</dc:date>
            </office:change-info>
            <text:p text:style-name="P15">igBee</text:p>
          </text:deletion>
        </text:changed-region>
        <text:changed-region xml:id="ct206727768" text:id="ct206727768">
          <text:insertion>
            <office:change-info>
              <dc:creator>Auteur inconnu</dc:creator>
              <dc:date>2014-03-03T16:31:00</dc:date>
            </office:change-info>
          </text:insertion>
        </text:changed-region>
        <text:changed-region xml:id="ct206727976" text:id="ct206727976">
          <text:deletion>
            <office:change-info>
              <dc:creator>Auteur inconnu</dc:creator>
              <dc:date>2014-03-03T16:31:00</dc:date>
            </office:change-info>
            <text:p text:style-name="P16"><text:span text:style-name="T10">igBee</text:span></text:p>
          </text:deletion>
        </text:changed-region>
        <text:changed-region xml:id="ct206727872" text:id="ct206727872">
          <text:insertion>
            <office:change-info>
              <dc:creator>Auteur inconnu</dc:creator>
              <dc:date>2014-03-03T16:31:00</dc:date>
            </office:change-info>
          </text:insertion>
        </text:changed-region>
        <text:changed-region xml:id="ct206728080" text:id="ct206728080">
          <text:insertion>
            <office:change-info>
              <dc:creator>Auteur inconnu</dc:creator>
              <dc:date>2014-02-14T10:42:00</dc:date>
            </office:change-info>
          </text:insertion>
        </text:changed-region>
        <text:changed-region xml:id="ct206728184" text:id="ct206728184">
          <text:insertion>
            <office:change-info>
              <dc:creator>Auteur inconnu</dc:creator>
              <dc:date>2014-02-14T10:46:00</dc:date>
            </office:change-info>
          </text:insertion>
        </text:changed-region>
        <text:changed-region xml:id="ct206728288" text:id="ct206728288">
          <text:insertion>
            <office:change-info>
              <dc:creator>Auteur inconnu</dc:creator>
              <dc:date>2014-02-14T10:48:00</dc:date>
            </office:change-info>
          </text:insertion>
        </text:changed-region>
        <text:changed-region xml:id="ct206728392" text:id="ct206728392">
          <text:insertion>
            <office:change-info>
              <dc:creator>Auteur inconnu</dc:creator>
              <dc:date>2014-02-14T10:49:00</dc:date>
            </office:change-info>
          </text:insertion>
        </text:changed-region>
        <text:changed-region xml:id="ct206728496" text:id="ct206728496">
          <text:insertion>
            <office:change-info>
              <dc:creator>Auteur inconnu</dc:creator>
              <dc:date>2014-02-14T11:25:00</dc:date>
            </office:change-info>
          </text:insertion>
        </text:changed-region>
        <text:changed-region xml:id="ct206908616" text:id="ct206908616">
          <text:insertion>
            <office:change-info>
              <dc:creator>Auteur inconnu</dc:creator>
              <dc:date>2014-02-14T10:49:00</dc:date>
            </office:change-info>
          </text:insertion>
        </text:changed-region>
        <text:changed-region xml:id="ct206908720" text:id="ct206908720">
          <text:deletion>
            <office:change-info>
              <dc:creator>Auteur inconnu</dc:creator>
              <dc:date>2014-03-03T16:31:00</dc:date>
            </office:change-info>
            <text:p text:style-name="P17"><text:span text:style-name="T11">igBee</text:span></text:p>
          </text:deletion>
        </text:changed-region>
        <text:changed-region xml:id="ct206908824" text:id="ct206908824">
          <text:insertion>
            <office:change-info>
              <dc:creator>Auteur inconnu</dc:creator>
              <dc:date>2014-03-03T16:31:00</dc:date>
            </office:change-info>
          </text:insertion>
        </text:changed-region>
        <text:changed-region xml:id="ct206908928" text:id="ct206908928">
          <text:deletion>
            <office:change-info>
              <dc:creator>Auteur inconnu</dc:creator>
              <dc:date>2014-03-03T16:31:00</dc:date>
            </office:change-info>
            <text:p text:style-name="P17"><text:span text:style-name="T12">igBee</text:span></text:p>
          </text:deletion>
        </text:changed-region>
        <text:changed-region xml:id="ct206909032" text:id="ct206909032">
          <text:insertion>
            <office:change-info>
              <dc:creator>Auteur inconnu</dc:creator>
              <dc:date>2014-03-03T16:31:00</dc:date>
            </office:change-info>
          </text:insertion>
        </text:changed-region>
        <text:changed-region xml:id="ct206909136" text:id="ct206909136">
          <text:deletion>
            <office:change-info>
              <dc:creator>Auteur inconnu</dc:creator>
              <dc:date>2014-03-03T16:31:00</dc:date>
            </office:change-info>
            <text:p text:style-name="P18"><text:span text:style-name="T11">igBee</text:span></text:p>
          </text:deletion>
        </text:changed-region>
        <text:changed-region xml:id="ct206909240" text:id="ct206909240">
          <text:insertion>
            <office:change-info>
              <dc:creator>Auteur inconnu</dc:creator>
              <dc:date>2014-03-03T16:31:00</dc:date>
            </office:change-info>
          </text:insertion>
        </text:changed-region>
        <text:changed-region xml:id="ct206909344" text:id="ct206909344">
          <text:deletion>
            <office:change-info>
              <dc:creator>Auteur inconnu</dc:creator>
              <dc:date>2014-03-03T16:34:00</dc:date>
            </office:change-info>
            <text:p text:style-name="P18"><text:span text:style-name="T12">ZigBee</text:span></text:p>
          </text:deletion>
        </text:changed-region>
        <text:changed-region xml:id="ct206909448" text:id="ct206909448">
          <text:insertion>
            <office:change-info>
              <dc:creator>Auteur inconnu</dc:creator>
              <dc:date>2014-03-03T16:34:00</dc:date>
            </office:change-info>
          </text:insertion>
        </text:changed-region>
        <text:changed-region xml:id="ct206909552" text:id="ct206909552">
          <text:insertion>
            <office:change-info>
              <dc:creator>Auteur inconnu</dc:creator>
              <dc:date>2014-02-14T11:33:00</dc:date>
            </office:change-info>
          </text:insertion>
        </text:changed-region>
        <text:changed-region xml:id="ct206909656" text:id="ct206909656">
          <text:insertion>
            <office:change-info>
              <dc:creator>Auteur inconnu</dc:creator>
              <dc:date>2014-02-14T11:33:00</dc:date>
            </office:change-info>
          </text:insertion>
        </text:changed-region>
        <text:changed-region xml:id="ct206909760" text:id="ct206909760">
          <text:deletion>
            <office:change-info>
              <dc:creator>Auteur inconnu</dc:creator>
              <dc:date>2014-02-14T11:33:00</dc:date>
            </office:change-info>
            <text:list xml:id="list3606107482301104888" text:style-name="WW8Num3">
              <text:list-item>
                <text:p text:style-name="P19"><text:span text:style-name="T13"><text:s/></text:span></text:p>
              </text:list-item>
            </text:list>
          </text:deletion>
        </text:changed-region>
        <text:changed-region xml:id="ct206909864" text:id="ct206909864">
          <text:insertion>
            <office:change-info>
              <dc:creator>Auteur inconnu</dc:creator>
              <dc:date>2014-02-14T11:33:00</dc:date>
            </office:change-info>
          </text:insertion>
        </text:changed-region>
        <text:changed-region xml:id="ct206909968" text:id="ct206909968">
          <text:insertion>
            <office:change-info>
              <dc:creator>Auteur inconnu</dc:creator>
              <dc:date>2014-02-14T11:33:00</dc:date>
            </office:change-info>
          </text:insertion>
        </text:changed-region>
        <text:changed-region xml:id="ct206910072" text:id="ct206910072">
          <text:insertion>
            <office:change-info>
              <dc:creator>Auteur inconnu</dc:creator>
              <dc:date>2014-02-14T11:33:00</dc:date>
            </office:change-info>
          </text:insertion>
        </text:changed-region>
        <text:changed-region xml:id="ct206910176" text:id="ct206910176">
          <text:insertion>
            <office:change-info>
              <dc:creator>Auteur inconnu</dc:creator>
              <dc:date>2014-02-14T11:33:00</dc:date>
            </office:change-info>
          </text:insertion>
        </text:changed-region>
        <text:changed-region xml:id="ct206910280" text:id="ct206910280">
          <text:insertion>
            <office:change-info>
              <dc:creator>Auteur inconnu</dc:creator>
              <dc:date>2014-02-14T11:33:00</dc:date>
            </office:change-info>
          </text:insertion>
        </text:changed-region>
        <text:changed-region xml:id="ct206910384" text:id="ct206910384">
          <text:insertion>
            <office:change-info>
              <dc:creator>Auteur inconnu</dc:creator>
              <dc:date>2014-02-14T11:33:00</dc:date>
            </office:change-info>
          </text:insertion>
        </text:changed-region>
        <text:changed-region xml:id="ct206910488" text:id="ct206910488">
          <text:deletion>
            <office:change-info>
              <dc:creator>Auteur inconnu</dc:creator>
              <dc:date>2014-02-14T11:33:00</dc:date>
            </office:change-info>
            <text:list xml:id="list150111043156707" text:continue-numbering="true" text:style-name="WW8Num3">
              <text:list-item>
                <text:p text:style-name="P20">. Michael Jackson</text:p>
              </text:list-item>
            </text:list>
          </text:deletion>
        </text:changed-region>
        <text:changed-region xml:id="ct206910592" text:id="ct206910592">
          <text:insertion>
            <office:change-info>
              <dc:creator>Auteur inconnu</dc:creator>
              <dc:date>2014-02-14T11:33:00</dc:date>
            </office:change-info>
          </text:insertion>
        </text:changed-region>
        <text:changed-region xml:id="ct206910696" text:id="ct206910696">
          <text:deletion>
            <office:change-info>
              <dc:creator>Auteur inconnu</dc:creator>
              <dc:date>2014-02-14T11:33:00</dc:date>
            </office:change-info>
            <text:list xml:id="list150111043167055" text:continue-numbering="true" text:style-name="WW8Num3">
              <text:list-item>
                <text:p text:style-name="P20">.</text:p>
              </text:list-item>
            </text:list>
          </text:deletion>
        </text:changed-region>
        <text:changed-region xml:id="ct206910800" text:id="ct206910800">
          <text:insertion>
            <office:change-info>
              <dc:creator>Auteur inconnu</dc:creator>
              <dc:date>2014-02-14T11:33:00</dc:date>
            </office:change-info>
          </text:insertion>
        </text:changed-region>
        <text:changed-region xml:id="ct206910904" text:id="ct206910904">
          <text:deletion>
            <office:change-info>
              <dc:creator>Auteur inconnu</dc:creator>
              <dc:date>2014-02-14T11:33:00</dc:date>
            </office:change-info>
            <text:list xml:id="list150111043156164" text:continue-numbering="true" text:style-name="WW8Num3">
              <text:list-item>
                <text:p text:style-name="P20"><text:s/></text:p>
              </text:list-item>
            </text:list>
          </text:deletion>
        </text:changed-region>
        <text:changed-region xml:id="ct206911008" text:id="ct206911008">
          <text:deletion>
            <office:change-info>
              <dc:creator>Auteur inconnu</dc:creator>
              <dc:date>2014-02-14T11:31:00</dc:date>
            </office:change-info>
            <text:list xml:id="list150111043152943" text:continue-numbering="true" text:style-name="WW8Num3">
              <text:list-item>
                <text:p text:style-name="P20"><office:annotation office:name="__Fieldmark__9209_631792793"><dc:date>0000-00-00T00:00:00</dc:date><text:list text:style-name=""><text:list-item><text:p/></text:list-item></text:list></office:annotation></text:p>
              </text:list-item>
            </text:list>
          </text:deletion>
        </text:changed-region>
        <text:changed-region xml:id="ct206911112" text:id="ct206911112">
          <text:insertion>
            <office:change-info>
              <dc:creator>Auteur inconnu</dc:creator>
              <dc:date>2014-02-14T11: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8"><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45">Draft<text:line-break/><text:line-break/></text:span><text:span text:style-name="T345"><text:page-count style:num-format="1">40</text:page-count></text:span><text:span text:style-name="T345"> Pages</text:span></text:p>
      <text:p text:style-name="Document_20_Title"/>
      <text:p text:style-name="P205">Abstract</text:p>
      <text:p text:style-name="P204">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84" text:outline-level="1" text:restart-numbering="true" text:start-value="-1"><text:bookmark-start text:name="__RefNumPara__37967_1684135305"/>Document Information<text:bookmark-end text:name="__RefNumPara__37967_1684135305"/></text:h>
      <text:h text:style-name="P216" text:outline-level="2">License</text:h>
      <text:p text:style-name="P109">DISTRIBUTION AND FEEDBACK LICENSE, Version 2.0</text:p>
      <text:p text:style-name="P10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3"/>
      <text:p text:style-name="P10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05"/>
      <text:p text:style-name="P10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05">NEITHER THE OSGi ALLIANCE NOR ANY THIRD PARTY WILL BE LIABLE FOR ANY DIRECT, INDIRECT, SPECIAL, INCIDENTAL OR CONSEQUENTIAL DAMAGES ARISING OUT OF OR RELATING TO ANY USE OR DISTRIBUTION OF THE DISTRIBUTION.</text:p>
      <text:p text:style-name="P105"/>
      <text:p text:style-name="P10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05"/>
      <text:p text:style-name="P105"><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05"/>
      <text:p text:style-name="P105">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4"/>
      <text:p text:style-name="P106">I HEREBY ACKNOWLEDGE AND AGREE TO THE TERMS AND CONDITIONS DELINEATED ABOVE.</text:p>
      <text:h text:style-name="Heading_20_2" text:outline-level="2">Trademarks</text:h>
      <text:p text:style-name="P1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16" text:outline-level="2">Feedback</text:h>
      <text:p text:style-name="Body"><text:span text:style-name="T337">This document can be downloaded from the OSGi Alliance design repository at </text:span><text:a xlink:type="simple" xlink:href="https://github.com/osgi/design"><text:span text:style-name="T337">https://github.com/osgi/design</text:span></text:a><text:span text:style-name="T33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41">0 Document Information<text:tab/>2</text:p>
          <text:p text:style-name="P347"><text:s/>License<text:tab/>2</text:p>
          <text:p text:style-name="P347"><text:s/>Trademarks<text:tab/>3</text:p>
          <text:p text:style-name="P347"><text:s/>Feedback<text:tab/>3</text:p>
          <text:p text:style-name="P347"><text:s/>Table of Contents<text:tab/>3</text:p>
          <text:p text:style-name="P347"><text:s/>Terminology and Document Conventions<text:tab/>4</text:p>
          <text:p text:style-name="P347"><text:s/>Revision History<text:tab/>5</text:p>
          <text:p text:style-name="P341">1 Introduction<text:tab/>15</text:p>
          <text:p text:style-name="P341">2 Application Domain<text:tab/>16</text:p>
          <text:p text:style-name="P347"><text:s/>System Architecture<text:tab/>16</text:p>
          <text:p text:style-name="P347"><text:s/>ZigBee Stack<text:tab/>17</text:p>
          <text:p text:style-name="P347"><text:s/>Application Profiles and ZigBee Cluster Library (ZCL)<text:tab/>18</text:p>
          <text:p text:style-name="P341">3 Problem Description<text:tab/>18</text:p>
          <text:p text:style-name="P341"><text:soft-page-break/>4 Requirements<text:tab/>18</text:p>
          <text:p text:style-name="P341">5 Technical Solution<text:tab/>19</text:p>
          <text:p text:style-name="P347"><text:s/>Essentials<text:tab/>19</text:p>
          <text:p text:style-name="P347"><text:s/>Entities<text:tab/>20</text:p>
          <text:p text:style-name="P347"><text:s/>Operation Summary<text:tab/>21</text:p>
          <text:p text:style-name="P347"><text:s/>ZigBee Base Driver<text:tab/>21</text:p>
          <text:p text:style-name="P347"><text:s/>ZigBee Node<text:tab/>22</text:p>
          <text:p text:style-name="P347"><text:s/>ZigBee Endpoint<text:tab/>23</text:p>
          <text:p text:style-name="P347"><text:s/>ZigBee Device Description<text:tab/>24</text:p>
          <text:p text:style-name="P347"><text:s/>ZigBee Device Description Set<text:tab/>25</text:p>
          <text:p text:style-name="P347"><text:s/>ZCL Cluster<text:tab/>25</text:p>
          <text:p text:style-name="P347"><text:s/>ZCL Cluster Description<text:tab/>26</text:p>
          <text:p text:style-name="P347"><text:s/>ZCL Global Cluster Description<text:tab/>26</text:p>
          <text:p text:style-name="P347"><text:s/>ZigBee Command<text:tab/>26</text:p>
          <text:p text:style-name="P347"><text:s/>ZigBee Command Description<text:tab/>26</text:p>
          <text:p text:style-name="P347"><text:s/>ZigBee Attribute<text:tab/>26</text:p>
          <text:p text:style-name="P347"><text:s/>ZigBee Attribute Description<text:tab/>26</text:p>
          <text:p text:style-name="P347"><text:s/>ZigBee Data Type Description<text:tab/>26</text:p>
          <text:p text:style-name="P347"><text:s/>ZigBee Attribute Record<text:tab/>27</text:p>
          <text:p text:style-name="P347"><text:s/>ZigBee Handler<text:tab/>27</text:p>
          <text:p text:style-name="P347"><text:s/>ZigBee Data Types<text:tab/>28</text:p>
          <text:p text:style-name="P347"><text:s/>Working With a ZigBee Endpoint<text:tab/>29</text:p>
          <text:p text:style-name="P347"><text:s/>Implementing a ZigBee Endpoint<text:tab/>30</text:p>
          <text:p text:style-name="P347"><text:s/>Event API<text:tab/>30</text:p>
          <text:p text:style-name="P347"><text:s/>ZigBee Exception<text:tab/>32</text:p>
          <text:p text:style-name="P347"><text:s/>ZCL Frame<text:tab/>32</text:p>
          <text:p text:style-name="P347"><text:s/>ZCL Header<text:tab/>32</text:p>
          <text:p text:style-name="P347"><text:s/>ZigBee Group<text:tab/>32</text:p>
          <text:p text:style-name="P347"><text:s/>ZigBee Networking<text:tab/>33</text:p>
          <text:p text:style-name="P347"><text:s/>Security<text:tab/>34</text:p>
          <text:p text:style-name="P347"><text:s/>org.osgi.service.zigbee<text:tab/>34</text:p>
          <text:p text:style-name="P341">6 Considered Alternatives<text:tab/>35</text:p>
          <text:p text:style-name="P347"><text:s/>Which entity has to be registered in the service registry? The ZigBeeEndpoint object and/or the ZigBeeNode object?<text:tab/>36</text:p>
          <text:p text:style-name="P347"><text:s/>Why having startNetwork() and permitJoin(short duration)? (And not rely on bundle API)<text:tab/>36</text:p>
          <text:p text:style-name="P347"><text:s/>Configure reporting and the White Board Pattern<text:tab/>37</text:p>
          <text:p text:style-name="P341">7 Security Considerations<text:tab/>37</text:p>
          <text:p text:style-name="P341">8 Document Support<text:tab/>37</text:p>
          <text:p text:style-name="P347"><text:s/>References<text:tab/>37</text:p>
          <text:p text:style-name="P347"><text:s/>Author’s Address<text:tab/>38</text:p>
          <text:p text:style-name="P347"><text:s/>Acronyms and Abbreviations<text:tab/>40</text:p>
          <text:p text:style-name="P347"><text:s/>End of Document<text:tab/>40</text:p>
        </text:index-body>
      </text:table-of-content>
      <text:p text:style-name="Body"/>
      <text:h text:style-name="Heading_20_2" text:outline-level="2">Terminology and Document Conventions</text:h>
      <text:p text:style-name="Body"><text:span text:style-name="T339">The key words "MUST", "MUST NOT", "REQUIRED", "SHALL", "SHALL NOT", "SHOULD", "SHOULD NOT", "RECOMMENDED", "NOT RECOMMENDED", "MAY" and "OPTIONAL" in this document are to be interpreted as described in </text:span><text:span text:style-name="T339"><text:bookmark-ref text:reference-format="chapter" text:ref-name="_Ref493020620"/></text:span><text:span text:style-name="T339">.</text:span></text:p>
      <text:p text:style-name="P106"><text:soft-page-break/><text:span text:style-name="T346">Source code is shown in this typeface</text:span>.</text:p>
      <text:h text:style-name="Heading_20_2" text:outline-level="2">Revision History</text:h>
      <text:p text:style-name="P10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Revision</text:p>
            </table:table-cell>
            <table:table-cell table:style-name="Table1.A1" office:value-type="string">
              <text:p text:style-name="P58">Date</text:p>
            </table:table-cell>
            <table:table-cell table:style-name="Table1.C1" office:value-type="string">
              <text:p text:style-name="P58">Comments</text:p>
            </table:table-cell>
          </table:table-row>
        </table:table-header-rows>
        <table:table-row table:style-name="Table1.2">
          <table:table-cell table:style-name="Table1.A1" office:value-type="string">
            <text:p text:style-name="P147">Initial</text:p>
          </table:table-cell>
          <table:table-cell table:style-name="Table1.A1" office:value-type="string">
            <text:p text:style-name="P140">May, 16<text:span text:style-name="T280">th</text:span>, 2012</text:p>
          </table:table-cell>
          <table:table-cell table:style-name="Table1.C1" office:value-type="string">
            <text:p text:style-name="P119">Andre Bottaro, Orange, andre.bottaro@orange.com</text:p>
          </table:table-cell>
        </table:table-row>
        <table:table-row table:style-name="Table1.2">
          <table:table-cell table:style-name="Table1.A3" office:value-type="string">
            <text:p text:style-name="P147">1st Draft</text:p>
          </table:table-cell>
          <table:table-cell table:style-name="Table1.A3" office:value-type="string">
            <text:p text:style-name="P140">September, 20<text:span text:style-name="T280">th</text:span>, 2012</text:p>
          </table:table-cell>
          <table:table-cell table:style-name="Table1.C3" office:value-type="string">
            <text:p text:style-name="P119">Bâle presentation</text:p>
          </table:table-cell>
        </table:table-row>
        <table:table-row table:style-name="Table1.2">
          <table:table-cell table:style-name="Table1.A3" office:value-type="string">
            <text:p text:style-name="P147"/>
          </table:table-cell>
          <table:table-cell table:style-name="Table1.A3" office:value-type="string">
            <text:p text:style-name="P140">October, 16<text:span text:style-name="T280">th</text:span>, 2012</text:p>
          </table:table-cell>
          <table:table-cell table:style-name="Table1.C3" office:value-type="string">
            <text:p text:style-name="P119">API Summary Initialized</text:p>
          </table:table-cell>
        </table:table-row>
        <table:table-row table:style-name="Table1.2">
          <table:table-cell table:style-name="Table1.A3" office:value-type="string">
            <text:p text:style-name="P147"/>
          </table:table-cell>
          <table:table-cell table:style-name="Table1.A3" office:value-type="string">
            <text:p text:style-name="P140">October, 18<text:span text:style-name="T280">th</text:span>, 2012</text:p>
          </table:table-cell>
          <table:table-cell table:style-name="Table1.C3" office:value-type="string">
            <text:p text:style-name="P119">ZigBeeClusterDescription and ZigBeeCommandDescription section initialized</text:p>
          </table:table-cell>
        </table:table-row>
        <table:table-row table:style-name="Table1.2">
          <table:table-cell table:style-name="Table1.A3" office:value-type="string">
            <text:p text:style-name="P147"/>
          </table:table-cell>
          <table:table-cell table:style-name="Table1.A3" office:value-type="string">
            <text:p text:style-name="P140">December,14<text:span text:style-name="T280">th</text:span>, 2012</text:p>
          </table:table-cell>
          <table:table-cell table:style-name="Table1.C3" office:value-type="string">
            <text:p text:style-name="P119">Added details and references, cleared comments, fixed few mistakes.</text:p>
          </table:table-cell>
        </table:table-row>
        <text:soft-page-break/>
        <table:table-row table:style-name="Table1.2">
          <table:table-cell table:style-name="Table1.A3" office:value-type="string">
            <text:p text:style-name="P147">v11-reg</text:p>
          </table:table-cell>
          <table:table-cell table:style-name="Table1.A3" office:value-type="string">
            <text:p text:style-name="P141">January, 15<text:span text:style-name="T280">th</text:span> </text:p>
          </table:table-cell>
          <table:table-cell table:style-name="Table1.C3" office:value-type="string">
            <text:p text:style-name="P145">Andre Bottaro, Orange</text:p>
            <text:p text:style-name="P145">Jean-Pierre Poutcheu, Orange</text:p>
            <text:p text:style-name="P120"><text:span text:style-name="T350">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120">2. ZigBeeEvent.getCluster() added in order to be able to retrieve the ids of the devicenode, the endpoint and the cluster which attributes values are notified.</text:p>
            <text:p text:style-name="P120">3. Masaki 1st point: ZigBeeEndpoint now provides getDeviceNode() method in ZigBeeEndpoint class without any input argument.</text:p>
            <text:p text:style-name="P120">4. Masaki 2<text:span text:style-name="T347">nd</text:span> point: ZigBeeEndpoint class now provides a method to retrieve all available input ZigBeeCluster objects and a method to retrieve all output ones.</text:p>
            <text:p text:style-name="P120">5.Whenever getXXXid() can be changed into getId() without ambiguity, the change is made. The same change is applied to getXXXName, getXXXVersion(). For instance, ZigBeeCluster.getClusterId() is changed into ZigBeeCluster.getId().</text:p>
            <text:p text:style-name="P120"><text:span text:style-name="T24">6. </text:span>ZigBeeDataType.getJavaDataType() has now the same signature as UpnPDataType.getJavaDataType().</text:p>
            <text:p text:style-name="P120"><text:span text:style-name="T24">7. </text:span>ZigBeeHost.getPanId() is removed and the method is added to the parent class: ZigBeeDeviceNode.getPanId() is added.</text:p>
            <text:p text:style-name="P120"><text:span text:style-name="T24">8. </text:span>PAN_ID property was a property only specified for exported ZigBeeEndpoint services. It is now specified for all ZigBeeEndpoint services. Other properties are added to improve filtering features made on ZigBeeEndpoint services.</text:p>
            <text:p text:style-name="P120"><text:span text:style-name="T24">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147">v12-reg</text:p>
          </table:table-cell>
          <table:table-cell table:style-name="Table1.A8" office:value-type="string">
            <text:p text:style-name="P141">January, 29<text:span text:style-name="T280">th</text:span></text:p>
          </table:table-cell>
          <table:table-cell table:style-name="Table1.C8" office:value-type="string">
            <text:p text:style-name="P145">Andre Bottaro, Orange</text:p>
            <text:p text:style-name="P145">Jean-Pierre Poutcheu, Orange</text:p>
            <text:list xml:id="list4292337880254862730" text:style-name="L16">
              <text:list-item>
                <text:p text:style-name="P349">Typed collections (Java 1.5) may remain in the javadoc. That’s a bug and they are removed. (javadoc to be sent to the list later).</text:p>
              </text:list-item>
              <text:list-item>
                <text:p text:style-name="P349">The link between ZigBeeDeviceDescription and <text:span text:style-name="T68">ZigBeeClusterDescription was missing in the UML schema. It is now added.</text:span></text:p>
              </text:list-item>
              <text:list-item>
                <text:p text:style-name="P351">Masaki’s 4<text:span text:style-name="T347">th</text:span> point: Permit duration taken into account<text:span text:style-name="T24">.</text:span></text:p>
              </text:list-item>
              <text:list-item>
                <text:p text:style-name="P349"><text:span text:style-name="T68">Standard properties are proposed for the ZigBeeDeviceDescriptionSet servic</text:span>e. The right mapping with ZigBee standard names and the format of values is now applied.</text:p>
              </text:list-item>
              <text:list-item>
                <text:p text:style-name="P349">The list of constant ZigBeeDataTypeDescription objects was missing. The developer needs to be able to retrieve those ZigBee constant objects. It is now specified in a new interface named “ZigBeeDataTypes”.</text:p>
              </text:list-item>
              <text:list-item>
                <text:p text:style-name="P349">Nicola’s point on de/serialization of data types. isAnalog(), serialize/deserialise() method names taken into account. </text:p>
              </text:list-item>
              <text:list-item>
                <text:p text:style-name="P349">Cardinality 0..1 is replaced by * when it involves a table or a vector of objects (attributedescs, clusterdescs, …).</text:p>
              </text:list-item>
              <text:list-item>
                <text:p text:style-name="P349">Masaki 3rd point: a method « void ZigBeeEndPoint.notExported(ZigBeeException ze) » is added. Explanations are now in the Export section.</text:p>
              </text:list-item>
              <text:list-item>
                <text:p text:style-name="P349">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147">v13-reg</text:p>
          </table:table-cell>
          <table:table-cell table:style-name="Table1.A8" office:value-type="string">
            <text:p text:style-name="P142">February, 5<text:span text:style-name="T280">th</text:span></text:p>
          </table:table-cell>
          <table:table-cell table:style-name="Table1.C8" office:value-type="string">
            <text:p text:style-name="P146">Andre Bottaro, Orange</text:p>
            <text:p text:style-name="P146">Jean-Pierre Poutcheu, Orange</text:p>
            <text:p text:style-name="P146"><text:span text:style-name="T349">The ZigBee Extended PAN ID is now mentioned and used in the specification</text:span> </text:p>
          </table:table-cell>
        </table:table-row>
        <text:soft-page-break/>
        <table:table-row table:style-name="Table1.2">
          <table:table-cell table:style-name="Table1.A8" office:value-type="string">
            <text:p text:style-name="P147">v14-reg</text:p>
          </table:table-cell>
          <table:table-cell table:style-name="Table1.A8" office:value-type="string">
            <text:p text:style-name="P140">February, 25<text:span text:style-name="T280">th</text:span> </text:p>
          </table:table-cell>
          <table:table-cell table:style-name="Table1.C10" office:value-type="string">
            <text:p text:style-name="P145">Andre Bottaro, Orange</text:p>
            <text:p text:style-name="P145">Jean-Pierre Poutcheu, Orange</text:p>
            <text:p text:style-name="P145">Thanks to Evgeni Grigorov's (Prosyst's) comments and Nicola Portinaro (Telecom Italia's) comments</text:p>
            <text:list xml:id="list150111094147454" text:continue-list="list4292337880254862730" text:style-name="L16">
              <text:list-item text:start-value="1">
                <text:p text:style-name="P349">Added a ‘leave()' method in ZigBeeDeviceNode javadoc for removing nodes to request the device to leave the network:</text:p>
                <text:p text:style-name="P349">void leave(boolean rejoin, boolean request, boolean removeChildren, ZigBeeHandler handler) </text:p>
              </text:list-item>
              <text:list-item>
                <text:p text:style-name="P349">Added a 'checkValue(Object obj)' in ZigBeeParameterDescription which returns true if the parameter value is valid according to his description and possible value ranges and other specific information.</text:p>
              </text:list-item>
              <text:list-item>
                <text:p text:style-name="P349">Added new filters in listener, with names closer to ZCL documentation ones ZigBeeAttribute.REPORTABLE_CHANGE, ZigBeeAttribute.MIN_REPORT_INTERVAL, ZigBeeAttribute.MAX_REPORT_INTERVAL, ZigBeeAttribute.TIMEOUT_PERIOD </text:p>
              </text:list-item>
              <text:list-item>
                <text:p text:style-name="P349">Added a 'public void setValue(Object value, ZigBeeHandler handler) throws ZigBeeException' method in ZigBeeAttribute</text:p>
              </text:list-item>
              <text:list-item>
                <text:p text:style-name="P349">Added a description in 'Implementing a ZigBee Endpoint' about the use case where, an exportable endpoint corresponds to two more than 1 ZigBeeHost, at this time a ZigBeeException is thrown.</text:p>
              </text:list-item>
              <text:list-item>
                <text:p text:style-name="P349">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147">v20-reg</text:p>
          </table:table-cell>
          <table:table-cell table:style-name="Table1.A8" office:value-type="string">
            <text:p text:style-name="P142">May, 6<text:span text:style-name="T280">th</text:span></text:p>
          </table:table-cell>
          <table:table-cell table:style-name="Table1.C8" office:value-type="string">
            <text:p text:style-name="P146">Jean-Pierre Poutcheu, Orange</text:p>
            <text:p text:style-name="P146">Arnaud Rinquin, Orange</text:p>
            <text:list xml:id="list7021363352605913050" text:style-name="L17">
              <text:list-item>
                <text:p text:style-name="P352">ZigBeeAttributeHandler,notifyResponse(), use of Map instead of dictionary</text:p>
              </text:list-item>
              <text:list-item>
                <text:p text:style-name="P352"><text:s/>Moved getAccesType() and isReportable() from ZigBeeAttribute to ZigBeeAttributeDescription</text:p>
              </text:list-item>
              <text:list-item>
                <text:p text:style-name="P352"><text:s/>UNSIGNED_INTEGER_64 mapped with BigInteger Java class</text:p>
              </text:list-item>
              <text:list-item>
                <text:p text:style-name="P352"><text:s/>ZigBeeCluster.readAttributeAsByte(...) has been removed</text:p>
              </text:list-item>
              <text:list-item>
                <text:p text:style-name="P352"><text:s/>Added get and setChannel mask operations in ZigBeeHost</text:p>
              </text:list-item>
            </text:list>
          </table:table-cell>
        </table:table-row>
        <text:soft-page-break/>
        <table:table-row table:style-name="Table1.2">
          <table:table-cell table:style-name="Table1.A3" office:value-type="string">
            <text:p text:style-name="P147">v21-reg</text:p>
          </table:table-cell>
          <table:table-cell table:style-name="Table1.A3" office:value-type="string">
            <text:p text:style-name="P142">May, 15<text:span text:style-name="T280">th</text:span> </text:p>
          </table:table-cell>
          <table:table-cell table:style-name="Table1.C3" office:value-type="string">
            <text:p text:style-name="P146">Jean-Pierre Poutcheu, Orange</text:p>
            <text:p text:style-name="P146">Arnaud Rinquin, Orange</text:p>
            <text:list xml:id="list1786391914132417755" text:style-name="L18">
              <text:list-item>
                <text:p text:style-name="P353"><text:s/>Added a new Exception ZigBeeNoDescriptionAvailableException</text:p>
              </text:list-item>
              <text:list-item>
                <text:p text:style-name="P353">Added a new class ZigBeeAttributeRecord</text:p>
              </text:list-item>
              <text:list-item>
                <text:p text:style-name="P353">Modified ZigBeeCluster.writeAttributes(...) to</text:p>
                <text:p text:style-name="P353">- <text:s/>void writeAttributes(boolean undivided, int[] attributesIds, byte[] values, ZigBeeAttributesHandler handler) throws ZigBeeNoDescriptionAvailableException;</text:p>
                <text:p text:style-name="P353">- <text:s/>void writeAttributes(boolean undivided, ZigBeeAttributeRecord[] attributes, ZigBeeAttributesHandler handler)</text:p>
              </text:list-item>
              <text:list-item>
                <text:p text:style-name="P353"><text:s/>Change ZigBeeHandler.notifyResponse to notifyResponse(int Status, Map values)</text:p>
              </text:list-item>
              <text:list-item>
                <text:p text:style-name="P353"><text:s/>Nicola's Point : New package org.osgi.service.zigbee.descriptors for all the descriptors</text:p>
              </text:list-item>
              <text:list-item>
                <text:p text:style-name="P353"><text:s/>Nicola's Point: ZigBeeException use hex value are used for constants. (Thx to Nicola)</text:p>
              </text:list-item>
              <text:list-item>
                <text:p text:style-name="P353"><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125">May, 22<text:span text:style-name="T280">th</text:span> </text:p>
          </table:table-cell>
          <table:table-cell table:style-name="Table1.C3" office:value-type="string">
            <text:list xml:id="list150111100168270" text:continue-list="list8188279733572848470" text:style-name="L1">
              <text:list-item>
                <text:list>
                  <text:list-item>
                    <text:list>
                      <text:list-item>
                        <text:list>
                          <text:list-header>
                            <text:p text:style-name="P357">Jean-Pierre Poutcheu, Orange</text:p>
                          </text:list-header>
                        </text:list>
                      </text:list-item>
                    </text:list>
                  </text:list-item>
                </text:list>
                <text:p text:style-name="P355">Arnaud Rinquin, Orange</text:p>
              </text:list-item>
              <text:list-item text:start-value="1">
                <text:p text:style-name="P354">Explain that 'no response' command are used when handler is null in writeAttributes commands</text:p>
              </text:list-item>
              <text:list-item>
                <text:p text:style-name="P354">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125">May, 29<text:span text:style-name="T280">th</text:span> </text:p>
          </table:table-cell>
          <table:table-cell table:style-name="Table1.C3" office:value-type="string">
            <text:list xml:id="list150111101166936" text:continue-numbering="true" text:style-name="L1">
              <text:list-item>
                <text:list>
                  <text:list-item>
                    <text:list>
                      <text:list-item>
                        <text:list>
                          <text:list-header>
                            <text:p text:style-name="P357">Jean-Pierre Poutcheu, Orange</text:p>
                          </text:list-header>
                        </text:list>
                      </text:list-item>
                    </text:list>
                  </text:list-item>
                </text:list>
                <text:p text:style-name="P355">Arnaud Rinquin, Orange</text:p>
              </text:list-item>
              <text:list-item text:start-value="1">
                <text:p text:style-name="P354">Added a new section about ZigBeeAttributeRecord class</text:p>
              </text:list-item>
              <text:list-item>
                <text:p text:style-name="P354">Added getInvalidNumber() method in ZigBeeDataTypeDescription</text:p>
              </text:list-item>
            </text:list>
            <text:p text:style-name="P97"/>
          </table:table-cell>
        </table:table-row>
        <table:table-row table:style-name="Table1.2">
          <table:table-cell table:style-name="Table1.A3" office:value-type="string">
            <text:p text:style-name="CellBody">v24-reg</text:p>
          </table:table-cell>
          <table:table-cell table:style-name="Table1.A3" office:value-type="string">
            <text:p text:style-name="P125">June, 5<text:span text:style-name="T280">th</text:span> </text:p>
          </table:table-cell>
          <table:table-cell table:style-name="Table1.C3" office:value-type="string">
            <text:list xml:id="list150111102141948" text:continue-numbering="true" text:style-name="L1">
              <text:list-item>
                <text:list>
                  <text:list-item>
                    <text:list>
                      <text:list-item>
                        <text:list>
                          <text:list-header>
                            <text:p text:style-name="P358">Jean-Pierre Poutcheu, Orange</text:p>
                          </text:list-header>
                        </text:list>
                      </text:list-item>
                    </text:list>
                  </text:list-item>
                </text:list>
                <text:p text:style-name="P356">Arnaud Rinquin, Orange</text:p>
              </text:list-item>
              <text:list-item text:start-value="1">
                <text:p text:style-name="P350">Moved getSimpleDescriptor() from ZigBee Node section to Endpoint section</text:p>
              </text:list-item>
              <text:list-item>
                <text:p text:style-name="P350">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125">June, 12<text:span text:style-name="T280">th</text:span> </text:p>
          </table:table-cell>
          <table:table-cell table:style-name="Table1.C3" office:value-type="string">
            <text:list xml:id="list150111103152120" text:continue-numbering="true" text:style-name="L1">
              <text:list-item>
                <text:list>
                  <text:list-item>
                    <text:list>
                      <text:list-item>
                        <text:list>
                          <text:list-header>
                            <text:p text:style-name="P358">Jean-Pierre Poutcheu, Orange</text:p>
                          </text:list-header>
                        </text:list>
                      </text:list-item>
                    </text:list>
                  </text:list-item>
                </text:list>
                <text:p text:style-name="P356">André Bottaro, Orange</text:p>
              </text:list-item>
              <text:list-item text:start-value="1">
                <text:p text:style-name="P350">Renamed ZigBeeDeviceNode interface by ZigBeeNode</text:p>
              </text:list-item>
              <text:list-item>
                <text:p text:style-name="P350"><text:span text:style-name="T339">Updated '</text:span><text:span text:style-name="T212">Operation Summary' <text:s/>section to take into account the registration of ZigBeeNode as an OSGi service by the base driver.</text:span></text:p>
              </text:list-item>
              <text:list-item>
                <text:p text:style-name="P350">In ZigBeeEndpoint, getDeviceNode() replaced by getNodeAddress(), which returns the node IEEE Address</text:p>
              </text:list-item>
              <text:list-item>
                <text:p text:style-name="P350">In ZigBeeNode interface, static field ID replaced by IEEE_ADDRESS</text:p>
              </text:list-item>
              <text:list-item>
                <text:p text:style-name="P350">Updated figure 6.2: 'Device Node' <text:span text:style-name="T213">→</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125">June, 19<text:span text:style-name="T280">th</text:span> </text:p>
          </table:table-cell>
          <table:table-cell table:style-name="Table1.C3" office:value-type="string">
            <text:list xml:id="list150111105165047" text:continue-numbering="true" text:style-name="L1">
              <text:list-item>
                <text:list>
                  <text:list-item>
                    <text:list>
                      <text:list-item>
                        <text:list>
                          <text:list-header>
                            <text:p text:style-name="P358">Jean-Pierre Poutcheu, Orange</text:p>
                          </text:list-header>
                        </text:list>
                      </text:list-item>
                    </text:list>
                  </text:list-item>
                </text:list>
                <text:p text:style-name="P356">André Bottaro, Orange</text:p>
                <text:p text:style-name="P350"/>
              </text:list-item>
              <text:list-item text:start-value="1">
                <text:p text:style-name="P350">Updated figure 6.1: 'ZigBeeDeviceNode' <text:span text:style-name="T213">→</text:span> 'ZigBeeNode'</text:p>
              </text:list-item>
              <text:list-item>
                <text:p text:style-name="P350">Moved refreshNetwork(ZigBeeHandler) from ZigBeeCoordinator to ZigBeeHost</text:p>
              </text:list-item>
              <text:list-item>
                <text:p text:style-name="P350">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125">June, 28<text:span text:style-name="T280">th</text:span> </text:p>
          </table:table-cell>
          <table:table-cell table:style-name="Table1.C3" office:value-type="string">
            <text:list xml:id="list150111106170197" text:continue-numbering="true" text:style-name="L1">
              <text:list-item>
                <text:list>
                  <text:list-item>
                    <text:list>
                      <text:list-item>
                        <text:list>
                          <text:list-header>
                            <text:p text:style-name="P362">Jean-Pierre Poutcheu, Orange</text:p>
                          </text:list-header>
                        </text:list>
                      </text:list-item>
                    </text:list>
                  </text:list-item>
                </text:list>
                <text:p text:style-name="P356">André Bottaro, Orange</text:p>
              </text:list-item>
              <text:list-item text:start-value="1">
                <text:p text:style-name="P350">Deleted all the mention about ZigBeeCoordinator</text:p>
              </text:list-item>
              <text:list-item>
                <text:p text:style-name="P350">Updated figure 6.1: Removed ZigBeeCoordinator interface</text:p>
              </text:list-item>
              <text:list-item>
                <text:p text:style-name="P350">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125">July, 3<text:span text:style-name="T280">rd</text:span> </text:p>
          </table:table-cell>
          <table:table-cell table:style-name="Table1.C3" office:value-type="string">
            <text:list xml:id="list150111108171936" text:continue-numbering="true" text:style-name="L1">
              <text:list-item>
                <text:list>
                  <text:list-item>
                    <text:list>
                      <text:list-item>
                        <text:list>
                          <text:list-header>
                            <text:p text:style-name="P363">Jean-Pierre Poutcheu, Orange</text:p>
                          </text:list-header>
                        </text:list>
                      </text:list-item>
                    </text:list>
                  </text:list-item>
                </text:list>
                <text:p text:style-name="P356">André Bottaro, Orange</text:p>
                <text:p text:style-name="P350">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125">July, 17<text:span text:style-name="T280">th</text:span> </text:p>
          </table:table-cell>
          <table:table-cell table:style-name="Table1.C3" office:value-type="string">
            <text:list xml:id="list150111108143356" text:continue-numbering="true" text:style-name="L1">
              <text:list-item>
                <text:list>
                  <text:list-item>
                    <text:list>
                      <text:list-item>
                        <text:list>
                          <text:list-header>
                            <text:p text:style-name="P358">Jean-Pierre Poutcheu, Orange</text:p>
                          </text:list-header>
                        </text:list>
                      </text:list-item>
                    </text:list>
                  </text:list-item>
                </text:list>
                <text:p text:style-name="P364">André Bottaro, Orange</text:p>
              </text:list-item>
              <text:list-item text:start-value="1">
                <text:p text:style-name="P350">Deleted ZigBeeAttributesHandler interface</text:p>
              </text:list-item>
              <text:list-item>
                <text:p text:style-name="P350">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125">July, 25<text:span text:style-name="T280">th</text:span> </text:p>
          </table:table-cell>
          <table:table-cell table:style-name="Table1.C3" office:value-type="string">
            <text:list xml:id="list150111110165404" text:continue-numbering="true" text:style-name="L1">
              <text:list-item>
                <text:list>
                  <text:list-item>
                    <text:list>
                      <text:list-item>
                        <text:list>
                          <text:list-header>
                            <text:p text:style-name="P358">Jean-Pierre Poutcheu, Orange</text:p>
                          </text:list-header>
                        </text:list>
                      </text:list-item>
                    </text:list>
                  </text:list-item>
                </text:list>
                <text:p text:style-name="P356">André Bottaro, Orange</text:p>
              </text:list-item>
              <text:list-item text:start-value="1">
                <text:p text:style-name="P350">Added properties ZigBeeNode.HOST_PID and ZigBeeEndpoint.HOST_PID_TARGET</text:p>
              </text:list-item>
              <text:list-item>
                <text:p text:style-name="P350">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125">August, 29<text:span text:style-name="T280">th</text:span> </text:p>
          </table:table-cell>
          <table:table-cell table:style-name="Table1.C3" office:value-type="string">
            <text:list xml:id="list150111111150992" text:continue-numbering="true" text:style-name="L1">
              <text:list-item>
                <text:list>
                  <text:list-item>
                    <text:list>
                      <text:list-item>
                        <text:list>
                          <text:list-header>
                            <text:p text:style-name="P358">Jean-Pierre Poutcheu, Orange</text:p>
                          </text:list-header>
                        </text:list>
                      </text:list-item>
                    </text:list>
                  </text:list-item>
                </text:list>
                <text:p text:style-name="P356">André Bottaro, Orange</text:p>
              </text:list-item>
              <text:list-item text:start-value="1">
                <text:p text:style-name="P350">Added ZigBeeGlobalClusterDescription.getClusterFunctionalDomain()</text:p>
              </text:list-item>
              <text:list-item>
                <text:p text:style-name="P350">Added a table in ZigBeeHandler section describing Map parameter response for onSuccess(Map) and onFailure(Map)</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125">September, 3<text:span text:style-name="T280">th</text:span></text:p>
          </table:table-cell>
          <table:table-cell table:style-name="Table1.C3" office:value-type="string">
            <text:list xml:id="list150111112145771" text:continue-numbering="true" text:style-name="L1">
              <text:list-item>
                <text:list>
                  <text:list-item>
                    <text:list>
                      <text:list-item>
                        <text:list>
                          <text:list-header>
                            <text:p text:style-name="P359">Antonin Chazalet, Orange</text:p>
                            <text:p text:style-name="P360">André Bottaro, Orange</text:p>
                          </text:list-header>
                        </text:list>
                      </text:list-item>
                    </text:list>
                  </text:list-item>
                </text:list>
              </text:list-item>
              <text:list-item text:start-value="1">
                <text:p text:style-name="P365">Fix typo, spelling, and grammar.</text:p>
              </text:list-item>
              <text:list-item>
                <text:p text:style-name="P365">Remove several methods duplicated from Javadoc.</text:p>
              </text:list-item>
              <text:list-item>
                <text:p text:style-name="P365">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125">September, 9<text:span text:style-name="T280">th</text:span></text:p>
          </table:table-cell>
          <table:table-cell table:style-name="Table1.C3" office:value-type="string">
            <text:list xml:id="list150111113166823" text:continue-numbering="true" text:style-name="L1">
              <text:list-item>
                <text:list>
                  <text:list-item>
                    <text:list>
                      <text:list-item>
                        <text:list>
                          <text:list-header>
                            <text:p text:style-name="P359">Antonin Chazalet, Orange</text:p>
                            <text:p text:style-name="P359">André Bottaro, Orange</text:p>
                          </text:list-header>
                        </text:list>
                      </text:list-item>
                    </text:list>
                  </text:list-item>
                </text:list>
              </text:list-item>
              <text:list-item text:start-value="1">
                <text:p text:style-name="P365">Enhance ZigBee Handler part.</text:p>
              </text:list-item>
              <text:list-item>
                <text:p text:style-name="P366"><text:span text:style-name="T351">Fix references</text:span>.</text:p>
              </text:list-item>
              <text:list-item>
                <text:p text:style-name="P367">Merge import/export HOST_PID.</text:p>
              </text:list-item>
              <text:list-item>
                <text:p text:style-name="P368">Add some open questions as comments.</text:p>
              </text:list-item>
            </text:list>
          </table:table-cell>
        </table:table-row>
        <table:table-row table:style-name="Table1.2">
          <table:table-cell table:style-name="Table1.A3" office:value-type="string">
            <text:p text:style-name="P123">v34-reg</text:p>
          </table:table-cell>
          <table:table-cell table:style-name="Table1.A3" office:value-type="string">
            <text:p text:style-name="P126"><text:span text:style-name="T352">September, 17</text:span><text:span text:style-name="T281">th</text:span></text:p>
          </table:table-cell>
          <table:table-cell table:style-name="Table1.C3" office:value-type="string">
            <text:p text:style-name="P220">Antonin Chazalet, Orange</text:p>
            <text:list xml:id="list150111115163382"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369">Delete invoke(Object[] values, ZigBeeDataTypeDescription[] inputTypes, ZigBeeDataTypeDescription[] outputTypes, ZigBeeHandler handler)</text:p>
              </text:list-item>
              <text:list-item>
                <text:p text:style-name="P370">Add serialize, and deserialize methods to ZigBeeCommandDescription. These methods are designed to ease the use of ZigBeeCommand.invoke(byte[] bytes, ZigBeeHandler handler).</text:p>
              </text:list-item>
              <text:list-item>
                <text:p text:style-name="P371">Add ZigBeeHost.stop() method.</text:p>
              </text:list-item>
            </text:list>
          </table:table-cell>
        </table:table-row>
        <text:soft-page-break/>
        <table:table-row table:style-name="Table1.2">
          <table:table-cell table:style-name="Table1.A3" office:value-type="string">
            <text:p text:style-name="P124">v3<text:span text:style-name="T354">5</text:span>-reg</text:p>
          </table:table-cell>
          <table:table-cell table:style-name="Table1.A3" office:value-type="string">
            <text:p text:style-name="P127"><text:span text:style-name="T353">September, 30</text:span><text:span text:style-name="T283">th</text:span></text:p>
          </table:table-cell>
          <table:table-cell table:style-name="Table1.C3" office:value-type="string">
            <text:p text:style-name="P220">Antonin Chazalet, Orange</text:p>
            <text:list xml:id="list150111116143732"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372">ZigBeeEvent: <text:span text:style-name="T353">change Dictionary getAttributesEvents() to Object getValue()</text:span></text:p>
              </text:list-item>
              <text:list-item>
                <text:p text:style-name="P373">Remove getDescription() from ZigBeeCluster, ZigBeeCommand, and ZigBeeAttributes.</text:p>
              </text:list-item>
              <text:list-item>
                <text:p text:style-name="P374">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375">Introduce ZigBeeCommandHandler</text:p>
              </text:list-item>
              <text:list-item>
                <text:p text:style-name="P376">Rename ZigBeeException.ATTRIBUTE_NOT_SUPPORTED to UNSUPPORTED_ATTRIBUTE</text:p>
              </text:list-item>
              <text:list-item>
                <text:p text:style-name="P376">Add constructor in ZigBeeAttributeRecord, and remove setters.</text:p>
              </text:list-item>
              <text:list-item>
                <text:p text:style-name="P377">Remove setters/getters methods with bytes parameters in ZigBeeAttribute.</text:p>
              </text:list-item>
              <text:list-item>
                <text:p text:style-name="P378">Introduce ZigBeeAttributesHandler.</text:p>
              </text:list-item>
              <text:list-item>
                <text:p text:style-name="P379">ZigBee*Handler.onFailure now takes a ZigBeeException as parameter.</text:p>
              </text:list-item>
              <text:list-item>
                <text:p text:style-name="P380">Remove getDeviceDescription() from ZigBeeEndpoint.</text:p>
              </text:list-item>
            </text:list>
          </table:table-cell>
        </table:table-row>
        <table:table-row table:style-name="Table1.2">
          <table:table-cell table:style-name="Table1.A3" office:value-type="string">
            <text:p text:style-name="P149">v36-reg</text:p>
          </table:table-cell>
          <table:table-cell table:style-name="Table1.A3" office:value-type="string">
            <text:p text:style-name="P128"><text:span text:style-name="T357">October, 2</text:span><text:span text:style-name="T284">th</text:span></text:p>
          </table:table-cell>
          <table:table-cell table:style-name="Table1.C3" office:value-type="string">
            <text:p text:style-name="P389">Antonin Chazalet, Orange</text:p>
            <text:list xml:id="list150111119156396"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381">ZigBeeEventListener: remove filter.</text:p>
              </text:list-item>
              <text:list-item>
                <text:p text:style-name="P382"><text:span text:style-name="T294">Event API: </text:span>Specify mandatory, and optional pseudo properties for event filtering. <text:span text:style-name="T294">A</text:span>dd ZigBeeEndpoint.ENDPOINT.</text:p>
              </text:list-item>
              <text:list-item>
                <text:p text:style-name="P383">Add ZCL document version</text:p>
              </text:list-item>
              <text:list-item>
                <text:p text:style-name="P384">ZigBeeEventListener: Add public void onFailure(ZigBeeException e);</text:p>
              </text:list-item>
              <text:list-item>
                <text:p text:style-name="P385">ZigBeeEndpoint: move ENDPOINT – <text:span text:style-name="T358">(</text:span>zigbee.device.endpoint<text:span text:style-name="T358">)</text:span> to ZigBeeEndpoint.ID – (zigbee.endpoint.id); move zigbee.device.clusters.input to zigbee.endpoint.clusters.input; move zigbee.device.clusters.output to zigbee.endpoint.clusters.output.</text:p>
              </text:list-item>
              <text:list-item>
                <text:p text:style-name="P386">ZigeeCluster: move zigbee.listener.cluster.* to zigbee.cluster.*</text:p>
              </text:list-item>
              <text:list-item>
                <text:p text:style-name="P270">ZigBeeNode: move zigbee.listener.node.ieee.address to zigbee.node.ieee.address</text:p>
              </text:list-item>
              <text:list-item>
                <text:p text:style-name="P271">ZigBeeAttribute: move zigbee.listener.attribute.* to zigbee.attribute.*</text:p>
              </text:list-item>
            </text:list>
          </table:table-cell>
        </table:table-row>
        <text:soft-page-break/>
        <table:table-row table:style-name="Table1.2">
          <table:table-cell table:style-name="Table1.A3" office:value-type="string">
            <text:p text:style-name="P150">v37-reg</text:p>
          </table:table-cell>
          <table:table-cell table:style-name="Table1.A3" office:value-type="string">
            <text:p text:style-name="P129"><text:span text:style-name="T359">October, 7</text:span><text:span text:style-name="T285">th</text:span></text:p>
            <text:p text:style-name="P144"/>
            <text:p text:style-name="P144"/>
            <text:p text:style-name="P144"/>
            <text:p text:style-name="P143"><text:span text:style-name="T360">October, 10</text:span><text:span text:style-name="T286">th</text:span></text:p>
          </table:table-cell>
          <table:table-cell table:style-name="Table1.C3" office:value-type="string">
            <text:p text:style-name="P389">Antonin Chazalet, Orange</text:p>
            <text:list xml:id="list150111122157983"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387">Remove no longer needed ZigBeeNoDescriptionAvailableException</text:p>
              </text:list-item>
              <text:list-item>
                <text:p text:style-name="P388">In the ZigBeeHandler section, Map took int as key, and now take Integer (This is a Java requirement).</text:p>
              </text:list-item>
              <text:list-item>
                <text:p text:style-name="P399">Update ZCL document version (from 075123r01ZB to 075123r04ZB)</text:p>
              </text:list-item>
              <text:list-item>
                <text:p text:style-name="P243">Add isPartOfAScene() method to ZigBeeAttributeDescription</text:p>
              </text:list-item>
              <text:list-item>
                <text:p text:style-name="P244">Add a short explanation regarding ZigBeeEvent.</text:p>
              </text:list-item>
            </text:list>
          </table:table-cell>
        </table:table-row>
        <table:table-row table:style-name="Table1.2">
          <table:table-cell table:style-name="Table1.A3" office:value-type="string">
            <text:p text:style-name="P151">v38-reg</text:p>
          </table:table-cell>
          <table:table-cell table:style-name="Table1.A3" office:value-type="string">
            <text:p text:style-name="P130"><text:span text:style-name="T362">October, 18</text:span><text:span text:style-name="T287">th</text:span></text:p>
          </table:table-cell>
          <table:table-cell table:style-name="Table1.C3" office:value-type="string">
            <text:p text:style-name="P389">Antonin Chazalet, Orange</text:p>
            <text:list xml:id="list150111124152098"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245">ZigBeeAttributeRecord is now a final java class.</text:p>
              </text:list-item>
              <text:list-item>
                <text:p text:style-name="P246">Remove PAN_ID and EXTENDED_PAN_ID from ZigBeeEventListener interface; the ones from ZigBeeEndpoint interface must be used.</text:p>
              </text:list-item>
              <text:list-item>
                <text:p text:style-name="P247">Move listener static fields that are listener properties into ZigBeeEventListener: (REPORTABLE_CHANGE, MIN/MAX_INTERVAL, TIME_OUT). Keep <text:span text:style-name="T363">the </text:span>zigbee.attribute. <text:span text:style-name="T363">prefix.</text:span></text:p>
              </text:list-item>
              <text:list-item>
                <text:p text:style-name="P248"><text:span text:style-name="T364">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113">v39-reg</text:p>
          </table:table-cell>
          <table:table-cell table:style-name="Table1.A3" office:value-type="string">
            <text:p text:style-name="P131"><text:span text:style-name="T365">November, 4</text:span><text:span text:style-name="T288">th</text:span></text:p>
          </table:table-cell>
          <table:table-cell table:style-name="Table1.C3" office:value-type="string">
            <text:p text:style-name="P389">Antonin Chazalet, Orange</text:p>
            <text:list xml:id="list150111126164342"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250">Update some comments on ZigBeeEventListener's optional properties.</text:p>
              </text:list-item>
              <text:list-item>
                <text:p text:style-name="P254"><text:span text:style-name="T366">ZigBeeEndPoint: </text:span>Add <text:span text:style-name="T366">a</text:span>dditional properties.</text:p>
              </text:list-item>
            </text:list>
          </table:table-cell>
        </table:table-row>
        <table:table-row table:style-name="Table1.2">
          <table:table-cell table:style-name="Table1.A3" office:value-type="string">
            <text:p text:style-name="P113">v<text:span text:style-name="T367">40</text:span>-reg</text:p>
          </table:table-cell>
          <table:table-cell table:style-name="Table1.A3" office:value-type="string">
            <text:p text:style-name="P131"><text:span text:style-name="T365">November, 8</text:span><text:span text:style-name="T288">th</text:span></text:p>
          </table:table-cell>
          <table:table-cell table:style-name="Table1.C3" office:value-type="string">
            <text:p text:style-name="P121">Antonin Chazalet, Orange</text:p>
            <text:list xml:id="list150111128153809"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251">Add EventListener.notifyTimeOut(int)</text:p>
              </text:list-item>
              <text:list-item>
                <text:p text:style-name="P252">Update javadoc of ZigBeeAttribute.getDataType()</text:p>
              </text:list-item>
              <text:list-item>
                <text:p text:style-name="P253">ZigBeeEventListener.ATTRIBUTE_DATA_TYPE is no<text:span text:style-name="T368">w</text:span> mandatory. <text:span text:style-name="T369">Add details on ZigBeeEventListener.MIN_REPORT_INTERVAL, MAX_REPORT_INTERVAL, and REPORTABLE_CHANGE.</text:span></text:p>
              </text:list-item>
            </text:list>
          </table:table-cell>
        </table:table-row>
        <table:table-row table:style-name="Table1.2">
          <table:table-cell table:style-name="Table1.A3" office:value-type="string">
            <text:p text:style-name="P113">v<text:span text:style-name="T367">41</text:span>-reg</text:p>
          </table:table-cell>
          <table:table-cell table:style-name="Table1.A3" office:value-type="string">
            <text:p text:style-name="P131"><text:span text:style-name="T365">November, 12</text:span><text:span text:style-name="T288">th</text:span></text:p>
          </table:table-cell>
          <table:table-cell table:style-name="Table1.C3" office:value-type="string">
            <text:p text:style-name="P389">Antonin Chazalet, Orange</text:p>
            <text:list xml:id="list150111129158822"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255">Minor enhancements.</text:p>
              </text:list-item>
              <text:list-item>
                <text:p text:style-name="P256">Remove ZigBeeEventListener.TIMEOUT_PERIOD</text:p>
              </text:list-item>
            </text:list>
          </table:table-cell>
        </table:table-row>
        <text:soft-page-break/>
        <table:table-row table:style-name="Table1.2">
          <table:table-cell table:style-name="Table1.A3" office:value-type="string">
            <text:p text:style-name="P114"><text:span text:style-name="T382">V</text:span>42-reg</text:p>
          </table:table-cell>
          <table:table-cell table:style-name="Table1.A3" office:value-type="string">
            <text:p text:style-name="P132"><text:span text:style-name="T370">November, 22</text:span><text:span text:style-name="T289">th</text:span></text:p>
          </table:table-cell>
          <table:table-cell table:style-name="Table1.C3" office:value-type="string">
            <text:p text:style-name="P389">Antonin Chazalet, Orange</text:p>
            <text:list xml:id="list150111130149417"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249"><text:span text:style-name="T370">Add ZigBeeCommand.invoke(</text:span>byte[] bytes, ZigBeeCommandHandler handler, String exportedServicePID) throws ZigBeeException.</text:p>
              </text:list-item>
              <text:list-item>
                <text:p text:style-name="P257">Add ZigBeeEventListener, ZigBeeNode et ZigBeeDeviceDescriptionSet's properties types.</text:p>
              </text:list-item>
            </text:list>
          </table:table-cell>
        </table:table-row>
        <table:table-row table:style-name="Table1.2">
          <table:table-cell table:style-name="Table1.A3" office:value-type="string">
            <text:p text:style-name="P115"><text:span text:style-name="T381">V</text:span>43-reg</text:p>
          </table:table-cell>
          <table:table-cell table:style-name="Table1.A3" office:value-type="string">
            <text:p text:style-name="P133"><text:span text:style-name="T372">December, 5</text:span><text:span text:style-name="T290">th</text:span></text:p>
          </table:table-cell>
          <table:table-cell table:style-name="Table1.C3" office:value-type="string">
            <text:p text:style-name="P389">Antonin Chazalet, Orange</text:p>
            <text:list xml:id="list150111132170124"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258">Update ZigBeeNode, and ZigBeeEndpoint.</text:p>
              </text:list-item>
            </text:list>
          </table:table-cell>
        </table:table-row>
        <table:table-row table:style-name="Table1.2">
          <table:table-cell table:style-name="Table1.A3" office:value-type="string">
            <text:p text:style-name="P116"><text:span text:style-name="T381">V</text:span>44-reg</text:p>
          </table:table-cell>
          <table:table-cell table:style-name="Table1.A3" office:value-type="string">
            <text:p text:style-name="P134"><text:span text:style-name="T373">December, 10</text:span><text:span text:style-name="T291">th</text:span></text:p>
          </table:table-cell>
          <table:table-cell table:style-name="Table1.C3" office:value-type="string">
            <text:p text:style-name="P389">Antonin Chazalet, Orange</text:p>
            <text:list xml:id="list150111133151503"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258">Update filter part.</text:p>
              </text:list-item>
              <text:list-item>
                <text:p text:style-name="P259">Update ZigBeeEventListener, ZigBeeNode et ZigBeeDeviceDescriptionSet's properties types.</text:p>
              </text:list-item>
            </text:list>
          </table:table-cell>
        </table:table-row>
        <table:table-row table:style-name="Table1.2">
          <table:table-cell table:style-name="Table1.A3" office:value-type="string">
            <text:p text:style-name="P117"><text:span text:style-name="T381">V</text:span>45-reg</text:p>
          </table:table-cell>
          <table:table-cell table:style-name="Table1.A3" office:value-type="string">
            <text:p text:style-name="P135"><text:span text:style-name="T374">December, 18</text:span><text:span text:style-name="T292">th</text:span></text:p>
          </table:table-cell>
          <table:table-cell table:style-name="Table1.C3" office:value-type="string">
            <text:p text:style-name="P389">Antonin Chazalet, Orange</text:p>
            <text:list xml:id="list150111134161391"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260">Add ZigBeeEndPoint.bind(...), and unbind(...) methods.</text:p>
              </text:list-item>
              <text:list-item>
                <text:p text:style-name="P261">Add ZigBeeEndPoint.getBoundEndPoints(...) method.</text:p>
              </text:list-item>
            </text:list>
          </table:table-cell>
        </table:table-row>
        <table:table-row table:style-name="Table1.2">
          <table:table-cell table:style-name="Table1.A3" office:value-type="string">
            <text:p text:style-name="P118"><text:span text:style-name="T381">V</text:span>46-reg</text:p>
          </table:table-cell>
          <table:table-cell table:style-name="Table1.A3" office:value-type="string">
            <text:p text:style-name="P131"><text:span text:style-name="T376">December, 23</text:span><text:span text:style-name="T293">th</text:span></text:p>
          </table:table-cell>
          <table:table-cell table:style-name="Table1.C3" office:value-type="string">
            <text:p text:style-name="P389">Antonin Chazalet, Orange</text:p>
            <text:list xml:id="list150111135163524"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262">Update ZigBeeEndpoint's getBoundEndPoints method (see Java API).</text:p>
              </text:list-item>
            </text:list>
          </table:table-cell>
        </table:table-row>
        <table:table-row table:style-name="Table1.2">
          <table:table-cell table:style-name="Table1.A3" office:value-type="string">
            <text:p text:style-name="P152"><text:span text:style-name="T381">V</text:span>47-reg</text:p>
          </table:table-cell>
          <table:table-cell table:style-name="Table1.A3" office:value-type="string">
            <text:p text:style-name="P136">January, 20<text:span text:style-name="T280">th</text:span></text:p>
          </table:table-cell>
          <table:table-cell table:style-name="Table1.C3" office:value-type="string">
            <text:list xml:id="list150111136167130" text:continue-numbering="true" text:style-name="L1">
              <text:list-item>
                <text:list>
                  <text:list-item>
                    <text:list>
                      <text:list-item>
                        <text:list>
                          <text:list-header>
                            <text:p text:style-name="P361">André Bottaro, Orange</text:p>
                          </text:list-header>
                        </text:list>
                      </text:list-item>
                    </text:list>
                  </text:list-item>
                </text:list>
              </text:list-item>
            </text:list>
            <text:p text:style-name="P220">Antonin Chazalet, Orange</text:p>
            <text:list xml:id="list150111137154181" text:continue-list="list150111136167130" text:style-name="L1">
              <text:list-item text:start-value="1">
                <text:p text:style-name="P263">Update “Implementing a ZigBee Endpoint ” section.</text:p>
              </text:list-item>
              <text:list-item>
                <text:p text:style-name="P264"><text:span text:style-name="T378">C</text:span>lean up references <text:span text:style-name="T379">section.</text:span></text:p>
              </text:list-item>
            </text:list>
          </table:table-cell>
        </table:table-row>
        <table:table-row table:style-name="Table1.2">
          <table:table-cell table:style-name="Table1.A3" office:value-type="string">
            <text:p text:style-name="P153"><text:span text:style-name="T381">V</text:span>48-reg</text:p>
          </table:table-cell>
          <table:table-cell table:style-name="Table1.A3" office:value-type="string">
            <text:p text:style-name="P137">February, 7<text:span text:style-name="T280">th</text:span></text:p>
          </table:table-cell>
          <table:table-cell table:style-name="Table1.C3" office:value-type="string">
            <text:p text:style-name="P389">Antonin Chazalet, Orange</text:p>
            <text:list xml:id="list150111138164912"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240">Add Stefano Lenzi as an author.</text:p>
              </text:list-item>
              <text:list-item>
                <text:p text:style-name="P3">Add/update ZCLHeader, ZCLFrame, ZigBeeCluster, ZigBeeCommandDescription, and ZigBeeCommandHandler<text:change text:change-id="ct202308424"/>.</text:p>
              </text:list-item>
              <text:list-item>
                <text:p text:style-name="P240">Remove ZigBeeCommand <text:span text:style-name="T383">Java interface</text:span>.</text:p>
              </text:list-item>
            </text:list>
          </table:table-cell>
        </table:table-row>
        <table:table-row table:style-name="Table1.2">
          <table:table-cell table:style-name="Table1.A3" office:value-type="string">
            <text:p text:style-name="P154">V49-reg</text:p>
          </table:table-cell>
          <table:table-cell table:style-name="Table1.A3" office:value-type="string">
            <text:p text:style-name="P138">February, 14<text:span text:style-name="T280">th</text:span></text:p>
          </table:table-cell>
          <table:table-cell table:style-name="Table1.C3" office:value-type="string">
            <text:p text:style-name="P389">Antonin Chazalet, Orange</text:p>
            <text:list xml:id="list150111139140383"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4"><text:change text:change-id="ct202308320"/><text:change-start text:change-id="ct202308632"/>Integrate last call decisions: Add ZigBeeGroup<text:change-end text:change-id="ct202308632"/><text:change-start text:change-id="ct202308528"/>, <text:span text:style-name="T388">and update ZigBeeCommandHandler </text:span><text:change-end text:change-id="ct202308528"/><text:change-start text:change-id="ct202308736"/><text:span text:style-name="T388">javadoc.</text:span><text:change-end text:change-id="ct202308736"/></text:p>
              </text:list-item>
            </text:list>
          </table:table-cell>
        </table:table-row>
        <text:soft-page-break/>
        <table:table-row table:style-name="Table1.2">
          <table:table-cell table:style-name="Table1.A3" office:value-type="string">
            <text:p text:style-name="P155"><text:change-start text:change-id="ct202308840"/>V50-reg<text:change-end text:change-id="ct202308840"/></text:p>
          </table:table-cell>
          <table:table-cell table:style-name="Table1.A3" office:value-type="string">
            <text:p text:style-name="P139"><text:change-start text:change-id="ct202308944"/>March, 3<text:span text:style-name="T280">th</text:span><text:change-end text:change-id="ct202308944"/></text:p>
          </table:table-cell>
          <table:table-cell table:style-name="Table1.C3" office:value-type="string">
            <text:p text:style-name="P389"><text:change-start text:change-id="ct202309048"/>Antonin Chazalet, Orange</text:p>
            <text:list xml:id="list150111141142509" text:continue-numbering="true" text:style-name="L1">
              <text:list-item>
                <text:list>
                  <text:list-item>
                    <text:list>
                      <text:list-item>
                        <text:list>
                          <text:list-header>
                            <text:p text:style-name="P359">André Bottaro, Orange</text:p>
                          </text:list-header>
                        </text:list>
                      </text:list-item>
                    </text:list>
                  </text:list-item>
                </text:list>
              </text:list-item>
              <text:list-item text:start-value="1">
                <text:p text:style-name="P265">Rename ZigBeeCluster to ZCLCluster, ZigBeeClusterDescription to ZCLClusterDescription, and ZigBeeGlobalClusterDescription to ZCLGlobalClusterDescription.<text:change-end text:change-id="ct202309048"/><text:change-start text:change-id="ct395633568"/></text:p>
              </text:list-item>
              <text:list-item>
                <text:p text:style-name="P266">Remove getServerClusters(), and getServerCluster(...) from ZigBeeGroup.</text:p>
              </text:list-item>
              <text:list-item>
                <text:p text:style-name="P266">Add <text:change-end text:change-id="ct395633568"/><text:change-start text:change-id="ct395634608"/>void invoke(ZCLFrame frame, ZigBeeCommandHandler handler) throws ZigBeeException, and void invoke(ZCLFrame frame, ZigBeeCommandHandler handler, String exportedServicePID) throws ZigBeeException in ZigBeeGroup.<text:change-end text:change-id="ct395634608"/><text:change-start text:change-id="ct395626496"/></text:p>
              </text:list-item>
              <text:list-item>
                <text:p text:style-name="P267"><text:change-end text:change-id="ct395626496"/><text:change-start text:change-id="ct395633880"/>Add two broadcast methods on ZigBeeHost.<text:change-end text:change-id="ct395633880"/><text:change-start text:change-id="ct201134672"/></text:p>
              </text:list-item>
              <text:list-item>
                <text:p text:style-name="P268">Modify ZigBeeDataTypeDescription: serialize, and deserialize methods are now related to <text:change-end text:change-id="ct201134672"/><text:change-start text:change-id="ct395627016"/>ZCLFrame object.<text:change-end text:change-id="ct395627016"/><text:change-start text:change-id="ct395636376"/></text:p>
              </text:list-item>
              <text:list-item>
                <text:p text:style-name="P269">Add getInputStream(), and getOutputStream() methods to ZCLFrame.<text:change-end text:change-id="ct395636376"/></text:p>
              </text:list-item>
            </text:list>
          </table:table-cell>
        </table:table-row>
        <table:table-row table:style-name="Table1.2">
          <table:table-cell table:style-name="Table1.A3" office:value-type="string">
            <text:p text:style-name="P113"/>
          </table:table-cell>
          <table:table-cell table:style-name="Table1.A3" office:value-type="string">
            <text:p text:style-name="P131"/>
          </table:table-cell>
          <table:table-cell table:style-name="Table1.C3" office:value-type="string">
            <text:p text:style-name="P113"/>
          </table:table-cell>
        </table:table-row>
        <table:table-row table:style-name="Table1.2">
          <table:table-cell table:style-name="Table1.A3" office:value-type="string">
            <text:p text:style-name="P113"/>
          </table:table-cell>
          <table:table-cell table:style-name="Table1.A3" office:value-type="string">
            <text:p text:style-name="P131"/>
          </table:table-cell>
          <table:table-cell table:style-name="Table1.C3" office:value-type="string">
            <text:p text:style-name="P113"/>
          </table:table-cell>
        </table:table-row>
        <table:table-row table:style-name="Table1.2">
          <table:table-cell table:style-name="Table1.A3" office:value-type="string">
            <text:p text:style-name="P113"/>
          </table:table-cell>
          <table:table-cell table:style-name="Table1.A3" office:value-type="string">
            <text:p text:style-name="P131"/>
          </table:table-cell>
          <table:table-cell table:style-name="Table1.C3" office:value-type="string">
            <text:p text:style-name="P113"/>
          </table:table-cell>
        </table:table-row>
      </table:table>
      <text:p text:style-name="P111"/>
      <text:h text:style-name="P283" text:outline-level="1">Introduction</text:h>
      <text:p text:style-name="P33">ZigBee <text:bookmark-ref text:reference-format="number-no-superior" text:ref-name="__RefNumPara__8150_631792793">[1].</text:bookmark-ref> is a standard wireless communication protocol de<text:span text:style-name="T331">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26"><text:span text:style-name="T147">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147"><text:bookmark-ref text:reference-format="number" text:ref-name="__RefNumPara__6467_1730312881">[2].</text:bookmark-ref></text:span><text:span text:style-name="T147">. The specification also describes the external API of a ZigBee Base Driver according to Device Access specification, the example made by UPnP Device Service specification and spread OSGi practices on residential market </text:span><text:span text:style-name="T147"><text:bookmark-ref text:reference-format="number-no-superior" text:ref-name="__RefNumPara__8314_631792793">[3].</text:bookmark-ref></text:span><text:span text:style-name="T147"><text:bookmark-ref text:reference-format="number-no-superior" text:ref-name="__RefNumPara__8316_631792793">[4].</text:bookmark-ref></text:span><text:span text:style-name="T147">.</text:span></text:p>
      <text:h text:style-name="Heading_20_1" text:outline-level="1"><text:soft-page-break/>Application Domain</text:h>
      <text:h text:style-name="Heading_20_2" text:outline-level="2">System Architecture</text:h>
      <text:p text:style-name="P101"><text:span text:style-name="T331">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331"><text:sequence-ref text:reference-format="category-and-value" text:ref-name="refIllustration0">1</text:sequence-ref></text:span><text:span text:style-name="T331">.</text:span></text:p>
      <text:p text:style-name="P102"><draw:frame draw:style-name="fr1" draw:name="Frame1" text:anchor-type="paragraph" svg:width="14.681cm" draw:z-index="42"><draw:text-box fo:min-height="5.994cm"><text:p text:style-name="P202"><draw:frame draw:style-name="fr5" draw:name="グラフィックス1" text:anchor-type="paragraph" svg:width="15.164cm" svg:height="8.14cm" draw:z-index="43"><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31">a ZigBee driver</text:span></text:p></draw:text-box></draw:frame></text:p>
      <text:p text:style-name="P101">The ZigBee specification defines three types of ZigBee devices: ZigBee Coordinator (ZC), ZigBee Router (ZR) and ZigBee End Device (ZED). <text:span text:style-name="T331">In the above case t</text:span>he <text:span text:style-name="T331">ZigBee hardware</text:span> works as the ZigBee Coordinator and the other ZigBee devices are attached to the ZigBee network as ZigBee End Device or ZigBee Router.</text:p>
      <text:list xml:id="list2324996787041510339" text:style-name="L19">
        <text:list-item>
          <text:p text:style-name="P297">ZigBee Coordinator (ZC) is responsible for managing a ZigBee network and ZigBee devices on the network. There is one, and only one ZigBee Coordinator is in each ZigBee network.</text:p>
        </text:list-item>
        <text:list-item>
          <text:p text:style-name="P297">ZigBee Router (ZR) is capable of extending a ZigBee network by relaying messages from other ZigBee devices.</text:p>
        </text:list-item>
        <text:list-item>
          <text:p text:style-name="P297">ZigBee End Device (ZED) has functionality to communicate with either ZigBee Coordinator or ZigBee Router.</text:p>
        </text:list-item>
      </text:list>
      <text:p text:style-name="P101"/>
      <text:p text:style-name="P101"/>
      <text:h text:style-name="Heading_20_2" text:outline-level="2"><text:soft-page-break/>ZigBee Stack</text:h>
      <text:p text:style-name="P106">The ZigBee <text:span text:style-name="T331">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06">The application layer consists of three functional blocks: application support sub-layer, ZigBee Device Object (ZDO) and application framework. The application support sub-layer provides the transmission capability of data and management messages. The ZDO <text:span text:style-name="T331">provides</text:span> <text:span text:style-name="T331">common </text:span>functionalit<text:span text:style-name="T331">y</text:span> <text:span text:style-name="T331">used</text:span> <text:span text:style-name="T331">by</text:span> all applications. The application framework is the environment <text:span text:style-name="T331">where </text:span>application objects are hosted to control and manage the protocol layers.</text:p>
      <text:p text:style-name="P106">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4"><draw:text-box fo:min-height="10.897cm"><text:p text:style-name="P201"><draw:frame draw:style-name="fr5" draw:name="graphics4" text:anchor-type="paragraph" svg:width="16.51cm" svg:height="11.599cm" draw:z-index="45"><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text:soft-page-break/>Application Profiles and ZigBee Cluster Library (ZCL)</text:h>
      <text:p text:style-name="P101">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31">nine</text:span> public application profiles such as Home Automation (HA) and ZigBee Smart Energy (ZSE).</text:p>
      <text:p text:style-name="P101">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Problem Description</text:h>
      <text:p text:style-name="P101">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331">OSGi</text:span> applications <text:span text:style-name="T331">which communicate with ZigBee devices </text:span>are supposed to <text:span text:style-name="T331">call the API of the </text:span>driver provided by <text:span text:style-name="T331">the </text:span>vendor. The API <text:span text:style-name="T331">is</text:span> proprietary and different vendor by vendor since it is not standardized in the ZigBee specification. This causes the following problems:</text:p>
      <text:list xml:id="list1846162972772666931" text:style-name="L20">
        <text:list-item>
          <text:p text:style-name="P298">Application developers need to know which vendor's <text:span text:style-name="T331">ZigBee hardware</text:span> is <text:span text:style-name="T331">used with</text:span> the target residential gateway in advance before developing their applications.</text:p>
        </text:list-item>
        <text:list-item>
          <text:p text:style-name="P298">An application which was developed for a certain environment may not work for other environments.</text:p>
        </text:list-item>
      </text:list>
      <text:p text:style-name="P101">Those problems make it difficult for third parties to develop portable (OSGi) applications communicating with ZigBee devices.</text:p>
      <text:p text:style-name="P107"><text:span text:style-name="T174">The </text:span>standard ZigBee API demanded in this RFP would giv<text:span text:style-name="T331">e developers a uni</text:span><text:span text:style-name="T174">fied way of communicating with ZigBee devices. The developers will no longer need to care about the proprietary API of <text:s/>drivers but will simply use the standard one.</text:span></text:p>
      <text:h text:style-name="Heading_20_1" text:outline-level="1">Requirements</text:h>
      <text:p text:style-name="P104">R1: The solution MUST provide an API for data transmission supported by APSDE-SAP.</text:p>
      <text:p text:style-name="P107"><text:span text:style-name="T174">R2: </text:span>The solution MUST provide a base driver interface <text:span text:style-name="T331">as an OSGi service</text:span><text:span text:style-name="T174"> for management operations supported by ZDO: device and service discovery, security management, network management, binding management, node management and group management.</text:span></text:p>
      <text:p text:style-name="P177">R3: The solution SHOULD enable applications to trigger a re-scan of the network to refresh the registry with actual ZigBee device services.</text:p>
      <text:p text:style-name="P176"><text:soft-page-break/><text:span text:style-name="T338">R4: The solution MUS</text:span>T provide API for switching the type of the local ZigBee device among ZC, ZR and ZED.</text:p>
      <text:p text:style-name="P104">R5: The solution MUST provide a mechanism which notifies OSGi applications of events occurred in the ZigBee network and devices.</text:p>
      <text:p text:style-name="P104">R6: The solution MUST provide an installation capability of cluster libraries within OSGi service-oriented architecture.</text:p>
      <text:p text:style-name="P103">R7: The solution MUST register a Device Service object representing each found ZigBee device into Service Registry and unregister the Device Service object when the ZigBee device is unavailable.</text:p>
      <text:p text:style-name="P103">R8: The solution MAY define the driver provisioning process in accordance with the OSGi Device Access specification.</text:p>
      <text:p text:style-name="P36"><text:span text:style-name="T148">R9: </text:span><text:span text:style-name="T221">The solution MUST be independent from the</text:span><text:span text:style-name="T261"> </text:span><text:span text:style-name="T221">interface used to control the ZigBee network. The solution MUST likewise work with network controllers based on ZigBee built-in chips, ZigBee USB dongles and high level protocols offered by ZigBee Gateway Devices compliant </text:span><text:span text:style-name="T148">with</text:span><text:span text:style-name="T261"> </text:span><text:span text:style-name="T221">the ZigBee Alliance specification.</text:span></text:p>
      <text:h text:style-name="Heading_20_1" text:outline-level="1">Technical Solution</text:h>
      <text:p text:style-name="P81"/>
      <text:h text:style-name="Heading_20_2" text:outline-level="2">Essentials</text:h>
      <text:list xml:id="list3641220863722838692" text:style-name="L21">
        <text:list-item>
          <text:p text:style-name="P222"><text:span text:style-name="T327">Scope – </text:span><text:span text:style-name="T324">This specification is limited to general device discovery and control aspects of the ZigBee specifications. Aspects concerning the representation of specific ZigBee profiles is not addressed.</text:span></text:p>
        </text:list-item>
        <text:list-item>
          <text:p text:style-name="P222"><text:span text:style-name="T327">Transparency </text:span><text:span text:style-name="T324">– ZigBee devices discovered on the network and devices locally implemented on the platform are represented in the OSGi service registry with the same API.</text:span></text:p>
        </text:list-item>
        <text:list-item>
          <text:p text:style-name="P222"><text:span text:style-name="T325">Lightweight implementation option</text:span><text:span text:style-name="T324">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22"><text:span text:style-name="T327">Network Selection </text:span><text:span text:style-name="T324">– It must be possible to restrict the use of the ZigBee protocols to a selection of the connected networks.</text:span></text:p>
        </text:list-item>
        <text:list-item>
          <text:p text:style-name="P222"><text:span text:style-name="T325">Logical node type selection</text:span><text:span text:style-name="T324"> – It is possible to make an OSGi-based device appearing as a ZigBee end device, a ZigBee router or a ZigBee coordinator.</text:span></text:p>
        </text:list-item>
        <text:list-item>
          <text:p text:style-name="P222"><text:span text:style-name="T327">Event handling </text:span><text:span text:style-name="T324">– Bundles are able to listen to ZigBee events.</text:span></text:p>
        </text:list-item>
        <text:list-item>
          <text:p text:style-name="P222"><text:span text:style-name="T327">Discover and Control ZigBee Endpoints as OSGi services </text:span><text:span text:style-name="T324">– Available ZigBee endpoints are dynamically reified as OSGi services in the service registry.</text:span></text:p>
        </text:list-item>
        <text:list-item>
          <text:p text:style-name="P223"><text:span text:style-name="T326">Export OSGi services as ZigBee Endpoints </text:span><text:span text:style-name="T324">– OSGi services implementing the API defined here and explicitly set to be </text:span><text:span text:style-name="T325">exported</text:span><text:span text:style-name="T324"> should be made available to networks with ZigBee enabled endpoints in a transparent way.</text:span></text:p>
        </text:list-item>
      </text:list>
      <text:h text:style-name="P51" text:outline-level="2"><text:soft-page-break/>Entities</text:h>
      <text:list xml:id="list150111203164856" text:continue-numbering="true" text:style-name="L21">
        <text:list-item>
          <text:p text:style-name="P225"><text:span text:style-name="T11">ZigBee </text:span><text:span text:style-name="T223">Base</text:span><text:span text:style-name="T11"> Driver</text:span> <text:span text:style-name="T12">– The bundle that implements the bridge between OSGi and ZigBee networks.</text:span></text:p>
        </text:list-item>
        <text:list-item text:start-value="1">
          <text:p text:style-name="P225"><text:span text:style-name="T11">ZigBee Node </text:span><text:span text:style-name="T12">– A physical ZigBee node. This entity is represented by a </text:span><text:span text:style-name="T2">ZigBeeNode</text:span><text:span text:style-name="T12"> object. It is registered as an OSGi service by the Base Driver.</text:span></text:p>
        </text:list-item>
        <text:list-item>
          <text:p text:style-name="P226"><text:span text:style-name="T11">ZigBee Endpoint </text:span><text:span text:style-name="T12">– A logical device that defines a communication entity within a ZigBee node through which a specific application profile is carried. This concept is represented by a </text:span><text:span text:style-name="T2">ZigBeeEndpoint</text:span><text:span text:style-name="T12"> object. Registered as an OSGi service, an endpoint can be local (implemented by the Framework) or external (implemented by another device on the network).</text:span></text:p>
        </text:list-item>
        <text:list-item>
          <text:p text:style-name="P227"><text:span text:style-name="T298">ZigBee Device Description</text:span><text:span text:style-name="T299"> – Statically describes a ZigBee endpoint by providing its input/output clusters and specifies which of these clusters are mandatory or not. This entity is represented by a </text:span><text:span text:style-name="T300">ZigBeeDeviceDescription</text:span><text:span text:style-name="T299"> object.</text:span></text:p>
        </text:list-item>
        <text:list-item>
          <text:p text:style-name="P225"><text:span text:style-name="T11">ZigBee Cluster</text:span><text:span text:style-name="T12"> – </text:span><text:span text:style-name="T27">Represents a cluster existing in the network. It holds its cluster description, the current value for each attributes and allows command invocation. T</text:span><text:span text:style-name="T12">his concept is represented by a </text:span><text:span text:style-name="T2">Z</text:span><text:change text:change-id="ct202309256"/><text:change-start text:change-id="ct202309152"/><text:span text:style-name="T17">CL</text:span><text:change-end text:change-id="ct202309152"/><text:span text:style-name="T2">Cluster</text:span><text:span text:style-name="T12"> object.</text:span></text:p>
        </text:list-item>
        <text:list-item>
          <text:p text:style-name="P225"><text:span text:style-name="T11">ZigBee Cluster Description</text:span><text:span text:style-name="T12"> – </text:span><text:span text:style-name="T27">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25"><text:span text:style-name="T29">ZigBee Cluster Description Set </text:span><text:span text:style-name="T27">– Cluster description Set provides to ZigBeeEndpoint a service for retrieving cluster descriptions. This concept is represented by a </text:span><text:span text:style-name="T3">Z</text:span><text:change text:change-id="ct202309360"/><text:change-start text:change-id="ct202309464"/><text:span text:style-name="T26">CL</text:span><text:change-end text:change-id="ct202309464"/><text:span text:style-name="T3">ClusterDescriptionSet</text:span><text:span text:style-name="T27"> object and registered as an OSGi service.</text:span></text:p>
        </text:list-item>
        <text:list-item>
          <text:p text:style-name="P225"><text:span text:style-name="T11">ZigBee Global Cluster Description </text:span><text:span text:style-name="T12">– </text:span><text:span text:style-name="T27">Global cluster description holds the server and client cluster description as well as common information such as cluster id, description and name. </text:span><text:span text:style-name="T12">This concept is represented by a </text:span><text:span text:style-name="T2">Z</text:span><text:change text:change-id="ct202309568"/><text:change-start text:change-id="ct202309672"/><text:span text:style-name="T18">CL</text:span><text:change-end text:change-id="ct202309672"/><text:span text:style-name="T2">GlobalClusterDescription</text:span><text:span text:style-name="T12"> object.</text:span><text:span text:style-name="T27"> A global cluster description may be exposed as a service so the Base Driver can automatically associate it to newly or existing Clusters.</text:span></text:p>
        </text:list-item>
        <text:list-item>
          <text:p text:style-name="P225"><text:span text:style-name="T11">ZigBee Command</text:span><text:span text:style-name="T12"> </text:span><text:span text:style-name="T11">Description</text:span><text:span text:style-name="T12"> –</text:span><text:span text:style-name="T11"> </text:span><text:span text:style-name="T28">Statically describes a specific cluster command by giving its name, id, parameters. </text:span><text:span text:style-name="T12">This entity is represented by a </text:span><text:span text:style-name="T2">ZigBeeCommandDescription</text:span><text:span text:style-name="T12"> object.</text:span></text:p>
        </text:list-item>
        <text:list-item>
          <text:p text:style-name="P225"><text:span text:style-name="T11">ZigBee Parameter</text:span><text:span text:style-name="T12"> </text:span><text:span text:style-name="T11">Description</text:span><text:span text:style-name="T12"> – A ZigBee parameter description has a name, a range and a data type. This entity description is represented by a </text:span><text:span text:style-name="T2">ZigBeeParameterDescription</text:span><text:span text:style-name="T12"> object.</text:span></text:p>
        </text:list-item>
        <text:list-item>
          <text:p text:style-name="P225"><text:span text:style-name="T11">ZigBee Attribute</text:span><text:span text:style-name="T12"> – H</text:span><text:span text:style-name="T27">olds the current value of an existing cluster attribute, it allows easy (de)encoding</text:span><text:span text:style-name="T12">. This concept is represented by a </text:span><text:span text:style-name="T2">ZigBeeAttribute</text:span><text:span text:style-name="T12"> object.</text:span></text:p>
        </text:list-item>
        <text:list-item>
          <text:p text:style-name="P232"><text:span text:style-name="T206">ZigBee Attribute</text:span><text:span text:style-name="T166"> </text:span><text:span text:style-name="T206">Description</text:span><text:span text:style-name="T166"> – </text:span><text:span text:style-name="T65">Statically describes a ZigBee Attributes (data type, name, default value). It does not hold any current value</text:span><text:span text:style-name="T166">. This concept is represented by a </text:span><text:span text:style-name="T175">ZigBeeAttributeDescription</text:span><text:span text:style-name="T166"> object.</text:span></text:p>
        </text:list-item>
        <text:list-item>
          <text:p text:style-name="P225"><text:span text:style-name="T11">ZigBee Event Listener Service</text:span><text:span text:style-name="T12"> </text:span><text:span text:style-name="T11">– </text:span><text:span text:style-name="T12">A service that listens to events coming from ZigBee devices.</text:span></text:p>
        </text:list-item>
        <text:list-item>
          <text:p text:style-name="P232"><text:span text:style-name="T145">ZigBee Event</text:span><text:span text:style-name="T140"> </text:span><text:span text:style-name="T145">–</text:span><text:span text:style-name="T140"> An event generated by a ZigBee node. It contains </text:span><text:span text:style-name="T141">a</text:span><text:span text:style-name="T140"> modified attribute value of a specific cluster. This concept is represented by a </text:span><text:span text:style-name="T142">ZigBeeEvent</text:span><text:span text:style-name="T140"> object.</text:span></text:p>
        </text:list-item>
        <text:list-item>
          <text:p text:style-name="P225"><text:span text:style-name="T315">ZigBee Handler</text:span><text:span text:style-name="T295"> – A ZigBee handler is a helper that manages asynchronous communication with the base driver. This entity is represented, </text:span><text:span text:style-name="T296">e.g. </text:span><text:span text:style-name="T295">by </text:span><text:span text:style-name="T297">ZigBeeHandler</text:span><text:span text:style-name="T295">.</text:span></text:p>
        </text:list-item>
        <text:list-item>
          <text:p text:style-name="P225"><text:span text:style-name="T11">ZigBee Host</text:span><text:span text:style-name="T12">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ZigBeeHost</text:span><text:span text:style-name="T12">.</text:span></text:p>
        </text:list-item>
        <text:list-item>
          <text:p text:style-name="P225"><text:span text:style-name="T11">ZigBee Client </text:span><text:span text:style-name="T12">– An application that is intended to control ZigBee devices services.</text:span></text:p>
        </text:list-item>
        <text:list-item>
          <text:p text:style-name="P232"><text:span text:style-name="T206">ZigBee Exception </text:span><text:span text:style-name="T166">– An exception that delivers errors that occurred in the ZigBee stack.</text:span></text:p>
        </text:list-item>
        <text:list-item>
          <text:p text:style-name="P233"><text:span text:style-name="T166">ZCLFrame</text:span><text:span text:style-name="T206"> </text:span><text:span text:style-name="T166">– </text:span><text:span text:style-name="T168">A ZCL frame </text:span><text:span text:style-name="T170">that must </text:span><text:span text:style-name="T168">used when invoking </text:span><text:span text:style-name="T170">a </text:span><text:span text:style-name="T168">command.</text:span></text:p>
        </text:list-item>
        <text:list-item>
          <text:p text:style-name="P233"><text:span text:style-name="T166">ZCLHeader</text:span><text:span text:style-name="T206"> </text:span><text:span text:style-name="T166">– </text:span><text:span text:style-name="T168">A ZCL header that describes the </text:span><text:span text:style-name="T169">header of a ZCL frame.</text:span><text:change-start text:change-id="ct202309776"/></text:p>
        </text:list-item>
        <text:list-item>
          <text:p text:style-name="P234"><text:span text:style-name="T169">Z</text:span><text:span text:style-name="T166">igBee Group</text:span><text:span text:style-name="T207"> </text:span><text:span text:style-name="T171">– </text:span><text:change-end text:change-id="ct202309776"/><text:change-start text:change-id="ct202309880"/><text:span text:style-name="T172">Enables group management</text:span><text:change-end text:change-id="ct202309880"/><text:change-start text:change-id="ct203203208"/><text:span text:style-name="T172">.</text:span><text:change-end text:change-id="ct203203208"/></text:p>
        </text:list-item>
        <text:list-item>
          <text:p text:style-name="P403"><draw:frame draw:style-name="fr5" draw:name="images1" text:anchor-type="paragraph" svg:width="17.103cm" svg:height="11.725cm" draw:z-index="46"><draw:image xlink:href="Pictures/10000000000004830000032BB3921353.png" xlink:type="simple" xlink:show="embed" xlink:actuate="onLoad"/></draw:frame><text:soft-page-break/><office:annotation office:name="__Fieldmark__7893_919482917"><dc:creator>Auteur inconnu</dc:creator><dc:date>2014-02-10T10:36:02</dc:date><text:list text:style-name=""><text:list-item><text:p>This figure should be updated.</text:p></text:list-item></text:list></office:annotation><text:span text:style-name="T274">Figure </text:span><text:span text:style-name="T274"><text:sequence text:ref-name="refIllustration2" text:name="Illustration" text:formula="ooow:Illustration+1" style:num-format="1">3</text:sequence></text:span><text:span text:style-name="T274">: ZigBee Service Specification class Diagram org.osgi.service.zigbee package</text:span><office:annotation-end office:name="__Fieldmark__7893_919482917"/></text:p>
        </text:list-item>
      </text:list>
      <text:p text:style-name="P203"/>
      <text:h text:style-name="P37" text:outline-level="2">Operation Summary</text:h>
      <text:p text:style-name="P179"><text:span text:style-name="T333">To make a ZigBee device available (as an OSGi service) to ZigBee clients on a network, an OSGi service object must be registered under the </text:span><text:span text:style-name="T334">ZigBeeNode</text:span><text:span text:style-name="T333">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80"><text:span text:style-name="T162">ZigBee nodes available on the local network must be detected and automatically registered under the </text:span><text:span text:style-name="T163">ZigBeeNode</text:span><text:span text:style-name="T162"> interface. Available ZigBee endpoints must also be registered as services under </text:span><text:span text:style-name="T163">ZigBeeEndpoint</text:span><text:span text:style-name="T162"> interface with the Framework by the ZigBee driver implementation bundle. </text:span><text:span text:style-name="T157">Bundles should not be able to distinguish resident or remote ZigBee Endpoint services.</text:span></text:p>
      <text:p text:style-name="P178">A bundle that wants to control ZigBee devices, for example to implement a ZigBee client, should track ZigBee Endpoint services in the OSGi service registry and control them appropriately.</text:p>
      <text:h text:style-name="P52" text:outline-level="2">ZigBee Base Driver</text:h>
      <text:p text:style-name="P181"><text:span text:style-name="T217">The functionality described in the operation summary is implemented in a ZigBee </text:span><text:span text:style-name="T222">base driver</text:span><text:span text:style-name="T217">. A ZigBee base driver is a bundle that implements the ZigBee protocols and handles the interaction with bundles that use the ZigBee devices. It must d</text:span><text:span text:style-name="T339">iscover ZigBee devices on the ZigBee network and map each discovered device into OSGi registered ZigBee Node services. It must also expose, on the ZigBee Network, ZigBee Node services (programmatically registered as OSGi services).</text:span></text:p>
      <text:h text:style-name="P95" text:outline-level="2"><text:soft-page-break/>ZigBee Node</text:h>
      <text:p text:style-name="P183">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86"><text:span text:style-name="T114">A physical device is reified and registered as a </text:span><text:span text:style-name="T75">ZigBeeNode </text:span><text:span text:style-name="T114">service in the Framework. <text:s/></text:span><text:span text:style-name="T115">A ZigBee node holds several ZigBee endpoints that are registered as </text:span><text:span text:style-name="T76">ZigBeeEndpoint</text:span><text:span text:style-name="T115"> objects. </text:span><text:span text:style-name="T76">ZigBeeNode</text:span><text:span text:style-name="T115"> provides </text:span><text:span text:style-name="T239">getEndPoints()</text:span><text:span text:style-name="T115"> method which returns its associated endpoints.</text:span></text:p>
      <text:p text:style-name="P186"><text:span text:style-name="T114">ZigBee nodes properties are defined in the ZigBee Specification. These properties must be registered in the OSGi Framework services registry so they are searchable. <text:s/></text:span><text:span text:style-name="T75">ZigBeeNode</text:span><text:span text:style-name="T114"> must be registered with the following properties:</text:span></text:p>
      <text:list xml:id="list8202460002324514506" text:style-name="L22">
        <text:list-item>
          <text:p text:style-name="P300"><text:span text:style-name="T41">IEEE_ADDRESS</text:span><text:span text:style-name="T66"> – (</text:span><text:span text:style-name="T63">zigbee.node.ieee.address/</text:span><text:span text:style-name="T64">Long</text:span><text:span text:style-name="T66">)</text:span></text:p>
        </text:list-item>
        <text:list-item>
          <text:p text:style-name="P299"><text:span text:style-name="T38">NODE_TYPE</text:span><text:span text:style-name="T57"> – </text:span><text:span text:style-name="T56">(</text:span><text:span text:style-name="T58">zigbee.node.description.type/</text:span><text:span text:style-name="T62">S</text:span><text:span text:style-name="T59">hort</text:span><text:span text:style-name="T56">) specifies the device type of the ZigBee node. </text:span><text:span text:style-name="T49">The ZigBee specification defines three types of nodes: ZigBee coordinator, ZigBee router and ZigBee end device.</text:span></text:p>
        </text:list-item>
        <text:list-item>
          <text:p text:style-name="P299"><text:span text:style-name="T37">MANUFACTURER_CODE</text:span><text:span text:style-name="T57"> – </text:span><text:span text:style-name="T56">(</text:span><text:span text:style-name="T58">zigbee.node.description.manufacturer.code/</text:span><text:span text:style-name="T60">Integer</text:span><text:span text:style-name="T56">) specifies a manufacturer code that is allocated by the ZigBee Alliance, relating to the device manufacturer.</text:span></text:p>
        </text:list-item>
        <text:list-item>
          <text:p text:style-name="P299"><text:span text:style-name="T39">MANUFACTURER_NAME</text:span><text:span text:style-name="T56"> – (</text:span><text:span text:style-name="T58">zigbee.node.description.manufacturer.name/</text:span><text:span text:style-name="T61">String</text:span><text:span text:style-name="T56">) The manufacturer name contains a string representing the name of the manufacturer of the device. This property is optional.</text:span></text:p>
        </text:list-item>
        <text:list-item>
          <text:p text:style-name="P299"><text:span text:style-name="T39">MODEL_NAME</text:span><text:span text:style-name="T56"> – (</text:span><text:span text:style-name="T58">zigbee.node.description.model.name/</text:span><text:span text:style-name="T60">String</text:span><text:span text:style-name="T56">) contains a string representing the name of the manufacturers model of the device. This property is optional.</text:span></text:p>
        </text:list-item>
        <text:list-item>
          <text:p text:style-name="P311"><text:span text:style-name="T235">PAN_ID</text:span><text:span text:style-name="T82"> – (</text:span><text:span text:style-name="T190">zigbee.node.pan.id/</text:span><text:span text:style-name="T195">Integer</text:span><text:span text:style-name="T82">) (Personal Area Network Identifier) is a 16-bit value that identifies a ZigBee network. Every <text:s/></text:span><text:span text:style-name="T81">ZigBeeNode</text:span><text:span text:style-name="T82"> object is associated to a PAN ID, which can be retrieved through the ZigBeeNode.</text:span><text:span text:style-name="T235">getPanId()</text:span><text:span text:style-name="T82"> method.</text:span></text:p>
        </text:list-item>
        <text:list-item>
          <text:p text:style-name="P312"><text:span text:style-name="T35">EXTENDED_PAN_ID</text:span><text:span text:style-name="T49"> – (</text:span><text:span text:style-name="T58">zigbee.node.pan.extended.id/</text:span><text:span text:style-name="T62">Long</text:span><text:span text:style-name="T49">) Extended PAN ID is a 64-bit numbers that uniquely identify a PAN. It is intended to enhance selection of a PAN and enable recognition of network after PAN ID change (due to previous conflict). ZigBeeNode.</text:span><text:span text:style-name="T35">getExtendedPanId() </text:span><text:span text:style-name="T49">returns the network extended PAN ID if specified.</text:span></text:p>
        </text:list-item>
      </text:list>
      <text:p text:style-name="P30"><text:span text:style-name="T35">PAN_ID</text:span><text:span text:style-name="T49"> and </text:span><text:span text:style-name="T35">EXTENDED_PAN_ID</text:span><text:span text:style-name="T49"> are optional, but at least one of these properties MUST be specified.</text:span></text:p>
      <text:list xml:id="list150111264170988" text:continue-numbering="true" text:style-name="L22">
        <text:list-item>
          <text:p text:style-name="P313"><text:span text:style-name="T237">org.osgi.service.device.Constants.</text:span><text:span text:style-name="T235">DEVICE_CATEGORY </text:span><text:span text:style-name="T82">(see OSGI Compendium: 103 Device Access Specification)</text:span><text:span text:style-name="T235"> </text:span><text:span text:style-name="T82">– </text:span><text:span text:style-name="T83">(“DEVICE_CATEGORY”) describes a table of the categories to which the device belongs. One of the value MUST be “ZigBee” (org.osgi.service.zigbee.ZigBeeEndpoint.DEVICE_CATEGORY).</text:span></text:p>
        </text:list-item>
      </text:list>
      <text:p text:style-name="P34"/>
      <text:p text:style-name="P34">Additional properties (defined in Device Access – 103.2.1) may be set:</text:p>
      <text:list xml:id="list150111265148465" text:continue-numbering="true" text:style-name="L22">
        <text:list-item>
          <text:p text:style-name="P321"><text:span text:style-name="T266">DEVICE_DESCRIPTION</text:span><text:span text:style-name="T371">: if the complex descriptor of the device is available, the value MUST be set and MUST be the value returned by ZigBeeComplexDescriptor.getModelName().</text:span></text:p>
        </text:list-item>
        <text:list-item>
          <text:p text:style-name="P321"><text:span text:style-name="T266">DEVICE_SERIAL</text:span><text:span text:style-name="T371">: if the complex descriptor of the device is available, the value MUST be set and MUST be the value returned by ZigBeeComplexDescriptor.getSerialNumber().</text:span></text:p>
        </text:list-item>
      </text:list>
      <text:p text:style-name="P28"><text:span text:style-name="T50">Finally, </text:span><text:span text:style-name="T36">service.pid</text:span><text:span text:style-name="T50"> property MUST be set.</text:span></text:p>
      <text:p text:style-name="P31"/>
      <text:p text:style-name="P32">ZigBee nodes describes themselves using descriptor data structures. There are five descriptors (i.e. four are <text:soft-page-break/>related to the Node level, and one is related to the Endpoint level):</text:p>
      <text:list xml:id="list150111267169219" text:continue-numbering="true" text:style-name="L22">
        <text:list-item>
          <text:p text:style-name="P327"><text:span text:style-name="T35">getNodeDescriptor() </text:span><text:span text:style-name="T49">– Returns a </text:span><text:span text:style-name="T54">ZigBeeNodeDescriptor</text:span><text:span text:style-name="T49"> object representing Node Descriptor which contains information about the node capabilities.</text:span></text:p>
        </text:list-item>
        <text:list-item>
          <text:p text:style-name="P327"><text:span text:style-name="T35">getPowerDescriptor()</text:span><text:span text:style-name="T49"> – Returns a </text:span><text:span text:style-name="T54">ZigBeePowerDescriptor</text:span><text:span text:style-name="T49"> object representing Node Power Descriptor which gives a dynamic indication of the node power status.</text:span></text:p>
        </text:list-item>
        <text:list-item>
          <text:p text:style-name="P327"><text:span text:style-name="T35">getComplexDescriptor()</text:span><text:span text:style-name="T49"> – Returns a </text:span><text:span text:style-name="T54">ZigBeeComplexDescriptor</text:span><text:span text:style-name="T49"> object representing Complex Descriptor which contains extended information for each device descriptions contained in this node. Returns </text:span><text:span text:style-name="T35">null</text:span><text:span text:style-name="T49"> if no Complex Descriptor is provided.</text:span></text:p>
        </text:list-item>
        <text:list-item>
          <text:p text:style-name="P327"><text:span text:style-name="T35">getUserDescriptor()</text:span><text:span text:style-name="T49"> – Returns a </text:span><text:span text:style-name="T54">ZigBeeUserDescriptor</text:span><text:span text:style-name="T49"> object representing User Descriptor which contains information that allows the user to identify the device using user-friendly character string. Returns </text:span><text:span text:style-name="T35">null</text:span><text:span text:style-name="T49"> if no User Descriptor is provided.</text:span></text:p>
        </text:list-item>
      </text:list>
      <text:p text:style-name="P188"/>
      <text:p text:style-name="P189"><draw:g text:anchor-type="paragraph" draw:z-index="41" draw:style-name="gr1"><draw:custom-shape draw:style-name="gr2" draw:text-style-name="P407" xml:id="id1" draw:id="id1" svg:width="2.303cm" svg:height="0.724cm" svg:x="2.429cm" svg:y="0.032cm"><text:p text:style-name="P406"><text:span text:style-name="T395">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08"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408"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407" svg:width="2.301cm" svg:height="0.726cm" svg:x="4.498cm" svg:y="1.627cm"><text:p text:style-name="P406"><text:span text:style-name="T395">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08"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408"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407" svg:width="2.303cm" svg:height="0.724cm" svg:x="6.264cm" svg:y="3.241cm"><text:p text:style-name="P406"><text:span text:style-name="T395">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08"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408"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407" svg:width="2.303cm" svg:height="0.726cm" svg:x="8.102cm" svg:y="4.835cm"><text:p text:style-name="P406"><text:span text:style-name="T395">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08"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408"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407" svg:width="2.303cm" svg:height="0.724cm" svg:x="8.102cm" svg:y="6.573cm"><text:p text:style-name="P406"><text:span text:style-name="T395">Command</text:span></text:p><draw:enhanced-geometry svg:viewBox="0 0 21600 21600" draw:mirror-horizontal="false" draw:mirror-vertical="false" draw:type="rectangle" draw:enhanced-path="M 0 0 L 21600 0 21600 21600 0 21600 0 0 Z N"/></draw:custom-shape></draw:g><draw:custom-shape draw:style-name="gr16" draw:text-style-name="P407" svg:width="2.301cm" svg:height="0.724cm" svg:x="12.007cm" svg:y="6.624cm"><text:p text:style-name="P406"><text:span text:style-name="T395">IO Parameter</text:span></text:p><draw:enhanced-geometry svg:viewBox="0 0 21600 21600" draw:mirror-horizontal="false" draw:mirror-vertical="false" draw:type="rectangle" draw:enhanced-path="M 0 0 L 21600 0 21600 21600 0 21600 0 0 Z N"/></draw:custom-shape><draw:connector draw:style-name="gr17" draw:text-style-name="P409" svg:x1="3.579cm" svg:y1="0.755cm" svg:x2="4.092cm" svg:y2="1.833cm" draw:start-shape="id1" draw:end-shape="id2" draw:end-glue-point="3" svg:d="m3579 755v1078h513" svg:viewBox="0 0 515 1080"><text:p/></draw:connector><draw:connector draw:style-name="gr18" draw:text-style-name="P409" svg:x1="5.445cm" svg:y1="2.352cm" svg:x2="5.858cm" svg:y2="3.446cm" draw:start-shape="id2" draw:start-glue-point="2" draw:end-shape="id3" draw:end-glue-point="3" svg:d="m5445 2352v1094h413" svg:viewBox="0 0 415 1095"><text:p/></draw:connector><draw:connector draw:style-name="gr19" draw:text-style-name="P409" svg:x1="7.211cm" svg:y1="3.964cm" svg:x2="7.701cm" svg:y2="5.042cm" draw:start-shape="id3" draw:start-glue-point="2" draw:end-shape="id4" draw:end-glue-point="3" svg:d="m7211 3964v1078h490" svg:viewBox="0 0 492 1080"><text:p/></draw:connector><draw:connector draw:style-name="gr20" draw:text-style-name="P409" svg:x1="7.197cm" svg:y1="5.075cm" svg:x2="7.701cm" svg:y2="6.779cm" draw:end-shape="id5" draw:end-glue-point="3" svg:d="m7197 5075h1v1704h503" svg:viewBox="0 0 506 1706"><text:p/></draw:connector><draw:line draw:style-name="gr21" draw:text-style-name="P409" svg:x1="10.405cm" svg:y1="6.984cm" svg:x2="12.004cm" svg:y2="6.984cm"><text:p/></draw:line><draw:line draw:style-name="gr22" draw:text-style-name="P409" svg:x1="10.405cm" svg:y1="5.031cm" svg:x2="11.604cm" svg:y2="4.669cm"><text:p/></draw:line><draw:line draw:style-name="gr23" draw:text-style-name="P409" svg:x1="10.405cm" svg:y1="5.251cm" svg:x2="11.604cm" svg:y2="5.613cm"><text:p/></draw:line><draw:frame draw:style-name="gr24" draw:text-style-name="P411" svg:width="2.712cm" svg:height="0.727cm" svg:x="11.942cm" svg:y="4.272cm"><draw:text-box><text:p text:style-name="P410"><text:span text:style-name="T395">Read / Write</text:span></text:p></draw:text-box></draw:frame><draw:frame draw:style-name="gr25" draw:text-style-name="P411" svg:width="3.594cm" svg:height="0.676cm" svg:x="11.896cm" svg:y="5.322cm"><draw:text-box><text:p text:style-name="P410"><text:span text:style-name="T395">Report (Subscribe) </text:span></text:p></draw:text-box></draw:frame></draw:g></text:p>
      <text:list xml:id="list7965313418275913969" text:style-name="L23">
        <text:list-header>
          <text:p text:style-name="P277"/>
        </text:list-header>
      </text:list>
      <text:p text:style-name="P187"/>
      <text:p text:style-name="P182"/>
      <text:p text:style-name="P182"/>
      <text:p text:style-name="P182"/>
      <text:p text:style-name="P182"/>
      <text:p text:style-name="P182"/>
      <text:p text:style-name="P182"/>
      <text:p text:style-name="P182"/>
      <text:p text:style-name="P182"/>
      <text:p text:style-name="P182"/>
      <text:p text:style-name="P184"/>
      <text:list xml:id="list150111285151774" text:continue-list="list150111203164856" text:style-name="L21">
        <text:list-header>
          <text:p text:style-name="P404">Figure <text:sequence text:ref-name="refIllustration3" text:name="Illustration" text:formula="ooow:Illustration+1" style:num-format="1">4</text:sequence>: ZigBee hierarchy model</text:p>
        </text:list-header>
      </text:list>
      <text:p text:style-name="P185">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51" text:outline-level="2">ZigBee Endpoint</text:h>
      <text:p text:style-name="P173">Communication between devices is done through an addressable component called ZigBee endpoint which holds a number of ZigBee clusters. A ZigBee cluster represents a functional unit in a device.</text:p>
      <text:p text:style-name="P174"><text:span text:style-name="T115">An endpoint</text:span><text:span text:style-name="T76"> </text:span><text:span text:style-name="T115">defines a communication entity within a device through which a specific application is carried. So, it represents a logical device object used for communication.</text:span></text:p>
      <text:p text:style-name="P172">For example, a remote control light might allocate Endpoint 7 for the control of lights in the master bedroom, Endpoint 9 to manage the heating and air conditioning system, and Endpoint 14 for controlling the security system.</text:p>
      <text:p text:style-name="P174"><text:span text:style-name="T115">The ZigBee specification defines that a maximum of 240 Endpoints is allowed per </text:span><text:span text:style-name="T76">ZigBeeNode</text:span><text:span text:style-name="T115">. Endpoint 0 is reserved to describe the generic device capabilities, Endpoint 255 is reserved for broadcasting to all </text:span><text:soft-page-break/><text:span text:style-name="T115">endpoints, Endpoints 241-254 are reserved for future use.</text:span></text:p>
      <text:p text:style-name="P174"><text:span text:style-name="T115">Endpoint 0 and Endpoint 255 capabilities are not exposed, only Endpoints 1-240 should be registered as services.</text:span> <text:span text:style-name="T115">Endpoints are registered under the </text:span><text:span text:style-name="T76">ZigBeeEndpoint</text:span><text:span text:style-name="T115"> interface with the following properties:</text:span></text:p>
      <text:list xml:id="list150111287143564" text:continue-list="list150111267169219" text:style-name="L22">
        <text:list-item>
          <text:p text:style-name="P311"><text:span text:style-name="T240">ID</text:span><text:span text:style-name="T239"> </text:span><text:span text:style-name="T115">– </text:span><text:span text:style-name="T82">(</text:span><text:span text:style-name="T190">zigbee.endpoint.</text:span><text:span text:style-name="T191">id</text:span><text:span text:style-name="T193">/</text:span><text:span text:style-name="T202">Integer</text:span><text:span text:style-name="T82">) specifies the endpoint address within the node. Applications shall only use endpoints 1-240.</text:span></text:p>
        </text:list-item>
        <text:list-item>
          <text:p text:style-name="P318"><text:span text:style-name="T239">PROFILE_ID </text:span><text:span text:style-name="T115">– </text:span><text:span text:style-name="T82">(</text:span><text:span text:style-name="T190">zigbee.device.profile.id</text:span><text:span text:style-name="T193">/</text:span><text:span text:style-name="T201">Integer</text:span><text:span text:style-name="T82">) identifies the profile that is supported by this endpoint. The ZigBee specification defines several profile identifiers, and some others are vendor specific.</text:span></text:p>
        </text:list-item>
        <text:list-item>
          <text:p text:style-name="P314"><text:span text:style-name="T235">DEVICE_ID</text:span><text:span text:style-name="T82"> – (</text:span><text:span text:style-name="T190">zigbee.device.id</text:span><text:span text:style-name="T193">/</text:span><text:span text:style-name="T204">Integer</text:span><text:span text:style-name="T82">) identifies the device description supported by this endpoint. Like the profiles identifiers, the ZigBee specification defines several device identifiers, and some others are vendor specific.</text:span></text:p>
        </text:list-item>
        <text:list-item>
          <text:p text:style-name="P314"><text:span text:style-name="T235">DEVICE_VERSION</text:span><text:span text:style-name="T82"> – (</text:span><text:span text:style-name="T190">zigbee.device.version</text:span><text:span text:style-name="T193">/</text:span><text:span text:style-name="T200">Integer</text:span><text:span text:style-name="T82">) specifies the device description version supported by this endpoint.</text:span></text:p>
        </text:list-item>
        <text:list-item>
          <text:p text:style-name="P311"><text:span text:style-name="T235">INPUT_CLUSTERS </text:span><text:span text:style-name="T82">– (</text:span><text:span text:style-name="T190">zigbee.</text:span><text:span text:style-name="T192">endpoint</text:span><text:span text:style-name="T190">.clusters.input/</text:span><text:span text:style-name="T194">String[]</text:span><text:span text:style-name="T82">) specifies the list of input cluster </text:span><text:span text:style-name="T88">ids</text:span><text:span text:style-name="T82"> supported by this endpoint.</text:span></text:p>
        </text:list-item>
        <text:list-item>
          <text:p text:style-name="P315"><text:span text:style-name="T235">OUTPUT_CLUSTERS</text:span><text:span text:style-name="T82"> – (</text:span><text:span text:style-name="T190">zigbee.</text:span><text:span text:style-name="T192">endpoint</text:span><text:span text:style-name="T190">.clusters.output/</text:span><text:span text:style-name="T194">String[]</text:span><text:span text:style-name="T82">) specifies the list of output cluster </text:span><text:span text:style-name="T88">ids</text:span><text:span text:style-name="T82"> supported by this endpoint.</text:span></text:p>
        </text:list-item>
        <text:list-item>
          <text:p text:style-name="P316"><text:span text:style-name="T237">org.osgi.service.device.Constants.</text:span><text:span text:style-name="T235">DEVICE_CATEGORY </text:span><text:span text:style-name="T82">(see OSGI Compendium: 103 Device Access Specification)</text:span><text:span text:style-name="T235"> </text:span><text:span text:style-name="T82">– </text:span><text:span text:style-name="T83">(“DEVICE_CATEGORY”) describes a table of the categories to which the device belongs. One of the value MUST be “ZigBee” (org.osgi.service.zigbee.ZigBeeEndpoint.DEVICE_CATEGORY).</text:span></text:p>
        </text:list-item>
      </text:list>
      <text:p text:style-name="P35">Additional properties (defined in Device Access – 103.2.1) may be set:</text:p>
      <text:list xml:id="list150111302144502" text:continue-numbering="true" text:style-name="L22">
        <text:list-item>
          <text:p text:style-name="P322"><text:span text:style-name="T266">DEVICE_DESCRIPTION</text:span><text:span text:style-name="T371">: if the complex descriptor of the device is available, the value MUST be set and MUST be the value returned by ZigBeeComplexDescriptor.getModelName().</text:span></text:p>
        </text:list-item>
        <text:list-item>
          <text:p text:style-name="P322"><text:span text:style-name="T266">DEVICE_SERIAL</text:span><text:span text:style-name="T371">: if the complex descriptor of the device is available, the value MUST be set and MUST be the value returned by ZigBeeComplexDescriptor.getSerialNumber().</text:span></text:p>
        </text:list-item>
      </text:list>
      <text:p text:style-name="P29"><text:span text:style-name="T91">Finally, </text:span><text:span text:style-name="T237">service.pid</text:span><text:span text:style-name="T91">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27"><text:span text:style-name="T112">A </text:span><text:span text:style-name="T4">ZigBeeEn</text:span><text:span text:style-name="T70">d</text:span><text:span text:style-name="T4">point</text:span><text:span text:style-name="T112"> may contain a number of input or output clusters. </text:span><text:span text:style-name="T4">ZigBeeEndpoint</text:span><text:span text:style-name="T112"> provides </text:span><text:span text:style-name="T241">getServerCluster(int clusterId)</text:span><text:span text:style-name="T112"> and </text:span><text:span text:style-name="T241">getClientCluster(int clusterId)</text:span><text:span text:style-name="T112"> to return a specific server input or client output cluster. </text:span></text:p>
      <text:p text:style-name="P174"><text:span text:style-name="T48">Each endpoint must provide a simple descriptor. </text:span><text:span text:style-name="T35">getSimpleDescriptor() </text:span><text:span text:style-name="T49">returns a </text:span><text:span text:style-name="T54">ZigBeeSimpleDescriptor</text:span><text:span text:style-name="T49"> object </text:span><text:span text:style-name="T48">which contains general information about the endpoint.</text:span></text:p>
      <text:p text:style-name="P175">ZigBeeEndpoint interface provides two methods to bind and unbind ZigBee clusters: <text:span text:style-name="T267">bind(...)</text:span> and <text:span text:style-name="T267">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75"><text:span text:style-name="T375">ZigBeeEndPoint interface provides a getBoundEndPoints(...) method that provides the table of bound</text:span> ZigBeeEndpoints identified by their service PIDs.</text:p>
      <text:h text:style-name="P6" text:outline-level="2">ZigBee <text:span text:style-name="T209">Device Description</text:span></text:h>
      <text:p text:style-name="P8">A ZigBee endpoint may have a description used to define and instantiate his input and output clusters, but also describes which of these clusters are mandatory or not.</text:p>
      <text:p text:style-name="P11"><text:soft-page-break/>ZigBeeDeviceDescription provides general information about an endpoint, and describes its inputs and outputs clusters.</text:p>
      <text:h text:style-name="P6" text:outline-level="2">ZigBee <text:span text:style-name="T209">Device Description Set</text:span></text:h>
      <text:p text:style-name="P7"><text:span text:style-name="T5">ZigBeeDeviceDescriptionSet</text:span><text:span text:style-name="T97"> objects are registered as OSGi services by the Base Driver. A ZigBeeDeviceDescriptionSet provides </text:span><text:span text:style-name="T229">getDeviceSpecification(int deviceId, short version) </text:span><text:span text:style-name="T82"><text:s/>which returns the device description if provided, or null otherwise. </text:span><text:span text:style-name="T97">ZigBeeDeviceDescriptionSet service should be registered with the following properties:</text:span></text:p>
      <text:list xml:id="list8473212896417083824" text:style-name="L24">
        <text:list-item>
          <text:p text:style-name="P319"><text:span text:style-name="T229">VERSION</text:span><text:span text:style-name="T97"> </text:span><text:span text:style-name="T82">– (</text:span><text:span text:style-name="T190">zigbee.profile.version/</text:span><text:span text:style-name="T196">Short</text:span><text:span text:style-name="T82">) The application profile version.</text:span></text:p>
        </text:list-item>
        <text:list-item>
          <text:p text:style-name="P319"><text:span text:style-name="T229">PROFILE_ID</text:span><text:span text:style-name="T97"> </text:span><text:span text:style-name="T82">– (</text:span><text:span text:style-name="T190">zigbee.profile.id/</text:span><text:span text:style-name="T196">Inte</text:span><text:span text:style-name="T197">g</text:span><text:span text:style-name="T196">er</text:span><text:span text:style-name="T82">) The profile identifier.</text:span></text:p>
        </text:list-item>
        <text:list-item>
          <text:p text:style-name="P319"><text:span text:style-name="T229">PROFILE_NAME</text:span><text:span text:style-name="T97"> </text:span><text:span text:style-name="T82">– <text:s/>(</text:span><text:span text:style-name="T190">zigbee.profile.name/</text:span><text:span text:style-name="T196">String</text:span><text:span text:style-name="T82">) The profile name.</text:span></text:p>
        </text:list-item>
        <text:list-item>
          <text:p text:style-name="P319"><text:span text:style-name="T229">MANUFACTURER_CODE</text:span><text:span text:style-name="T97"> </text:span><text:span text:style-name="T82">– (</text:span><text:span text:style-name="T190">zigbee.profile.manufacturer.code/</text:span><text:span text:style-name="T198">String</text:span><text:span text:style-name="T82">) The manufacturer profile code.</text:span></text:p>
        </text:list-item>
        <text:list-item>
          <text:p text:style-name="P319"><text:span text:style-name="T229">MANUFACTURER_NAME</text:span><text:span text:style-name="T97"> </text:span><text:span text:style-name="T82">– (</text:span><text:span text:style-name="T190">zigbee.profile.manufacturer.name/</text:span><text:span text:style-name="T196">String</text:span><text:span text:style-name="T82">) The manufacturer profile name.</text:span></text:p>
        </text:list-item>
        <text:list-item>
          <text:p text:style-name="P319"><text:span text:style-name="T235">DEVICES</text:span><text:span text:style-name="T82"> – (</text:span><text:span text:style-name="T190">zigbee.profile.devices/</text:span><text:span text:style-name="T203">Integer</text:span><text:span text:style-name="T199">[]</text:span><text:span text:style-name="T82">) A comma separated list of devices identifiers supported by the profile.</text:span></text:p>
        </text:list-item>
      </text:list>
      <text:h text:style-name="P6" text:outline-level="2">Z<text:change text:change-id="ct206549160"/><text:change-start text:change-id="ct206547288"/><text:span text:style-name="T390">CL</text:span><text:change-end text:change-id="ct206547288"/> <text:span text:style-name="T209">Cluster</text:span></text:h>
      <text:p text:style-name="P7"><text:span text:style-name="T112">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4">Z</text:span><text:change text:change-id="ct206549056"/><text:change-start text:change-id="ct206549264"/><text:span text:style-name="T71">CL</text:span><text:change-end text:change-id="ct206549264"/><text:span text:style-name="T4">Cluster</text:span><text:span text:style-name="T112"> interface.</text:span></text:p>
      <text:p text:style-name="P7"><text:span text:style-name="T4">Z</text:span><text:change text:change-id="ct206549472"/><text:change-start text:change-id="ct206549576"/><text:span text:style-name="T71">CL</text:span><text:change-end text:change-id="ct206549576"/><text:span text:style-name="T4">Cluster</text:span><text:span text:style-name="T116"> </text:span><text:span text:style-name="T112">objects combine one or more ZigBee </text:span><text:span text:style-name="T113">c</text:span><text:span text:style-name="T112">ommand and ZigBeeAttribute.</text:span></text:p>
      <text:p text:style-name="P8"><text:change-start text:change-id="ct206724544"/><text:span text:style-name="T318">Z</text:span><text:change-end text:change-id="ct206724544"/><text:change text:change-id="ct206724648"/><text:change-start text:change-id="ct206724752"/><text:span text:style-name="T321">CL</text:span><text:change-end text:change-id="ct206724752"/><text:change-start text:change-id="ct206724856"/><text:span text:style-name="T318">Cluster</text:span><text:change-end text:change-id="ct206724856"/> provides some methods for reading and writing attributes values:</text:p>
      <text:list xml:id="list567116094271764925" text:style-name="L25">
        <text:list-item>
          <text:p text:style-name="P328"><text:span text:style-name="T241">readAttributes(int[] attributeIds, ZigBee</text:span><text:span text:style-name="T242">Attributes</text:span><text:span text:style-name="T241">Handler handler) </text:span><text:span text:style-name="T97">– The read attributes command is generated when a device wishes to determine the value of one or more attributes located on another device.</text:span></text:p>
        </text:list-item>
        <text:list-item>
          <text:p text:style-name="P303"><text:span text:style-name="T256">writeAttributes(boolean undivided, ZigBeeAttributeRecord[] attributes, ZigBee</text:span><text:span text:style-name="T257">Attributes</text:span><text:span text:style-name="T256">Handler handler) </text:span><text:span text:style-name="T173">– The write attributes command is generated when a device wishes to change the values of one or more attributes located on another device. If </text:span><text:span text:style-name="T256">handler</text:span><text:span text:style-name="T173"> is set to </text:span><text:span text:style-name="T256">null</text:span><text:span text:style-name="T173">, the base driver should use a 'no response' ZigBee general command (see Chapter 2.4 General Commands in ZCL specification). The </text:span><text:span text:style-name="T256">boolean undivided</text:span><text:span text:style-name="T173"> parameter specifies that if any attribute cannot be written (e.g. If an attribute is not implemented on the device, or a value to be written is outside the valid range), no attribute values are changed.</text:span></text:p>
        </text:list-item>
      </text:list>
      <text:p text:style-name="P9"><text:span text:style-name="T5">Z</text:span><text:change text:change-id="ct206724960"/><text:change-start text:change-id="ct206725064"/><text:span text:style-name="T79">CL</text:span><text:change-end text:change-id="ct206725064"/><text:span text:style-name="T5">Cluster</text:span><text:span text:style-name="T111"> </text:span><text:span text:style-name="T97">object</text:span><text:span text:style-name="T107">s can be used to invoke </text:span><text:span text:style-name="T97">ZigBee </text:span><text:span text:style-name="T108">c</text:span><text:span text:style-name="T97">ommand</text:span><text:span text:style-name="T107">s</text:span><text:span text:style-name="T97"> using a handler based response; operations parameters are attributes that will be manipulated:</text:span></text:p>
      <text:list xml:id="list7967175253836912066" text:style-name="L26">
        <text:list-item>
          <text:p text:style-name="P290"><text:span text:style-name="T229">invoke(byte[] bytes, ZigBee</text:span><text:span text:style-name="T230">Command</text:span><text:span text:style-name="T229">Handler handler)</text:span><text:span text:style-name="T97"> </text:span><text:span text:style-name="T82">– </text:span><text:span text:style-name="T235">bytes</text:span><text:span text:style-name="T82">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290"><text:span text:style-name="T229">invoke(byte[] bytes, ZigBeeCommandHandler handler, String exportedServicePID)</text:span><text:span text:style-name="T97"> </text:span><text:span text:style-name="T82">– </text:span><text:span text:style-name="T235">bytes</text:span><text:span text:style-name="T82"> is a sequence of byte and represents the command frame, </text:span><text:span text:style-name="T84">and </text:span><text:span text:style-name="T236">exportedServicePID</text:span><text:span text:style-name="T84"> is the source endpoint of the command request. </text:span><text:span text:style-name="T82">In targeted situations, the source endpoint is the valid service PID of an exported endpoint.</text:span></text:p>
          <text:p text:style-name="P295"><text:span text:style-name="T176">A</text:span><text:span text:style-name="T177"> handler is provided to manage the command response asynchronously.</text:span></text:p>
        </text:list-item>
      </text:list>
      <text:h text:style-name="Heading_20_2" text:outline-level="2"><text:soft-page-break/>Z<text:change text:change-id="ct206725168"/><text:change-start text:change-id="ct206725272"/><text:span text:style-name="T391">CL</text:span><text:change-end text:change-id="ct206725272"/> Cluster Description</text:h>
      <text:p text:style-name="P10"><text:span text:style-name="T4">Z</text:span><text:change text:change-id="ct206725376"/><text:change-start text:change-id="ct206725480"/><text:span text:style-name="T72">CL</text:span><text:change-end text:change-id="ct206725480"/><text:span text:style-name="T4">ClusterDescription</text:span><text:span text:style-name="T117"> describes the server or client part of a </text:span><text:span text:style-name="T4">Z</text:span><text:change text:change-id="ct206725584"/><text:change-start text:change-id="ct206725688"/><text:span text:style-name="T72">CL</text:span><text:change-end text:change-id="ct206725688"/><text:span text:style-name="T4">Cluster</text:span><text:span text:style-name="T117">. It lists the available commands and attributes for this client or server cluster.</text:span></text:p>
      <text:p text:style-name="P11">Each cluster client and server may have attributes (see ZCL specifications chapter 2.2.1), received and generated commands. <text:change-start text:change-id="ct206725792"/><text:span text:style-name="T318">Z</text:span><text:change-end text:change-id="ct206725792"/><text:change text:change-id="ct206725896"/><text:change-start text:change-id="ct206726000"/><text:span text:style-name="T322">CL</text:span><text:change-end text:change-id="ct206726000"/><text:change-start text:change-id="ct206726104"/><text:span text:style-name="T318">ClusterDescription</text:span><text:change-end text:change-id="ct206726104"/> provides methods to describe commands, attributes and retrieve general cluster information.</text:p>
      <text:h text:style-name="Heading_20_2" text:outline-level="2">Z<text:change text:change-id="ct206726208"/><text:change-start text:change-id="ct206726312"/><text:span text:style-name="T393">CL</text:span><text:change-end text:change-id="ct206726312"/> Global Cluster Description</text:h>
      <text:p text:style-name="P7"><text:span text:style-name="T4">Z</text:span><text:change text:change-id="ct206726416"/><text:change-start text:change-id="ct206726520"/><text:span text:style-name="T74">CL</text:span><text:change-end text:change-id="ct206726520"/><text:span text:style-name="T4">GlobalClusterDescription</text:span><text:span text:style-name="T112"> describes a cluster general information: id, name, description. It provides the </text:span><text:span text:style-name="T4">Z</text:span><text:change text:change-id="ct206726624"/><text:change-start text:change-id="ct206726728"/><text:span text:style-name="T73">CL</text:span><text:change-end text:change-id="ct206726728"/><text:span text:style-name="T4">ClusterDescription</text:span><text:span text:style-name="T112"> for both client and server part of this cluster.</text:span></text:p>
      <text:h text:style-name="P38" text:outline-level="2">ZigBee <text:span text:style-name="T209">Command</text:span></text:h>
      <text:p text:style-name="P7"><text:bookmark-start text:name="__DdeLink__1826_17402428231"/><text:span text:style-name="T97">A ZigBee cluster is associated with a number of </text:span><text:bookmark-end text:name="__DdeLink__1826_17402428231"/><text:span text:style-name="T97">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62"><text:span text:style-name="T97">ZigBeeCommandDescription contains </text:span><text:span text:style-name="T5">ZigBeeParameterDescription</text:span><text:span text:style-name="T97"> objects which describe the command parameters. </text:span><text:span text:style-name="T5">ZigBeeParameterDescription </text:span><text:span text:style-name="T97">has, for instance, a </text:span><text:span text:style-name="T229">checkValue(Object value)</text:span><text:span text:style-name="T97"> method which returns </text:span><text:span text:style-name="T229">true</text:span><text:span text:style-name="T97"> if the parameter value is valid according to its description.</text:span></text:p>
      <text:h text:style-name="P215" text:outline-level="2">ZigBee Command Description</text:h>
      <text:p text:style-name="P68"><text:span text:style-name="T80">ZigBeeCommandDescription</text:span><text:span text:style-name="T92"> describes a ZigBee </text:span><text:span text:style-name="T94">c</text:span><text:span text:style-name="T92">ommand.</text:span></text:p>
      <text:p text:style-name="P8">All clusters (server and client) shall support generation, reception and execution of the Default response command.</text:p>
      <text:p text:style-name="P8">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61"><text:span text:style-name="T80">ZigBeeCommandDescription</text:span><text:span text:style-name="T92"> </text:span><text:span text:style-name="T93">also provides two methods for serializing (Java Values to bytes), and deserializing (bytes to Java Values). These bytes are, respectively, the parameters, and the returned value </text:span><text:span text:style-name="T96">sent, respectively received</text:span><text:span text:style-name="T95"> when invoking a ZigBee command</text:span><text:span text:style-name="T98">.</text:span></text:p>
      <text:h text:style-name="P6" text:outline-level="2">ZigBee <text:span text:style-name="T209">Attribute</text:span></text:h>
      <text:p text:style-name="P68"><text:span text:style-name="T97">A ZigBee cluster is associated with a set of attributes. Each attribute is represented by a </text:span><text:span text:style-name="T5">ZigBeeAttribute </text:span><text:span text:style-name="T97">interface. ZigBeeAttribute provides </text:span><text:span text:style-name="T229">getValue(ZigBee</text:span><text:span text:style-name="T231">Attributes</text:span><text:span text:style-name="T229">Handler handler)</text:span><text:span text:style-name="T97"> and </text:span><text:span text:style-name="T229">setValue(Object value, ZigBee</text:span><text:span text:style-name="T231">Attributes</text:span><text:span text:style-name="T229">Handler handler)</text:span><text:span text:style-name="T97"> to retrieve and set current attribute value.</text:span></text:p>
      <text:h text:style-name="P214" text:outline-level="2">ZigBee Attribute Description</text:h>
      <text:p text:style-name="P7"><text:span text:style-name="T4">ZigBeeAttributeDescription</text:span><text:span text:style-name="T112"> describes information about a specific </text:span><text:span text:style-name="T4">ZigBeeAttribute.</text:span></text:p>
      <text:h text:style-name="P6" text:outline-level="2">ZigBee <text:span text:style-name="T209">Data Type Description</text:span></text:h>
      <text:p text:style-name="P7"><text:span text:style-name="T5">ZigBeeAttributeDescription</text:span><text:span text:style-name="T97"> and </text:span><text:span text:style-name="T5">ZigBeeParameterDescription</text:span><text:span text:style-name="T97"> provides a </text:span><text:span text:style-name="T229">getDataType()</text:span><text:span text:style-name="T97"> which returns a </text:span><text:span text:style-name="T5">ZigBeeDataTypeDescription</text:span><text:span text:style-name="T97"> object. The interface provides, amongst others, the following methods:</text:span></text:p>
      <text:list xml:id="list8880274076662372020" text:style-name="L27">
        <text:list-item>
          <text:p text:style-name="P292"><text:change-start text:change-id="ct395633360"/><text:span text:style-name="T34">void </text:span><text:change-end text:change-id="ct395633360"/><text:span text:style-name="T33">serialize(</text:span><text:span text:style-name="T7">Object par</text:span><text:change-start text:change-id="ct395634504"/><text:span text:style-name="T7">am</text:span><text:change-end text:change-id="ct395634504"/><text:change-start text:change-id="ct395628784"/><text:span text:style-name="T7">, ByteArrayOutputStream outdata</text:span><text:change-end text:change-id="ct395628784"/><text:change-start text:change-id="ct395629720"/><text:span text:style-name="T7">)</text:span><text:change-end text:change-id="ct395629720"/><text:span text:style-name="T48"> </text:span><text:span text:style-name="T49">– S</text:span><text:span text:style-name="T8">erializes a Java Object corresponding to the Java data type given by getJavaDataType()</text:span><text:change-start text:change-id="ct395633256"/><text:span text:style-name="T8">, </text:span><text:span text:style-name="T6">and adds the result </text:span><text:change-end text:change-id="ct395633256"/><text:change text:change-id="ct395629304"/><text:change-start text:change-id="ct395628160"/><text:span text:style-name="T6">to the given ByteArrayOutputStream </text:span><text:change-end text:change-id="ct395628160"/><text:span text:style-name="T8">according to ZigBee Cluster Library.</text:span></text:p>
        </text:list-item>
        <text:list-item>
          <text:p text:style-name="P291"><text:change-start text:change-id="ct395629928"/><text:span text:style-name="T34">Object </text:span><text:change-end text:change-id="ct395629928"/><text:span text:style-name="T33">deserialize(</text:span><text:change text:change-id="ct395631592"/><text:change-start text:change-id="ct395629824"/><text:span text:style-name="T32">ByteArrayInputStream data</text:span><text:change-end text:change-id="ct395629824"/><text:span text:style-name="T33">)</text:span><text:span text:style-name="T48"> </text:span><text:span text:style-name="T49">– D</text:span><text:span text:style-name="T8">eserializes </text:span><text:change text:change-id="ct395630136"/><text:change-start text:change-id="ct395635232"/><text:span text:style-name="T46">the given data</text:span><text:change-end text:change-id="ct395635232"/><text:span text:style-name="T8"> into a Java Object of the </text:span><text:soft-page-break/><text:span text:style-name="T8">Java data type given by getJavaDataType().</text:span></text:p>
        </text:list-item>
      </text:list>
      <text:h text:style-name="Heading_20_2" text:outline-level="2">ZigBee <text:span text:style-name="T209">Attribute Record</text:span></text:h>
      <text:p text:style-name="Body"><text:span text:style-name="T97">A </text:span><text:span text:style-name="T5">ZigBeeAttributeRecord</text:span><text:span text:style-name="T97"> object h</text:span><text:span text:style-name="T8">olds some useful information about a given </text:span><text:span text:style-name="T51">ZigBee attribute</text:span><text:span text:style-name="T8">. It's mainly used by </text:span><text:span text:style-name="T7">Z</text:span><text:change text:change-id="ct206726832"/><text:change-start text:change-id="ct206726936"/><text:span text:style-name="T31">CL</text:span><text:change-end text:change-id="ct206726936"/><text:span text:style-name="T7">Cluster.writeAttributes(...) </text:span><text:span text:style-name="T48">for writing operations</text:span><text:span text:style-name="T8">. </text:span><text:span text:style-name="T52">ZigBeeAttributeRecord</text:span><text:span text:style-name="T8"> provides the following methods:</text:span></text:p>
      <text:list xml:id="list2350284869115311624" text:style-name="L28">
        <text:list-item>
          <text:p text:style-name="P307"><text:span text:style-name="T33">getId()</text:span><text:span text:style-name="T8"> </text:span><text:span text:style-name="T49">– R</text:span><text:span text:style-name="T48">eturns the attribute identifier.</text:span></text:p>
        </text:list-item>
        <text:list-item>
          <text:p text:style-name="P307"><text:span text:style-name="T33">getDataType()</text:span><text:span text:style-name="T8"> </text:span><text:span text:style-name="T49">– R</text:span><text:span text:style-name="T48">eturns the attribute data type.</text:span></text:p>
        </text:list-item>
        <text:list-item>
          <text:p text:style-name="P307"><text:span text:style-name="T33">getValue()</text:span><text:span text:style-name="T8"> </text:span><text:span text:style-name="T49">– R</text:span><text:span text:style-name="T48">eturns the attribute object value.</text:span></text:p>
        </text:list-item>
      </text:list>
      <text:h text:style-name="P93" text:outline-level="2">ZigBee Handler</text:h>
      <text:p text:style-name="P171"><text:span text:style-name="T43">The </text:span><text:span text:style-name="T8">ZigBee Handler</text:span><text:span text:style-name="T43">s </text:span><text:span text:style-name="T44">(i.e. </text:span><text:span text:style-name="T53">ZigBeeHandler</text:span><text:span text:style-name="T45">, </text:span><text:span text:style-name="T53">ZigBeeCommandHandler</text:span><text:span text:style-name="T44">, and </text:span><text:span text:style-name="T53">ZigBeeAttributesHandler</text:span><text:span text:style-name="T44">)</text:span><text:span text:style-name="T43"> h</text:span><text:span text:style-name="T8">elp t</text:span><text:span text:style-name="T43">o</text:span><text:span text:style-name="T8"> manage asynchronous communication with the base driver. </text:span><text:span text:style-name="T43">The defined </text:span><text:span text:style-name="T8">interface</text:span><text:span text:style-name="T43">s</text:span><text:span text:style-name="T8"> </text:span><text:span text:style-name="T43">are</text:span><text:span text:style-name="T8"> used </text:span><text:span text:style-name="T43">when requesting </text:span><text:span text:style-name="T8">the base driver and provide </text:span><text:span text:style-name="T33">onSuccess(...)</text:span><text:span text:style-name="T8"> and </text:span><text:span text:style-name="T33">onFailure(...)</text:span><text:span text:style-name="T8"> methods for managin</text:span><text:span text:style-name="T43">g</text:span><text:span text:style-name="T8"> response</text:span><text:span text:style-name="T43">s</text:span><text:span text:style-name="T8">.</text:span></text:p>
      <text:p text:style-name="P171"><text:span text:style-name="T48">This table shows the methods that uses a </text:span><text:span text:style-name="T52">Handler</text:span><text:span text:style-name="T48">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90">Methods</text:p>
          </table:table-cell>
          <table:table-cell table:style-name="Tableau6.B1" office:value-type="string">
            <text:p text:style-name="P90">Map parameter description</text:p>
          </table:table-cell>
        </table:table-row>
        <table:table-row>
          <table:table-cell table:style-name="Tableau6.A2" office:value-type="string">
            <text:p text:style-name="P13">Z<text:change text:change-id="ct206727040"/><text:change-start text:change-id="ct206727144"/><text:span text:style-name="T392">CL</text:span><text:change-end text:change-id="ct206727144"/>Cluster.readAttributes(int[] attritesIds, ZigBee<text:span text:style-name="T385">Attributes</text:span>Handler handler)</text:p>
          </table:table-cell>
          <table:table-cell table:style-name="Tableau6.B2" office:value-type="string">
            <text:p text:style-name="P69">For each Map entry, the key is the attribute identifier of <text:span text:style-name="T319">Integer</text:span> type and the value is the associated attribute value of <text:span text:style-name="T318">Object</text:span> type <text:span text:style-name="T323">(or null if an UNSUPPORTED_ATTRIBUTE occurred)</text:span>.</text:p>
          </table:table-cell>
        </table:table-row>
        <table:table-row>
          <table:table-cell table:style-name="Tableau6.A2" office:value-type="string">
            <text:p text:style-name="P13">Z<text:change text:change-id="ct206727248"/><text:change-start text:change-id="ct206727352"/><text:span text:style-name="T392">CL</text:span><text:change-end text:change-id="ct206727352"/>Cluster.writeAttributes(boolean undivided, ZigBeeAttributeRecord[] attributes, ZigBee<text:span text:style-name="T385">Attributes</text:span>Handler handler)</text:p>
          </table:table-cell>
          <table:table-cell table:style-name="Tableau6.B2" office:value-type="string">
            <text:p text:style-name="P72">For each Map entry, the key is the attribute identifier of <text:span text:style-name="T319">I</text:span><text:span text:style-name="T318">nt</text:span><text:span text:style-name="T319">eger</text:span> type and the value is the associated attribute <text:span text:style-name="T355">status, </text:span><text:span text:style-name="T276">i</text:span><text:span text:style-name="T356">.e. SUCCESS, INVALID_VALUE, etc.</text:span></text:p>
            <text:p text:style-name="P69">In case <text:span text:style-name="T279">undivided</text:span> equals <text:span text:style-name="T279">false</text:span>, <text:span text:style-name="T279">onSuccess()</text:span> is always called to notify the response. In case <text:span text:style-name="T279">undivided</text:span> equals <text:span text:style-name="T279">true</text:span> and an error has <text:span text:style-name="T275">occurred</text:span>, <text:span text:style-name="T279">onFailure</text:span> is called with a <text:span text:style-name="T328">ZigBeeException.</text:span></text:p>
          </table:table-cell>
        </table:table-row>
        <table:table-row>
          <table:table-cell table:style-name="Tableau6.A2" office:value-type="string">
            <text:p text:style-name="P14"><text:span text:style-name="T9">Z</text:span><text:change text:change-id="ct206727456"/><text:change-start text:change-id="ct206727560"/><text:span text:style-name="T216">CL</text:span><text:change-end text:change-id="ct206727560"/><text:span text:style-name="T9">Cluster.</text:span><text:span text:style-name="T272">invoke(</text:span><text:span text:style-name="T271">ZCLFrame frame, ZigBeeCommandHandler handler</text:span><text:span text:style-name="T273">)</text:span></text:p>
            <text:p text:style-name="P15"/>
          </table:table-cell>
          <table:table-cell table:style-name="Tableau6.B2" office:value-type="string">
            <text:p text:style-name="P79"><text:span text:style-name="T272">The notifyResponse method takes the response of </text:span><text:span text:style-name="T270">ZCLFrame</text:span><text:span text:style-name="T272"> type as parameter.</text:span></text:p>
          </table:table-cell>
        </table:table-row>
        <table:table-row>
          <table:table-cell table:style-name="Tableau6.A2" office:value-type="string">
            <text:p text:style-name="P15">Z<text:change text:change-id="ct206727664"/><text:change-start text:change-id="ct206727768"/><text:span text:style-name="T392">CL</text:span><text:change-end text:change-id="ct206727768"/>Cluster.<text:span text:style-name="T384">invoke(</text:span>ZCLFrame frame, ZigBeeCommandHandler handler, String exportedServicePID)</text:p>
            <text:p text:style-name="P71"/>
          </table:table-cell>
          <table:table-cell table:style-name="Tableau6.B2" office:value-type="string">
            <text:p text:style-name="P77">The notifyResponse method takes the response of <text:span text:style-name="T320">ZCLFrame</text:span> type as parameter.</text:p>
          </table:table-cell>
        </table:table-row>
        <table:table-row>
          <table:table-cell table:style-name="Tableau6.A2" office:value-type="string">
            <text:p text:style-name="P13">ZigBeeAttribute.getValue(ZigBee<text:span text:style-name="T386">Attributes</text:span>Handler handler)</text:p>
          </table:table-cell>
          <table:table-cell table:style-name="Tableau6.B2" office:value-type="string">
            <text:p text:style-name="P73">Only one Map entry, the key is the attribute identifier of <text:span text:style-name="T319">I</text:span><text:span text:style-name="T318">nt</text:span><text:span text:style-name="T319">eger</text:span> type and the value is the associated attribute value of <text:span text:style-name="T318">byte[]</text:span> type. In case of a failure, <text:span text:style-name="T279">onFailure</text:span> is called with a <text:span text:style-name="T328">ZigBeeException.</text:span></text:p>
          </table:table-cell>
        </table:table-row>
        <table:table-row>
          <table:table-cell table:style-name="Tableau6.A2" office:value-type="string">
            <text:p text:style-name="P13">ZigBeeAttribute.setValue(<text:span text:style-name="T277">Object</text:span><text:span text:style-name="T275"> </text:span>value, Z<text:span text:style-name="T275">igBee</text:span><text:span text:style-name="T278">Attributes</text:span><text:span text:style-name="T275">Handler</text:span> handler)</text:p>
          </table:table-cell>
          <table:table-cell table:style-name="Tableau6.B2" office:value-type="string">
            <text:p text:style-name="P74">Only one Map entry, the key is the attribute identifier of <text:span text:style-name="T319">I</text:span><text:span text:style-name="T318">nt</text:span><text:span text:style-name="T319">eger</text:span> type and the value is <text:span text:style-name="T279">true</text:span> if the attribute value has been written or <text:span text:style-name="T279">false</text:span> otherwise.</text:p>
          </table:table-cell>
        </table:table-row>
      </table:table>
      <text:p text:style-name="P86"/>
      <text:h text:style-name="Heading_20_2" text:outline-level="2"><text:soft-page-break/>ZigBee Data Types</text:h>
      <text:p text:style-name="P66"><text:span text:style-name="T318">ZigBeeDataTypes</text:span> provides all standard ZigBee type descriptions as <text:span text:style-name="T318">ZigBeeDataTypeDescription</text:span> objects assigned to public final static fields (constants).</text:p>
      <text:p text:style-name="P11">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88">ZigBeeDataType constant</text:p>
          </table:table-cell>
          <table:table-cell table:style-name="Table3.A1" office:value-type="string">
            <text:p text:style-name="P89">ZigBee type</text:p>
          </table:table-cell>
          <table:table-cell table:style-name="Table3.C1" office:value-type="string">
            <text:p text:style-name="P89">Java type</text:p>
          </table:table-cell>
        </table:table-row>
        <table:table-row>
          <table:table-cell table:style-name="Table3.A2" office:value-type="string">
            <text:p text:style-name="P206">BITMAP_8</text:p>
            <text:p text:style-name="P207">BITMAP_16</text:p>
            <text:p text:style-name="P207">BITMAP_24</text:p>
            <text:p text:style-name="P207">BITMAP_32 </text:p>
            <text:p text:style-name="P207"/>
            <text:p text:style-name="P207">GENERAL_DATA_8</text:p>
            <text:p text:style-name="P207">GENERAL_DATA_16</text:p>
            <text:p text:style-name="P207">GENERAL_DATA_24</text:p>
            <text:p text:style-name="P207">GENERAL_DATA_32</text:p>
          </table:table-cell>
          <table:table-cell table:style-name="Table3.A2" office:value-type="string">
            <text:p text:style-name="P207">8-bit bitmap</text:p>
            <text:p text:style-name="P207">16-bit bitmap</text:p>
            <text:p text:style-name="P207">24-bit bitmap</text:p>
            <text:p text:style-name="P207">32-bit bitmap</text:p>
            <text:p text:style-name="P207"/>
            <text:p text:style-name="P207">8-bit data</text:p>
            <text:p text:style-name="P207">16-bit data</text:p>
            <text:p text:style-name="P207">24-bit data</text:p>
            <text:p text:style-name="P207">32-bit data</text:p>
          </table:table-cell>
          <table:table-cell table:style-name="Table3.C2" office:value-type="string">
            <text:p text:style-name="P207"/>
            <text:p text:style-name="P207"/>
            <text:p text:style-name="P207"/>
            <text:p text:style-name="P207"/>
            <text:p text:style-name="P207">Integer</text:p>
          </table:table-cell>
        </table:table-row>
        <table:table-row>
          <table:table-cell table:style-name="Table3.A2" office:value-type="string">
            <text:p text:style-name="P207">BITMAP_40 </text:p>
            <text:p text:style-name="P207">BITMAP_48</text:p>
            <text:p text:style-name="P207">BITMAP_56 </text:p>
            <text:p text:style-name="P207">BITMAP_64</text:p>
            <text:p text:style-name="P207"/>
            <text:p text:style-name="P207">GENERAL_DATA_40 </text:p>
            <text:p text:style-name="P207">GENERAL_DATA_48</text:p>
            <text:p text:style-name="P207">GENERAL_DATA_56 </text:p>
            <text:p text:style-name="P207">GENERAL_DATA_64</text:p>
          </table:table-cell>
          <table:table-cell table:style-name="Table3.A2" office:value-type="string">
            <text:p text:style-name="P207">40-bit bitmap</text:p>
            <text:p text:style-name="P207">48-bit bitmap</text:p>
            <text:p text:style-name="P207">56-bit bitmap</text:p>
            <text:p text:style-name="P207">64-bit bitmap</text:p>
            <text:p text:style-name="P207"/>
            <text:p text:style-name="P207">40-bit data</text:p>
            <text:p text:style-name="P207">48-bit data</text:p>
            <text:p text:style-name="P207">56-bit data</text:p>
            <text:p text:style-name="P207">64-bit data</text:p>
          </table:table-cell>
          <table:table-cell table:style-name="Table3.C2" office:value-type="string">
            <text:p text:style-name="P218"/>
            <text:p text:style-name="P218"/>
            <text:p text:style-name="P218"/>
            <text:p text:style-name="P218"/>
            <text:p text:style-name="P218">Long</text:p>
          </table:table-cell>
        </table:table-row>
        <table:table-row table:style-name="Table3.4">
          <table:table-cell table:style-name="Table3.A2" office:value-type="string">
            <text:p text:style-name="P207">OCTET_STRING</text:p>
            <text:p text:style-name="P207">LONG_OCTET_STRING</text:p>
          </table:table-cell>
          <table:table-cell table:style-name="Table3.A2" office:value-type="string">
            <text:p text:style-name="P207">Octet string</text:p>
            <text:p text:style-name="P207">Long octet string</text:p>
          </table:table-cell>
          <table:table-cell table:style-name="Table3.C2" office:value-type="string">
            <text:p text:style-name="P207">ByteBuffer<office:annotation><dc:creator>Jean-Pierre Poutcheu</dc:creator><dc:date>2013-01-22T11:42:48</dc:date><text:p text:style-name="P405"><text:span text:style-name="T394">Suggested by Nicola - As replacement of java String type .</text:span></text:p></office:annotation></text:p>
          </table:table-cell>
        </table:table-row>
        <table:table-row table:style-name="Table3.5">
          <table:table-cell table:style-name="Table3.A2" office:value-type="string">
            <text:p text:style-name="P207">CHARACTER_STRING </text:p>
            <text:p text:style-name="P207">LONG_CHARACTER_STRING</text:p>
            <text:p text:style-name="P207"/>
            <text:p text:style-name="P207">SECURITY_KEY</text:p>
          </table:table-cell>
          <table:table-cell table:style-name="Table3.A2" office:value-type="string">
            <text:p text:style-name="P207">Character string</text:p>
            <text:p text:style-name="P207">Long character string</text:p>
            <text:p text:style-name="P207"/>
            <text:p text:style-name="P207">128-bit Security Key</text:p>
          </table:table-cell>
          <table:table-cell table:style-name="Table3.C2" office:value-type="string">
            <text:p text:style-name="P207"/>
            <text:p text:style-name="P207">String</text:p>
          </table:table-cell>
        </table:table-row>
        <table:table-row>
          <table:table-cell table:style-name="Table3.A2" office:value-type="string">
            <text:p text:style-name="P207">BOOLEAN</text:p>
          </table:table-cell>
          <table:table-cell table:style-name="Table3.A2" office:value-type="string">
            <text:p text:style-name="P207">Logical</text:p>
          </table:table-cell>
          <table:table-cell table:style-name="Table3.C2" office:value-type="string">
            <text:p text:style-name="P207">Boolean</text:p>
          </table:table-cell>
        </table:table-row>
        <table:table-row>
          <table:table-cell table:style-name="Table3.A2" office:value-type="string">
            <text:p text:style-name="P207">SIGNED_INTEGER_8</text:p>
          </table:table-cell>
          <table:table-cell table:style-name="Table3.A2" office:value-type="string">
            <text:p text:style-name="P207">Signed 8-bit integer</text:p>
          </table:table-cell>
          <table:table-cell table:style-name="Table3.C2" office:value-type="string">
            <text:p text:style-name="P207">Byte</text:p>
          </table:table-cell>
        </table:table-row>
        <table:table-row>
          <table:table-cell table:style-name="Table3.A2" office:value-type="string">
            <text:p text:style-name="P207">UNSIGNED_INTEGER_8</text:p>
            <text:p text:style-name="P207">SIGNED_INTEGER_16</text:p>
          </table:table-cell>
          <table:table-cell table:style-name="Table3.A2" office:value-type="string">
            <text:p text:style-name="P207">Unsigned 8-bit integer</text:p>
            <text:p text:style-name="P207">Signed 16-bit integer</text:p>
          </table:table-cell>
          <table:table-cell table:style-name="Table3.C2" office:value-type="string">
            <text:p text:style-name="P207">Short</text:p>
          </table:table-cell>
        </table:table-row>
        <table:table-row>
          <table:table-cell table:style-name="Table3.A2" office:value-type="string">
            <text:p text:style-name="P207">UNSIGNED_INTEGER_16</text:p>
            <text:p text:style-name="P207">UNSIGNED_INTEGER_24</text:p>
            <text:p text:style-name="P207">SIGNED_INTEGER_24</text:p>
            <text:p text:style-name="P207">SIGNED_INTEGER_32</text:p>
            <text:p text:style-name="P207"/>
            <text:p text:style-name="P207">ENUMERATION_8</text:p>
            <text:p text:style-name="P207">ENUMERATION_16</text:p>
            <text:p text:style-name="P207">CLUSTER_ID</text:p>
            <text:p text:style-name="P207">ATTRIBUTE_ID</text:p>
          </table:table-cell>
          <table:table-cell table:style-name="Table3.A2" office:value-type="string">
            <text:p text:style-name="P207">Unsigned 16-bit integer</text:p>
            <text:p text:style-name="P207">Unsigned 24-bit integer</text:p>
            <text:p text:style-name="P207">Signed 24-bit integer</text:p>
            <text:p text:style-name="P207">Signed 32-bit integer</text:p>
            <text:p text:style-name="P207"/>
            <text:p text:style-name="P207">8-bit enumeration</text:p>
            <text:p text:style-name="P207">16-bit enumeration</text:p>
            <text:p text:style-name="P207">Unsigned 16-bit integer</text:p>
            <text:p text:style-name="P207">Unsigned 16-bit integer</text:p>
          </table:table-cell>
          <table:table-cell table:style-name="Table3.C2" office:value-type="string">
            <text:p text:style-name="P207"/>
            <text:p text:style-name="P207"/>
            <text:p text:style-name="P207">Integer</text:p>
          </table:table-cell>
        </table:table-row>
        <table:table-row>
          <table:table-cell table:style-name="Table3.A2" office:value-type="string">
            <text:p text:style-name="P208">UNSIGNED_INTEGER_32</text:p>
            <text:p text:style-name="P207">UNSIGNED_INTEGER_40</text:p>
            <text:p text:style-name="P207">UNSIGNED_INTEGER_48</text:p>
            <text:p text:style-name="P207">UNSIGNED_INTEGER_56</text:p>
            <text:p text:style-name="P207"><text:soft-page-break/>UNSIGNED_INTEGER_64</text:p>
            <text:p text:style-name="P207">SIGNED_INTEGER_40</text:p>
            <text:p text:style-name="P207">SIGNED_INTEGER_48</text:p>
            <text:p text:style-name="P207">SIGNED_INTEGER_56</text:p>
            <text:p text:style-name="P207">SIGNED_INTEGER_64</text:p>
            <text:p text:style-name="P78"/>
            <text:p text:style-name="P207">UTC_TIME</text:p>
            <text:p text:style-name="P207">BACNET_OID</text:p>
            <text:p text:style-name="P207"/>
            <text:p text:style-name="P207"/>
            <text:p text:style-name="P207">IEEE_ADDRESS</text:p>
          </table:table-cell>
          <table:table-cell table:style-name="Table3.A2" office:value-type="string">
            <text:p text:style-name="P207">Unsigned 32-bit integer</text:p>
            <text:p text:style-name="P207">Unsigned 40-bit integer</text:p>
            <text:p text:style-name="P207">Unsigned 48-bit integer</text:p>
            <text:p text:style-name="P207">Unsigned 56-bit integer</text:p>
            <text:p text:style-name="P207"><text:soft-page-break/>Unsigned 64-bit integer</text:p>
            <text:p text:style-name="P207">Signed 40-bit integer</text:p>
            <text:p text:style-name="P207">Signed 48-bit integer</text:p>
            <text:p text:style-name="P207">Signed 56-bit integer</text:p>
            <text:p text:style-name="P207">Signed 64-bit integer</text:p>
            <text:p text:style-name="P207"/>
            <text:p text:style-name="P207">UTCTime</text:p>
            <text:p text:style-name="P207">BACnet OID*(Unsigned 32-bit integer)</text:p>
            <text:p text:style-name="P207"/>
            <text:p text:style-name="P207">IEEE address (MAC-48,EUI-48/64)</text:p>
          </table:table-cell>
          <table:table-cell table:style-name="Table3.C2" office:value-type="string">
            <text:p text:style-name="P207"/>
            <text:p text:style-name="P207"/>
            <text:p text:style-name="P207"/>
            <text:p text:style-name="P207"/>
            <text:p text:style-name="P207"><text:soft-page-break/></text:p>
            <text:p text:style-name="P207">Long</text:p>
          </table:table-cell>
        </table:table-row>
        <table:table-row>
          <table:table-cell table:style-name="Table3.A2" office:value-type="string">
            <text:p text:style-name="P207">TIME_OF_DAY </text:p>
            <text:p text:style-name="P207">DATE</text:p>
          </table:table-cell>
          <table:table-cell table:style-name="Table3.A2" office:value-type="string">
            <text:p text:style-name="P207">Time of day</text:p>
            <text:p text:style-name="P207">Date</text:p>
          </table:table-cell>
          <table:table-cell table:style-name="Table3.C2" office:value-type="string">
            <text:p text:style-name="P207">Date</text:p>
          </table:table-cell>
        </table:table-row>
        <table:table-row>
          <table:table-cell table:style-name="Table3.A2" office:value-type="string">
            <text:p text:style-name="P207">FLOATING_SEMI </text:p>
            <text:p text:style-name="P207">FLOATING_SINGLE</text:p>
          </table:table-cell>
          <table:table-cell table:style-name="Table3.A2" office:value-type="string">
            <text:p text:style-name="P207">Semi-precision</text:p>
            <text:p text:style-name="P207">Single precision</text:p>
          </table:table-cell>
          <table:table-cell table:style-name="Table3.C2" office:value-type="string">
            <text:p text:style-name="P207">Float</text:p>
          </table:table-cell>
        </table:table-row>
        <table:table-row>
          <table:table-cell table:style-name="Table3.A2" office:value-type="string">
            <text:p text:style-name="P207">FLOATING_DOUBLE</text:p>
          </table:table-cell>
          <table:table-cell table:style-name="Table3.A2" office:value-type="string">
            <text:p text:style-name="P207">Double precision</text:p>
          </table:table-cell>
          <table:table-cell table:style-name="Table3.C2" office:value-type="string">
            <text:p text:style-name="P207">Double</text:p>
          </table:table-cell>
        </table:table-row>
        <table:table-row>
          <table:table-cell table:style-name="Table3.A2" office:value-type="string">
            <text:p text:style-name="P207">ARRAY</text:p>
            <text:p text:style-name="P207">STRUCTURE</text:p>
          </table:table-cell>
          <table:table-cell table:style-name="Table3.A2" office:value-type="string">
            <text:p text:style-name="P207">Array</text:p>
            <text:p text:style-name="P207">Structure</text:p>
          </table:table-cell>
          <table:table-cell table:style-name="Table3.C2" office:value-type="string">
            <text:p text:style-name="P207">[ ]</text:p>
            <text:p text:style-name="P207">List</text:p>
          </table:table-cell>
        </table:table-row>
        <table:table-row>
          <table:table-cell table:style-name="Table3.A2" office:value-type="string">
            <text:p text:style-name="P207">SET</text:p>
            <text:p text:style-name="P207">BAG</text:p>
          </table:table-cell>
          <table:table-cell table:style-name="Table3.A2" office:value-type="string">
            <text:p text:style-name="P207">Set</text:p>
            <text:p text:style-name="P207">Bag</text:p>
          </table:table-cell>
          <table:table-cell table:style-name="Table3.C2" office:value-type="string">
            <text:p text:style-name="P207">Set</text:p>
          </table:table-cell>
        </table:table-row>
        <table:table-row>
          <table:table-cell table:style-name="Table3.A2" office:value-type="string">
            <text:p text:style-name="P207">UNKNOWN</text:p>
          </table:table-cell>
          <table:table-cell table:style-name="Table3.A2" office:value-type="string">
            <text:p text:style-name="P207">Unknown</text:p>
          </table:table-cell>
          <table:table-cell table:style-name="Table3.C2" office:value-type="string">
            <text:p text:style-name="P207"/>
          </table:table-cell>
        </table:table-row>
      </table:table>
      <text:p text:style-name="P92">* BACnet OID (Object identifier) data type is included to allow interworking with BACnet (see <text:bookmark-ref text:reference-format="number-no-superior" text:ref-name="__RefNumPara__8755_631792793">[5].</text:bookmark-ref>). The format is described in the referenced standard.</text:p>
      <text:h text:style-name="P94" text:outline-level="2">Working With a ZigBee Endpoint</text:h>
      <text:p text:style-name="P190">All discovered ZigBee endpoints in the local networks are registered under <text:span text:style-name="T318">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90">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96">class Controller extends ServiceTracker {</text:p>
      <text:p text:style-name="P41"><text:tab/>UI ui;</text:p>
      <text:p text:style-name="P41"><text:tab/>Controller( BundleContext context ) {</text:p>
      <text:p text:style-name="P41"><text:tab/>super( context, ZigBeeEndpoint.class, null );</text:p>
      <text:p text:style-name="P41"><text:tab/>}</text:p>
      <text:p text:style-name="P41"><text:tab/>public Object addingService( ServiceReference ref ) {</text:p>
      <text:p text:style-name="P41"><text:tab/><text:tab/>ZigBeeEndpoint endpoint = (ZigBeeEndpoint)super.addingService(ref);</text:p>
      <text:p text:style-name="P41"><text:tab/><text:tab/>ui.addEndpoint( endpoint ); </text:p>
      <text:p text:style-name="P41"><text:tab/><text:tab/>return endpoint;</text:p>
      <text:p text:style-name="P41"><text:tab/>}</text:p>
      <text:p text:style-name="P41"><text:tab/>public void removedService( ServiceReference ref, Object endpoint ) {</text:p>
      <text:p text:style-name="P41"><text:tab/><text:tab/>ui.removeEndpoint( (ZigBeeEndpoint) endpoint );</text:p>
      <text:p text:style-name="P41"><text:tab/>}</text:p>
      <text:p text:style-name="P41"><text:tab/>...</text:p>
      <text:p text:style-name="P42"><text:s text:c="5"/>}</text:p>
      <text:h text:style-name="P94" text:outline-level="2"><text:soft-page-break/>Implementing a ZigBee Endpoint</text:h>
      <text:p text:style-name="P190">OSGi services can also be exported as ZigBee endpoints to the local networks, in a way that is transparent to typical ZigBee devices endpoints. This allows developers to bridge legacy devices to ZigBee networks. A bundle should register a <text:span text:style-name="T318">ZigBeeEndpoint</text:span> with the following properties to export an OSGi service as a ZigBee endpoint:</text:p>
      <text:list xml:id="list150111378158909" text:continue-list="list150111302144502" text:style-name="L22">
        <text:list-item>
          <text:p text:style-name="P329"><text:span text:style-name="T239">ZIGBEE_EXPORT</text:span><text:span text:style-name="T115"> – To indicate that the endpoint is an exportable endpoint.</text:span></text:p>
        </text:list-item>
        <text:list-item>
          <text:p text:style-name="P317"><text:span text:style-name="T235">HOST_PID </text:span><text:span text:style-name="T82">(</text:span><office:annotation office:name="__Fieldmark__8539_1501329648"><dc:creator>JZBV7415</dc:creator><dc:date>2013-09-09T15:37:56</dc:date><text:list text:style-name=""><text:list-item><text:p>And/or zigbee.node.host.pid ?</text:p></text:list-item></text:list></office:annotation><text:span text:style-name="T190">zigbee.device.target.host.pid</text:span><office:annotation-end office:name="__Fieldmark__8539_1501329648"/><text:span text:style-name="T82">) – The ZigBee local host identifier </text:span><text:span text:style-name="T49">is intended to uniquely identify the ZigBee local host, since there could be many hosts on the same platform.</text:span><text:span text:style-name="T82"> This property is not mandatory. </text:span><text:span text:style-name="T49">All the nodes that belong to a specific network MUST specify the value of the associated host number.</text:span></text:p>
          <text:p text:style-name="P331"><text:span text:style-name="T166">An OSGi platform can </text:span><text:span text:style-name="T167">be connected to </text:span><text:span text:style-name="T166">multiple ZigBee networks. </text:span><text:span text:style-name="T259">HOST_PID</text:span><text:span text:style-name="T166">,</text:span><text:span text:style-name="T259"> PAN_ID </text:span><text:span text:style-name="T166">and </text:span><text:span text:style-name="T259">EXTENDED_PAN_ID</text:span><text:span text:style-name="T166"> are used to select the appropriate network. A</text:span><text:span text:style-name="T65">t least one of these properties MUST be specified. If provided, </text:span><text:span text:style-name="T40">HOST_PID</text:span><text:span text:style-name="T65"> have priority on </text:span><text:span text:style-name="T40">PAN_ID </text:span><text:span text:style-name="T65">and </text:span><text:span text:style-name="T40">EXTENDED_PAN_ID </text:span><text:span text:style-name="T65">to identify the host that is targeted for export.</text:span></text:p>
          <text:p text:style-name="P330"><text:span text:style-name="T68">In addition, the </text:span><text:span text:style-name="T205">ZigBeeEndpoint</text:span><text:span text:style-name="T68"> service MUST declare the same properties as an imported endpoint.</text:span><text:span text:style-name="T227"> </text:span><text:span text:style-name="T68">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205">ZigBeeHost</text:span><text:span text:style-name="T68"> to appear in the OSGi service registry before setting these properties.</text:span></text:p>
          <text:p text:style-name="P332">The Base Driver will export the endpoint on the ZigBee network associated to the ZigBee HOST PID, ZigBee PAN ID or Extended PAN ID. The associated <text:span text:style-name="T318">ZigBeeNode</text:span> object MUST be one of the available <text:span text:style-name="T318">ZigBeeHost</text:span> objects. Every time an Endpoint is registered or unregistered with both ZIGBEE_EXPORT and PAN IDs properties set, the associated ZigBeeHost service is modified accordingly (getEndPoints() returns a different Enumeration object).</text:p>
          <text:p text:style-name="P333"><text:span text:style-name="T336">If an error occurs when exporting a ZigBee endpoint, then the base driver calls ZigBeeEn</text:span><text:span text:style-name="T188">dpoint.</text:span><text:span text:style-name="T262">notExported()</text:span><text:span text:style-name="T158"> method with a relevant </text:span><text:span text:style-name="T159">ZigBeeException</text:span><text:span text:style-name="T158"> object as the input argument.</text:span></text:p>
        </text:list-item>
      </text:list>
      <text:p text:style-name="P156">The endpoint has to be registered with a<text:span text:style-name="T377">n</text:span> ID that is unique. If the chosen ID already exist<text:span text:style-name="T377">s </text:span>as a property of a local endpoint with the same host or if it already exists in an optional cache of the base driver, the base driver calls ZigBeeEndpoint.<text:span text:style-name="T227">notExported() </text:span>method with the <text:span text:style-name="T317">ZigBeeException</text:span> object as the input argument with <text:span text:style-name="T377">ZigBeeException.</text:span>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57">The reader must note that a same ZigBeeEndpoint object can not be registered several times with distinct PAN IDs since ZigBeeEndpoint.<text:span text:style-name="T377">get</text:span><text:span text:style-name="T227">NodeAddress()</text:span> method can only return one ZigBee Node address.<text:span text:style-name="T343">.</text:span></text:p>
      <text:p text:style-name="P157">If the PAN ID corresponds to more than one ZigBeeHost, the ZigBeeEndpoint MUST define the Extended PAN ID property which uniquely identifies a ZigBee network. The base driver will call ZigBeeEndpoint.<text:span text:style-name="T227">notExported()</text:span> with the error code ZigBeeException.<text:span text:style-name="T377">MULTIPLE_HOSTS </text:span><text:span text:style-name="T330"><text:s/>if the Extended PAN ID property is not properly defined in this specific situation.</text:span></text:p>
      <text:p text:style-name="P157"><text:span text:style-name="T330">Moreover, if the HOST PID corresponds to more than one ZigBeeHost, the base driver will also call <text:s/></text:span>ZigBeeEndpoint.<text:span text:style-name="T227">notExported()</text:span> with the error code ZigBeeException.<text:span text:style-name="T377">MULTIPLE_HOSTS</text:span><text:span text:style-name="T330">.</text:span></text:p>
      <text:h text:style-name="P51" text:outline-level="2">Event API</text:h>
      <text:p text:style-name="P160">There are two distinct event directions for the ZigBee Service specification.</text:p>
      <text:list xml:id="list3382090836105128789" text:style-name="L29">
        <text:list-item>
          <text:p text:style-name="P301">External events from the network must be dispatched to listeners inside the OSGi Service Platform. The ZigBee Base driver is responsible for mapping the network events to internal listener events.</text:p>
        </text:list-item>
        <text:list-item>
          <text:p text:style-name="P301">Implementations of ZigBee endpoints must send out events to local listeners. The <text:span text:style-name="T329">ZigBee B</text:span>ase driver dispatches events from its own listeners.</text:p>
        </text:list-item>
      </text:list>
      <text:list xml:id="list371214776926820868" text:style-name="L30">
        <text:list-header>
          <text:p text:style-name="P334"><text:soft-page-break/><text:span text:style-name="T10">ZigBee events are sent using the whiteboard pattern </text:span><text:span text:style-name="T10"><text:bookmark-ref text:reference-format="number-no-superior" text:ref-name="__RefNumPara__9056_631792793">[6].</text:bookmark-ref></text:span><text:span text:style-name="T10">, in which a bundle interested in receiving the ZigBee events registers an object implementing the </text:span><text:span text:style-name="T139">ZigBeeEventListener</text:span><text:span text:style-name="T10"> interface. The service MUST be registered with </text:span><text:span text:style-name="T232">PA</text:span><text:span text:style-name="T229">N_ID_TARGET</text:span><text:span text:style-name="T97"> </text:span><text:span text:style-name="T101">(z</text:span><text:span text:style-name="T97">igbee.device.target.pan.id</text:span><text:span text:style-name="T101">)</text:span><text:span text:style-name="T97"> </text:span><text:span text:style-name="T316">a</text:span><text:span text:style-name="T10">nd/or </text:span><text:span text:style-name="T233">E</text:span><text:span text:style-name="T229">XTENDED_PAN_ID_TARGET</text:span><text:span text:style-name="T97"> </text:span><text:span text:style-name="T99">(</text:span><text:span text:style-name="T97">zigbee.device.target.extended.pan.id</text:span><text:span text:style-name="T99">)</text:span><text:span text:style-name="T97"> properties. These properties indicates the network</text:span><text:span text:style-name="T10"> targeted by the listener since an OSGi platform can host multiple ZigBee networks.</text:span></text:p>
        </text:list-header>
      </text:list>
      <text:p text:style-name="P158">A filter can be set to limit the events for which a bundle is notified. The ZigBee Base driver must register a ZigBee Event Listener <text:span text:style-name="T268">for every attribute report configured in configure reporting commands it receives from the network</text:span>.</text:p>
      <text:p text:style-name="P159">The filter refers to the combination of the properties registered with the ZigBeeEventListener service. <text:span text:style-name="T269">The mandatory properties are:</text:span></text:p>
      <text:list xml:id="list150111388172309" text:continue-numbering="true" text:style-name="L30">
        <text:list-item>
          <text:p text:style-name="P302">ZigBeeNode.<text:span text:style-name="T227">IEEE_ADDRESS</text:span> – (<text:span text:style-name="T218">zigbee.node.ieee.address/</text:span><text:span text:style-name="T219">Long</text:span>) Only events generated by <text:span text:style-name="T184">endpoints matching</text:span> the specific node are delivered.</text:p>
        </text:list-item>
        <text:list-item>
          <text:p text:style-name="P308"><text:span text:style-name="T10">ZigBee</text:span><text:span text:style-name="T136">Endpoint</text:span><text:span text:style-name="T10">.</text:span><text:span text:style-name="T251">ID</text:span><text:span text:style-name="T250"> </text:span><text:span text:style-name="T136">–</text:span><text:span text:style-name="T85"> </text:span><text:span text:style-name="T86">(zigbee.endpoint.</text:span><text:span text:style-name="T87">id/</text:span><text:span text:style-name="T89">Short</text:span><text:span text:style-name="T86">) Only ev</text:span><text:span text:style-name="T100">ents matching a specific endpoint are delivered.</text:span></text:p>
        </text:list-item>
        <text:list-item>
          <text:p text:style-name="P308"><text:span text:style-name="T10">Z</text:span><text:change text:change-id="ct206727976"/><text:change-start text:change-id="ct206727872"/><text:span text:style-name="T138">CL</text:span><text:change-end text:change-id="ct206727872"/><text:span text:style-name="T10">Cluster.</text:span><text:span text:style-name="T250">ID</text:span><text:span text:style-name="T10"> – (</text:span><text:span text:style-name="T82">zigbee.cluster.id/</text:span><text:span text:style-name="T90">Integer</text:span><text:span text:style-name="T10">) Only events generated by endpoints matching a specific cluster are delivered.</text:span></text:p>
        </text:list-item>
        <text:list-item>
          <text:p text:style-name="P304"><text:span text:style-name="T178">ZigBeeAttribute.</text:span><text:span text:style-name="T254">ID</text:span><text:span text:style-name="T178"> – (</text:span><text:span text:style-name="T155">zigbee.</text:span><text:span text:style-name="T178">attribute.id/</text:span><text:span text:style-name="T181">Integer</text:span><text:span text:style-name="T178">) Only events generated by endpoints matching a specific attribute are delivered.</text:span></text:p>
        </text:list-item>
        <text:list-item>
          <text:p text:style-name="P236"><text:span text:style-name="T149">ZigBeeEventListener.</text:span><text:span text:style-name="T255">ATTRIBUTE_DATA_TYPE</text:span><text:span text:style-name="T178"> – (</text:span><text:span text:style-name="T155">zigbee.</text:span><text:span text:style-name="T178">attribute.</text:span><text:span text:style-name="T179">da</text:span><text:span text:style-name="T150">tatype/</text:span><text:span text:style-name="T154">Short</text:span><text:span text:style-name="T149">) The Attribute data type field contains the data type of the attribute that is to be reported </text:span><text:span text:style-name="T151">(see ZCL</text:span><text:span text:style-name="T152"> – </text:span><text:span text:style-name="T151">2.4.7.1.4 Attribute Data Type Field)</text:span><text:span text:style-name="T149">.</text:span></text:p>
        </text:list-item>
      </text:list>
      <text:p text:style-name="P100">The optional properties are:</text:p>
      <text:list xml:id="list150111393172450" text:continue-numbering="true" text:style-name="L30">
        <text:list-item>
          <text:p text:style-name="P235"><text:span text:style-name="T97">ZigBeeEventListener.</text:span><text:span text:style-name="T250">MIN_REPORT_INTERVAL</text:span><text:span text:style-name="T10"> – (</text:span><text:span text:style-name="T82">zigbee.</text:span><text:span text:style-name="T10">attribute.min.r</text:span><text:span text:style-name="T97">eport.interval/</text:span><text:span text:style-name="T105">Integer</text:span><text:span text:style-name="T97">) The minimum interval, in seconds, between issuing reports of the specified attribute. </text:span><text:span text:style-name="T103">I</text:span><text:span text:style-name="T97">f it is not specified, then the base driver should set the value to 0x0000 in commands (see </text:span><text:span text:style-name="T103">ZCL</text:span><text:span text:style-name="T104"> – </text:span><text:span text:style-name="T97">2.4.7.1.5).</text:span></text:p>
        </text:list-item>
        <text:list-item>
          <text:p text:style-name="P309"><text:span text:style-name="T97">ZigBeeEventListener</text:span><text:span text:style-name="T10">.</text:span><text:span text:style-name="T250">MAX_REPORT_INTERVAL</text:span><text:span text:style-name="T10"> – (</text:span><text:span text:style-name="T82">zigbee.</text:span><text:span text:style-name="T10">attribute.max.report.interval/</text:span><text:span text:style-name="T137">Integer</text:span><text:span text:style-name="T10">) The maximum interval, in seconds, between issuing reports of the specified attribut</text:span><text:span text:style-name="T97">e. if it is not specified, then the base driver should set the value to 0xffff in commands (see 2.4.7.1.6).</text:span></text:p>
        </text:list-item>
        <text:list-item>
          <text:p text:style-name="P305"><text:span text:style-name="T149">ZigBeeEventListener</text:span><text:span text:style-name="T178">.</text:span><text:span text:style-name="T254">REPORTABLE_CHANGE</text:span><text:span text:style-name="T178"> – (</text:span><text:span text:style-name="T155">zigbee.</text:span><text:span text:style-name="T178">attribute.reportable.change/</text:span><text:span text:style-name="T182">Double</text:span><text:span text:style-name="T178">) The minimum change to the attribute that will result in a report being issued. </text:span><text:span text:style-name="T180">This property is mandatory if the data type is 'analog'. If the data type is 'digital', the base driver will ignore it.</text:span></text:p>
        </text:list-item>
      </text:list>
      <text:p text:style-name="P221"><text:span text:style-name="T106">If</text:span><text:span text:style-name="T102"> the endpoint sets a timeout between two attribute reports, the ZigBeeEventListener.</text:span><text:span text:style-name="T238">notifyTimeOut(int)</text:span><text:span text:style-name="T102"> is then called with the set ‘timeout’ argument. In the import situation, the base driver calls this method on the relevant listeners when it receives a configure reporting command with a set </text:span><text:span text:style-name="T234">TIMEOUT_PERIOD</text:span><text:span text:style-name="T102"> field (see </text:span><text:span text:style-name="T102"><text:bookmark-ref text:reference-format="number-no-superior" text:ref-name="__RefNumPara__6467_1730312881">[2].</text:bookmark-ref></text:span><text:span text:style-name="T102"> 2.4.7 Configure Reporting Command)”. In the export situation, the local endpoint calls this method on relevant listeners and, in case the base driver is one of the notified listeners, it sends a configure reporting request with the appropriate </text:span><text:span text:style-name="T234">TIMEOUT_PERIOD</text:span><text:span text:style-name="T102"> field to interested endpoints on the network. </text:span></text:p>
      <text:p text:style-name="P99"><text:span text:style-name="T178">A ZigBee event is represented by a </text:span><text:span text:style-name="T183">ZigBeeEvent</text:span><text:span text:style-name="T178"> object.</text:span></text:p>
      <text:p text:style-name="P169"><text:span text:style-name="T10">If an event is generated by either the local endpoint or via the base driver for an </text:span><text:span text:style-name="T144">external device, the </text:span><text:span text:style-name="T253">notifyZigBeeEvent(ZigBeeEvent event) </text:span><text:span text:style-name="T144">method is called on all registered </text:span><text:span text:style-name="T146">ZigBeeEventListener</text:span><text:span text:style-name="T253"> </text:span><text:span text:style-name="T112">services for which the source event matches the service properties. </text:span><text:span text:style-name="T144">The way events must be </text:span><text:span text:style-name="T97">delivered is the same as described in Delivering Events in Life Cycle Layer chapter of the Core specification.</text:span></text:p>
      <text:p text:style-name="P170"><text:span text:style-name="T361">The </text:span>ZigBee base driver SHOULD group subscriptions into one configure reporting requests) to the targeted ZigBee device. <text:span text:style-name="T361">It</text:span> SHOULD <text:span text:style-name="T361">also </text:span>notify every listener with respect to their specific expectations.</text:p>
      <text:h text:style-name="P6" text:outline-level="2"><text:soft-page-break/>ZigBee <text:span text:style-name="T209">Exception</text:span></text:h>
      <text:p text:style-name="P166"><text:span text:style-name="T112">The </text:span><text:span text:style-name="T4">ZigBeeException</text:span><text:span text:style-name="T112"> can be thrown and</text:span><text:span text:style-name="T121"> holds information about the different ZigBee layers. Error codes specified by ZigBee Alliance are conveyed by the errorCode field of ZigBeeException objects:</text:span></text:p>
      <text:list xml:id="list6850388757054792382" text:style-name="L31">
        <text:list-item>
          <text:p text:style-name="P273"><text:span text:style-name="T246">FAILURE</text:span><text:span text:style-name="T123"> </text:span><text:span text:style-name="T245"><text:s/></text:span><text:span text:style-name="T123">– (</text:span><text:span text:style-name="T131">1</text:span><text:span text:style-name="T123">) Operation was not successful.</text:span></text:p>
        </text:list-item>
        <text:list-item>
          <text:p text:style-name="P273"><text:span text:style-name="T245">MALFORMED_COMMAND </text:span><text:span text:style-name="T123">– (</text:span><text:span text:style-name="T131">128</text:span><text:span text:style-name="T123">) Wrong or missing field command.</text:span></text:p>
        </text:list-item>
        <text:list-item>
          <text:p text:style-name="P273"><text:span text:style-name="T245">CLUSTER_COMMAND_NOT_SUPPORTED </text:span><text:span text:style-name="T123">– (</text:span><text:span text:style-name="T131">129</text:span><text:span text:style-name="T123">) Cluster command not supported.</text:span></text:p>
        </text:list-item>
        <text:list-item>
          <text:p text:style-name="P273"><text:span text:style-name="T245">GENERAL_COMMAND_NOT_SUPPORTED </text:span><text:span text:style-name="T123">– (</text:span><text:span text:style-name="T131">130</text:span><text:span text:style-name="T123">) <text:s/>General command not supported.</text:span></text:p>
        </text:list-item>
        <text:list-item>
          <text:p text:style-name="P273"><text:span text:style-name="T245">MANUF_</text:span><text:span text:style-name="T246">GENERAL</text:span><text:span text:style-name="T245">_COMMAND_NOT_SUPPORTED </text:span><text:span text:style-name="T123">– (</text:span><text:span text:style-name="T131">131</text:span><text:span text:style-name="T123">) Manufacturer general command not supported.</text:span></text:p>
        </text:list-item>
        <text:list-item>
          <text:p text:style-name="P273"><text:span text:style-name="T246">MANUF_</text:span><text:span text:style-name="T245">CLUSTER</text:span><text:span text:style-name="T246">_COMMAND</text:span><text:span text:style-name="T245">_NOT_SUPPORTED</text:span><text:span text:style-name="T131"> </text:span><text:span text:style-name="T123">– (</text:span><text:span text:style-name="T131">132</text:span><text:span text:style-name="T123">) Manufacturer cluster command not supported.</text:span></text:p>
        </text:list-item>
        <text:list-item>
          <text:p text:style-name="P273"><text:span text:style-name="T245">INVALID_FIELD </text:span><text:span text:style-name="T123">– (</text:span><text:span text:style-name="T131">133</text:span><text:span text:style-name="T123">) Invalid field.</text:span></text:p>
        </text:list-item>
        <text:list-item>
          <text:p text:style-name="P273"><text:span text:style-name="T246">ATTRIBUTE</text:span><text:span text:style-name="T245">_NOT_SUPPORTED</text:span><text:span text:style-name="T123"> – (</text:span><text:span text:style-name="T131">134</text:span><text:span text:style-name="T123">) Attribute not supported.</text:span></text:p>
        </text:list-item>
        <text:list-item>
          <text:p text:style-name="P273"><text:span text:style-name="T246">INVALID_VALUE</text:span><text:span text:style-name="T123"> – (</text:span><text:span text:style-name="T131">135</text:span><text:span text:style-name="T123">) Invalid attribute value.</text:span></text:p>
        </text:list-item>
        <text:list-item>
          <text:p text:style-name="P273"><text:span text:style-name="T246">READ_ONLY</text:span><text:span text:style-name="T123"> – (</text:span><text:span text:style-name="T131">136</text:span><text:span text:style-name="T123">) Read only attribute.</text:span></text:p>
        </text:list-item>
        <text:list-item>
          <text:p text:style-name="P273"><text:span text:style-name="T246">INSUFFICIENT_SPACE</text:span><text:span text:style-name="T123"> – (</text:span><text:span text:style-name="T131">137</text:span><text:span text:style-name="T123">) Insufficient amount of free space.</text:span></text:p>
        </text:list-item>
        <text:list-item>
          <text:p text:style-name="P273"><text:span text:style-name="T246">DUPLICATE_EXISTS</text:span><text:span text:style-name="T123"> – (</text:span><text:span text:style-name="T131">138</text:span><text:span text:style-name="T123">) Entry already exists in the table.</text:span></text:p>
        </text:list-item>
        <text:list-item>
          <text:p text:style-name="P273"><text:span text:style-name="T246">NOT_FOUND</text:span><text:span text:style-name="T123"> – (</text:span><text:span text:style-name="T131">139</text:span><text:span text:style-name="T123">) Requested information can not be found.</text:span></text:p>
        </text:list-item>
        <text:list-item>
          <text:p text:style-name="P273"><text:span text:style-name="T246">UNREPORTABLE_TYPE</text:span><text:span text:style-name="T123"> <text:s/>– (</text:span><text:span text:style-name="T131">140</text:span><text:span text:style-name="T123">) Attribute periodic reports cannot be issued.</text:span></text:p>
        </text:list-item>
        <text:list-item>
          <text:p text:style-name="P273"><text:span text:style-name="T246">INVALID_DATA_TYPE</text:span><text:span text:style-name="T123"> <text:s/>– (</text:span><text:span text:style-name="T131">141</text:span><text:span text:style-name="T123">) Incorrect attribute data type.</text:span></text:p>
        </text:list-item>
        <text:list-item>
          <text:p text:style-name="P273"><text:span text:style-name="T246">HARDWARE_FAILURE</text:span><text:span text:style-name="T123"> <text:s/>– (</text:span><text:span text:style-name="T131">192</text:span><text:span text:style-name="T123">) Operation unsuccessful due to a hardware failure.</text:span></text:p>
        </text:list-item>
        <text:list-item>
          <text:p text:style-name="P273"><text:span text:style-name="T246">SOFTWARE_FAILURE</text:span><text:span text:style-name="T123"> <text:s/>– (</text:span><text:span text:style-name="T131">193</text:span><text:span text:style-name="T123">) Operation unsuccessful due to a software failure.</text:span></text:p>
        </text:list-item>
        <text:list-item>
          <text:p text:style-name="P274"><text:span text:style-name="T243">CALIBRATION_ERROR</text:span><text:span text:style-name="T117"> <text:s/>– (</text:span><text:span text:style-name="T120">194</text:span><text:span text:style-name="T117">) An error occurred during calibration.</text:span></text:p>
        </text:list-item>
      </text:list>
      <text:p text:style-name="P24"/>
      <text:p text:style-name="P25"><text:span text:style-name="T117">Some error codes are specified by </text:span><text:span text:style-name="T119">the </text:span><text:span text:style-name="T117">OSGi Alliance:</text:span></text:p>
      <text:list xml:id="list1536651298611007539" text:style-name="L32">
        <text:list-item>
          <text:p text:style-name="P280"><text:span text:style-name="T243">OSGI_EXISTING_ID</text:span> (16) – another endpoint exist<text:span text:style-name="T380">s</text:span> with the same ID.</text:p>
        </text:list-item>
        <text:list-item>
          <text:p text:style-name="P281"><text:span text:style-name="T244">OSGI_MULTIPLE_HOSTS</text:span><text:span text:style-name="T118"> (17) – several hosts exist for this PAN ID target or HOST_PID target.</text:span></text:p>
        </text:list-item>
      </text:list>
      <text:p text:style-name="P84"/>
      <text:h text:style-name="P46" text:outline-level="2">Z<text:span text:style-name="T387">CL</text:span> <text:span text:style-name="T210">Frame</text:span></text:h>
      <text:p text:style-name="P167"><text:span text:style-name="T309">The </text:span><text:span text:style-name="T312">Z</text:span><text:span text:style-name="T313">CLFrame</text:span><text:span text:style-name="T309"> </text:span><text:span text:style-name="T310">contains a </text:span><text:span text:style-name="T313">ZCLHeader</text:span><text:span text:style-name="T310">, and a payload. It </text:span><text:span text:style-name="T302">must </text:span><text:span text:style-name="T303">used when invoking </text:span><text:span text:style-name="T302">a </text:span><text:span text:style-name="T303">command.</text:span></text:p>
      <text:p text:style-name="P162">Only getters (not setters) are shared by client applications, the base driver and endpoint implementations. That's why we standardize getters and we don't standardize setters.</text:p>
      <text:h text:style-name="P46" text:outline-level="2">Z<text:span text:style-name="T387">CL</text:span> <text:span text:style-name="T210">Header</text:span></text:h>
      <text:p text:style-name="P167"><text:span text:style-name="T303">The </text:span><text:span text:style-name="T307">ZCLHeader</text:span><text:span text:style-name="T303"> describes the </text:span><text:span text:style-name="T304">header of a </text:span><text:span text:style-name="T307">ZCLFrame</text:span><text:span text:style-name="T305">.</text:span></text:p>
      <text:p text:style-name="P161"><text:span text:style-name="T301">The transaction id </text:span><text:span text:style-name="T306">of each </text:span><text:span text:style-name="T307">ZCLHeader</text:span><text:span text:style-name="T306"> </text:span><text:span text:style-name="T301">must be managed by the base driver.</text:span></text:p>
      <text:p text:style-name="P163">Only getters (not setters) are shared by client applications, the base driver and endpoint implementations. That's why we standardize getters and we don't standardize setters.<text:change-start text:change-id="ct206728080"/></text:p>
      <text:h text:style-name="P47" text:outline-level="2">Z<text:span text:style-name="T211">igBee Group</text:span></text:h>
      <text:p text:style-name="P168"><text:span text:style-name="T309">The </text:span><text:span text:style-name="T312">Z</text:span><text:span text:style-name="T314">igBeeGroup</text:span><text:span text:style-name="T309"> </text:span><text:span text:style-name="T311">enables group management (i.e. it provides list, join, and leave methods).</text:span><text:change-end text:change-id="ct206728080"/><text:change-start text:change-id="ct206728184"/></text:p>
      <text:p text:style-name="P165">The creation of Groups is made through the <text:span text:style-name="T16">ZigBeeHost </text:span>.<text:span text:style-name="T267">createGroupService()</text:span> method.<text:change-end text:change-id="ct206728184"/><text:change-start text:change-id="ct206728288"/></text:p>
      <text:p text:style-name="P67"><text:change-end text:change-id="ct206728288"/><text:change-start text:change-id="ct206728392"/><text:span text:style-name="T5">ZigBee</text:span><text:span text:style-name="T78">Group</text:span><text:span text:style-name="T109"> </text:span><text:span text:style-name="T97">service should be registered with the following propert</text:span><text:span text:style-name="T110">y</text:span><text:span text:style-name="T97">:</text:span></text:p>
      <text:list xml:id="list150111414153436" text:continue-list="list8473212896417083824" text:style-name="L24">
        <text:list-item>
          <text:p text:style-name="P335"><text:span text:style-name="T258">ID</text:span><text:span text:style-name="T12"> </text:span><text:span text:style-name="T21">– (</text:span><text:span text:style-name="T341">zigbee.</text:span><text:span text:style-name="T342">group</text:span><text:span text:style-name="T341">.</text:span><text:span text:style-name="T342">id</text:span><text:span text:style-name="T341">/</text:span><text:span text:style-name="T342">Integer</text:span><text:span text:style-name="T21">) The </text:span><text:span text:style-name="T23">16bits </text:span><text:span text:style-name="T22">group </text:span><text:span text:style-name="T23">address of the device</text:span><text:span text:style-name="T21">.</text:span></text:p>
        </text:list-item>
      </text:list>
      <text:p text:style-name="P164"><text:soft-page-break/>And, the following ZigBeeEndpoint properties:</text:p>
      <text:list xml:id="list1131042553735472458" text:style-name="L33">
        <text:list-item>
          <text:p text:style-name="P336"><text:change-end text:change-id="ct206728392"/><text:change-start text:change-id="ct206728496"/>DEVICE_CATEGORY</text:p>
        </text:list-item>
        <text:list-item>
          <text:p text:style-name="P336">INPUT_CLUSTERS</text:p>
        </text:list-item>
        <text:list-item>
          <text:p text:style-name="P336">HOST_PID_TARGET</text:p>
        </text:list-item>
        <text:list-item>
          <text:p text:style-name="P336">PAN_ID_TARGET</text:p>
        </text:list-item>
        <text:list-item>
          <text:p text:style-name="P336">EXTENDED_PAN_ID_TARGET<text:change-end text:change-id="ct206728496"/><text:change-start text:change-id="ct206908616"/></text:p>
        </text:list-item>
      </text:list>
      <text:h text:style-name="P53" text:outline-level="2"><text:change-end text:change-id="ct206908616"/>ZigBee Networking</text:h>
      <text:p text:style-name="P209">Logical node type</text:p>
      <text:p text:style-name="P210">The ZigBee specification defines three types of ZigBee nodes on the network:</text:p>
      <text:list xml:id="list2542514465538837275" text:style-name="L34">
        <text:list-item>
          <text:p text:style-name="P337"><text:span text:style-name="T124">ZigBee Coordinator (ZC) </text:span><text:span text:style-name="T125">–</text:span><text:span text:style-name="T124">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126">ZigBeeNode.</text:span><text:span text:style-name="T247">COORDINATOR</text:span><text:span text:style-name="T128"> represents the ZigBee coordinator.</text:span></text:p>
        </text:list-item>
        <text:list-item>
          <text:p text:style-name="P337"><text:span text:style-name="T124">ZigBee Router (ZR) </text:span><text:span text:style-name="T125">–</text:span><text:span text:style-name="T124"> A router is capable of extending a ZigBee network by routing data from other ZigBee devices. </text:span><text:span text:style-name="T128">Constant value </text:span><text:span text:style-name="T126">ZigBeeNode.</text:span><text:span text:style-name="T247">ROUTER</text:span><text:span text:style-name="T128"> represents a ZigBee router.</text:span></text:p>
        </text:list-item>
        <text:list-item>
          <text:p text:style-name="P337"><text:span text:style-name="T125">ZigBee End Device (ZED) – An end device contains just enough functionality to talk to the parent node (either the coordinator or a router); it cannot relay data from other devices.</text:span><text:span text:style-name="T129"> </text:span><text:span text:style-name="T128">Constant value </text:span><text:span text:style-name="T126">ZigBeeNode.</text:span><text:span text:style-name="T247">END_DEVICE</text:span><text:span text:style-name="T128"> represents a ZigBee end device.</text:span></text:p>
          <text:p text:style-name="P282"><text:span text:style-name="T112">Each discovered </text:span><text:span text:style-name="T4">ZigBeeNode</text:span><text:span text:style-name="T112"> on the network must have a logical node type returned by</text:span><text:span text:style-name="T247"> </text:span><text:span text:style-name="T5">ZigBeeNode.getNodeDescriptor().getLogicalType()</text:span><text:span text:style-name="T128">.</text:span></text:p>
          <text:p text:style-name="P278"/>
          <text:p text:style-name="P279">Network selection</text:p>
        </text:list-item>
      </text:list>
      <text:p text:style-name="P83"/>
      <text:p text:style-name="P197">The base driver provides for each available ZigBee local host <text:span text:style-name="T335">–</text:span> one and only one <text:span text:style-name="T335">–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332">registered under </text:span><text:span text:style-name="T318">ZigBeeHost</text:span><text:span text:style-name="T332">. </text:span>ZigBee Host object stores networking configuration information and provides the following methods:</text:p>
      <text:list xml:id="list4446315036436933850" text:style-name="L35">
        <text:list-item>
          <text:p text:style-name="P325"><text:span text:style-name="T265">start() </text:span><text:span text:style-name="T149">– </text:span><text:span text:style-name="T164">Starts the host.</text:span></text:p>
        </text:list-item>
        <text:list-item>
          <text:p text:style-name="P326"><text:span text:style-name="T260">stop()</text:span><text:span text:style-name="T165"> </text:span><text:span text:style-name="T153">–</text:span><text:span text:style-name="T165"> Stops the host.</text:span></text:p>
        </text:list-item>
        <text:list-item>
          <text:p text:style-name="P325"><text:span text:style-name="T263">setLogicalType(short logicalNodeType)</text:span><text:span text:style-name="T160"> </text:span><text:span text:style-name="T149">– Sets the node host logical type. This logical type will then be available on the host when it will restart.</text:span></text:p>
        </text:list-item>
        <text:list-item>
          <text:p text:style-name="P275"><text:span text:style-name="T248">permitJoin(short duration) </text:span><text:span text:style-name="T97">– </text:span><text:span text:style-name="T134">Indicates if</text:span><text:span text:style-name="T130"> a new ZigBee device can join the network, only ZigBee Coordinator or Router can allow a new device to join the network. If the </text:span><text:span text:style-name="T127">ZigBeeHost</text:span><text:span text:style-name="T130"> is a ZigBee End Device, this method must returns </text:span><text:span text:style-name="T248">null</text:span><text:span text:style-name="T130">.</text:span></text:p>
        </text:list-item>
        <text:list-item>
          <text:p text:style-name="P325"><text:span text:style-name="T265">getChannel() </text:span><text:span text:style-name="T339">– Returns the network channel. ZigBee uses direct-sequence spread spectrum and operates on a fixed channel. The 802.15.4 PHY defines 16 operating channels in the 2.4 GHz frequency band </text:span><text:span text:style-name="T128">numbered from 11 to 26</text:span><text:span text:style-name="T339">.</text:span></text:p>
        </text:list-item>
        <text:list-item>
          <text:p text:style-name="P320"><text:span text:style-name="T252">getSecurityLevel()</text:span><text:span text:style-name="T228"> </text:span><text:span text:style-name="T143">– Returns the network security level, 0 if security is disabled.</text:span></text:p>
        </text:list-item>
      </text:list>
      <text:p text:style-name="P198">In ZigBee networks, the coordinator must select a PAN identifier and a channel to start a network. After that, it behaves essentially like a router. The coordinator and routers can allow other devices to join the network and route data.</text:p>
      <text:p text:style-name="P192">After an end device joins a router or coordinator, it is able to transmit or receive data through that router or <text:soft-page-break/>coordinator. The router or coordinator that allowed an end device to join becomes the <text:span text:style-name="T12">parent</text:span> of the end device. Since the end device can sleep, the parent must be able to buffer or retain incoming data packets destined for the end device until the end device is able to wake up and receive the data.</text:p>
      <text:p text:style-name="P91">Network coordination</text:p>
      <text:p text:style-name="P98"><text:span text:style-name="T149">In case </text:span><text:span text:style-name="T156">ZigBeeHost</text:span><text:span text:style-name="T149"> is configured as the network coordinator, ZigBeeHost.</text:span><text:span text:style-name="T156">getNodeDescriptor().getLogicalType()</text:span><text:span text:style-name="T149"> MUST return ZigBeeNode.</text:span><text:span text:style-name="T263">COORDINATOR </text:span><text:span text:style-name="T160">constant</text:span><text:span text:style-name="T263"> </text:span><text:span text:style-name="T160">value</text:span><text:span text:style-name="T263">.</text:span><text:span text:style-name="T149"> </text:span><text:span text:style-name="T156">ZigBeeHost </text:span><text:span text:style-name="T149">object will then be able to use the following operations for managing the network:</text:span></text:p>
      <text:list xml:id="list1952609771102294399" text:style-name="L36">
        <text:list-item>
          <text:p text:style-name="P306"><text:span text:style-name="T263">setChannel(ZigBeeHandler handler, byte channel) <text:s/></text:span><text:span text:style-name="T149">– Sets the network channel.</text:span></text:p>
        </text:list-item>
        <text:list-item>
          <text:p text:style-name="P306"><text:span text:style-name="T264">refreshNetwork(ZigBeeHandler handler) </text:span><text:span text:style-name="T149">– R</text:span><text:span text:style-name="T161">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969404374910040980" text:style-name="L37">
        <text:list-header>
          <text:p text:style-name="P338">Networking considerations</text:p>
        </text:list-header>
      </text:list>
      <text:p text:style-name="P193">The Network Address is a 16 bits address that is assigned by the coordinator when a node has joined a network and that must be unique for a given network in order for the node to be identified uniquely. <text:span text:style-name="T318">ZigBeeNode</text:span> provides <text:span text:style-name="T227">getNetworkAddress()</text:span> and <text:span text:style-name="T227">getIEEEAddress()</text:span> which returns device network address and device IEEE MAC address.</text:p>
      <text:h text:style-name="P48" text:outline-level="2">Security</text:h>
      <text:list xml:id="list7291806287790319986" text:style-name="L38">
        <text:list-header>
          <text:p text:style-name="P340">Security management</text:p>
        </text:list-header>
      </text:list>
      <text:p text:style-name="P193">ZigBee security is based on a 128-bit algorithm built on the security model provided by IEEE 802.15.4. ZigBee specification defines the Trust Center.</text:p>
      <text:p text:style-name="P193">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94">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93">Security configuration is provided by <text:span text:style-name="T227">getSecurityLevel() </text:span>of <text:span text:style-name="T318">ZigBeeHost </text:span>object returning whether the security mode is activated or not on the ZigBee network.</text:p>
      <text:p text:style-name="P195"><text:span text:style-name="T187">A </text:span><text:span text:style-name="T186">ZigBeeHost </text:span><text:span text:style-name="T187">with a coordinator logical node type will acts as a the Trust Center according to the ZigBee specification, it can also be any other device of the network. The Trust Center stores all the shared network keys. </text:span><text:span text:style-name="T186">ZigBeeHost</text:span><text:span text:style-name="T187">.</text:span><text:span text:style-name="T265">getMasterKey()</text:span><text:span text:style-name="T68"> </text:span><text:span text:style-name="T208">operation returns the network master key.</text:span></text:p>
      <text:list xml:id="list150111430151230" text:continue-numbering="true" text:style-name="L38">
        <text:list-header>
          <text:p text:style-name="P340">Conditional permission</text:p>
        </text:list-header>
      </text:list>
      <text:p text:style-name="P199"><text:span text:style-name="T185">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340">ServicePermission[ZigBeeHost|ZigBeeEndpoint|ZigBeeEventListener, REGISTER|GET]</text:span><text:span text:style-name="T344"> </text:span>be <text:span text:style-name="T330">used sparingly and only for trusted bundles.</text:span></text:p>
      <text:h text:style-name="P49" text:outline-level="2">org.osgi.service.zigbee</text:h>
      <text:p text:style-name="P191">ZigBee Package Version 1.0.</text:p>
      <text:p text:style-name="P212">Bundles wishing to use this package must list the package in the Import-Package header of the bundle’s <text:soft-page-break/>manifest.</text:p>
      <text:p text:style-name="P213"><text:span text:style-name="T185">For example: </text:span><text:span text:style-name="T189">Import-Package: org.osgi.service.zigbee; version=”[1.0, 2.0)”</text:span></text:p>
      <text:p text:style-name="P211">Summary</text:p>
      <text:list xml:id="list2624004458200045483" text:style-name="L39">
        <text:list-item>
          <text:p text:style-name="P343"><text:span text:style-name="T11">ZigBeeAttribute</text:span><text:span text:style-name="T12"> – Represents a ZigBee attribute.</text:span></text:p>
        </text:list-item>
        <text:list-item>
          <text:p text:style-name="P343"><text:span text:style-name="T11">ZigBeeAttributeDescription</text:span><text:span text:style-name="T12"> – Represents a ZigBee attribute description.</text:span></text:p>
        </text:list-item>
        <text:list-item>
          <text:p text:style-name="P237"><text:span text:style-name="T206">ZigBeeAttributeRecord</text:span><text:span text:style-name="T8"> </text:span><text:span text:style-name="T55">– </text:span><text:span text:style-name="T8">Represents a ZigBee attribute with some useful information for writing operation.</text:span></text:p>
        </text:list-item>
        <text:list-item>
          <text:p text:style-name="P343"><text:span text:style-name="T11">ZigBeeClient </text:span><text:span text:style-name="T12">– Represents ZigBee device that is intended to control devices over the network.</text:span></text:p>
        </text:list-item>
        <text:list-item>
          <text:p text:style-name="P343"><text:span text:style-name="T11">Z</text:span><text:change text:change-id="ct206908720"/><text:change-start text:change-id="ct206908824"/><text:span text:style-name="T225">CL</text:span><text:change-end text:change-id="ct206908824"/><text:span text:style-name="T11">Cluster</text:span><text:span text:style-name="T12"> – Represents a Z</text:span><text:change text:change-id="ct206908928"/><text:change-start text:change-id="ct206909032"/><text:span text:style-name="T20">CL</text:span><text:change-end text:change-id="ct206909032"/><text:span text:style-name="T12"> cluster.</text:span></text:p>
        </text:list-item>
        <text:list-item>
          <text:p text:style-name="P344"><text:span text:style-name="T11">Z</text:span><text:change text:change-id="ct206909136"/><text:change-start text:change-id="ct206909240"/><text:span text:style-name="T225">CL</text:span><text:change-end text:change-id="ct206909240"/><text:span text:style-name="T11">ClusterDescription</text:span><text:span text:style-name="T12"> – Represents a </text:span><text:change text:change-id="ct206909344"/><text:change-start text:change-id="ct206909448"/><text:span text:style-name="T12">Z</text:span><text:span text:style-name="T20">CL</text:span><text:change-end text:change-id="ct206909448"/><text:span text:style-name="T12"> cluster description.</text:span></text:p>
        </text:list-item>
        <text:list-item>
          <text:p text:style-name="P237"><text:span text:style-name="T206">ZigBeeClusterDescriptionSet</text:span><text:span text:style-name="T166"> – Represents cluster descriptions service provider.</text:span></text:p>
        </text:list-item>
        <text:list-item>
          <text:p text:style-name="P346"><text:span text:style-name="T206">ZigBeeCommandDescription</text:span><text:span text:style-name="T166"> </text:span><text:span text:style-name="T206">– </text:span><text:bookmark-start text:name="__DdeLink__1826_174024282322"/><text:span text:style-name="T166">A ZigBee </text:span><text:bookmark-end text:name="__DdeLink__1826_174024282322"/><text:span text:style-name="T166">command description.</text:span></text:p>
        </text:list-item>
        <text:list-item>
          <text:p text:style-name="P343"><text:span text:style-name="T11">ZigBeeDataTypeDescription</text:span><text:span text:style-name="T12"> – Represents a ZigBee data type description.</text:span></text:p>
        </text:list-item>
        <text:list-item>
          <text:p text:style-name="P237"><text:span text:style-name="T206">ZigBeeDataTypes</text:span><text:span text:style-name="T166"> </text:span><text:span text:style-name="T206">– </text:span><text:span text:style-name="T166">A</text:span><text:span text:style-name="T140">ll the data types defined in the ZigBee specification.</text:span></text:p>
        </text:list-item>
        <text:list-item text:start-value="1">
          <text:p text:style-name="P343"><text:span text:style-name="T11">ZigBeeNode</text:span><text:span text:style-name="T12"> – Represents a ZigBee node.</text:span></text:p>
        </text:list-item>
        <text:list-item>
          <text:p text:style-name="P343"><text:span text:style-name="T11">ZigBeeEndpoint </text:span><text:span text:style-name="T12">– An addressable component (or logical device) that defines a communication entity within a ZigBee node.</text:span></text:p>
        </text:list-item>
        <text:list-item>
          <text:p text:style-name="P343"><text:span text:style-name="T315">ZigBeeDeviceDescription</text:span><text:span text:style-name="T295"> – Represents a ZigBee endpoint description.</text:span></text:p>
        </text:list-item>
        <text:list-item>
          <text:p text:style-name="P343"><text:span text:style-name="T315">ZigBeeEvent</text:span><text:span text:style-name="T295"> – An event generated by a ZigBee node.</text:span></text:p>
        </text:list-item>
        <text:list-item>
          <text:p text:style-name="P343"><text:span text:style-name="T11">ZigBeeEventListener</text:span><text:span text:style-name="T12"> </text:span><text:span text:style-name="T11">– </text:span><text:span text:style-name="T12">ZigBee Events are mapped and delivered to applications according to the OSGi whiteboard pattern.</text:span></text:p>
        </text:list-item>
        <text:list-item>
          <text:p text:style-name="P343"><text:span text:style-name="T11">ZigBeeException </text:span><text:span text:style-name="T12">– There are several defined error situations describing ZigBee problems while invoking commands on a ZigBeeNode.</text:span></text:p>
        </text:list-item>
        <text:list-item>
          <text:p text:style-name="P228"><text:span text:style-name="T315">ZigBeeHandler</text:span><text:span text:style-name="T295"> </text:span><text:span text:style-name="T315">–</text:span><text:span text:style-name="T295"> </text:span><text:span text:style-name="T67">A ZigBee Handler is a helper that manages asynchronous communication with the base driver.</text:span></text:p>
        </text:list-item>
        <text:list-item>
          <text:p text:style-name="P343"><text:span text:style-name="T11">ZigBeeHost</text:span><text:span text:style-name="T12"> – Represents the machine that hosts the code to run a ZigBee device or client.</text:span></text:p>
        </text:list-item>
        <text:list-item>
          <text:p text:style-name="P237"><text:span text:style-name="T206">ZigBeeNodeDescriptor</text:span><text:span text:style-name="T166"> – Represents ZigBee Node descriptor.</text:span></text:p>
        </text:list-item>
        <text:list-item>
          <text:p text:style-name="P343"><text:span text:style-name="T11">ZigBeeParameterDescription</text:span><text:span text:style-name="T12"> – A ZigBee command parameter description.</text:span></text:p>
        </text:list-item>
        <text:list-item>
          <text:p text:style-name="P237"><text:span text:style-name="T206">ZigBeePowerDescriptor</text:span><text:span text:style-name="T166"> – Represents ZigBee Power descriptor.</text:span></text:p>
        </text:list-item>
        <text:list-item>
          <text:p text:style-name="P237"><text:span text:style-name="T206">ZigBeeSimpleDescriptor</text:span><text:span text:style-name="T166"> – Represents ZigBee Simple descriptor.</text:span></text:p>
        </text:list-item>
        <text:list-item>
          <text:p text:style-name="P237"><text:span text:style-name="T206">ZigBeeUserDescriptor</text:span><text:span text:style-name="T166"> – Represents ZigBee User descriptor.</text:span></text:p>
        </text:list-item>
      </text:list>
      <text:p text:style-name="P39"/>
      <text:h text:style-name="P285" text:outline-level="1">Considered Alternatives</text:h>
      <text:p text:style-name="P80"/>
      <text:list xml:id="list7056000594133336528" text:style-name="L40">
        <text:list-item>
          <text:p text:style-name="P276"><text:span text:style-name="T121">A </text:span><text:span text:style-name="T132">ZigBeeAttribute</text:span><text:span text:style-name="T121"> object can also implement the </text:span><text:span text:style-name="T132">ZigBee</text:span><text:span text:style-name="T133">LocalAttribute</text:span><text:span text:style-name="T122"> </text:span><text:span text:style-name="T121">interface if the device is implemented locally. That is, the device is not imported from the network. The </text:span><text:span text:style-name="T132">ZigBee</text:span><text:span text:style-name="T133">LocalAttribute</text:span><text:span text:style-name="T122"> </text:span><text:span text:style-name="T121">interface provides a </text:span><text:span text:style-name="T249">getCurrentValue() </text:span><text:span text:style-name="T121">method that provides direct access to the actual value of the attribute.</text:span></text:p>
        </text:list-item>
        <text:list-item>
          <text:p text:style-name="P323">In Java, primitives types are not objects and the generic function decode(byte[]) returns an Object type. That's why Java objects types instead of primitives are used to represents ZigBee types.</text:p>
        </text:list-item>
      </text:list>
      <text:p text:style-name="P82"/>
      <text:list xml:id="list150111443172759" text:continue-numbering="true" text:style-name="L40">
        <text:list-item>
          <text:p text:style-name="P272"><text:soft-page-break/>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272"/>
        </text:list-item>
      </text:list>
      <text:h text:style-name="P48" text:outline-level="2">Which entity has to be registered in the service registry? The ZigBeeEndpoint object and/or the ZigBeeNode object?</text:h>
      <text:p text:style-name="P40">First, <text:span text:style-name="T218">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40">Before arguing between the registration of ZigBeeEndpoint objects or the registration of ZigBeeNode objects, let's describe the two main use cases:</text:p>
      <text:list xml:id="list150111444142334" text:continue-numbering="true" text:style-name="L40">
        <text:list-item>
          <text:p text:style-name="P230"><text:span text:style-name="T220">1</text:span><text:span text:style-name="T282">st</text:span><text:span text:style-name="T220">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30"><text:span text:style-name="T220">2</text:span><text:span text:style-name="T282">nd</text:span><text:span text:style-name="T220">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200">Arguments in favor of the registration of ZigBeeEndpoint objects:</text:p>
      <text:list xml:id="list150111444172963" text:continue-numbering="true" text:style-name="L40">
        <text:list-item>
          <text:p text:style-name="P231">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31">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200">Arguments in favor of the registration of ZigBeeNode objects:</text:p>
      <text:list xml:id="list550589294082284780" text:style-name="L41">
        <text:list-item>
          <text:p text:style-name="P229"><text:span text:style-name="T308">The</text:span><text:span text:style-name="T220">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50" text:outline-level="2">Why having startNetwork() and permitJoin(short duration)? (And not rely on bundle API)</text:h>
      <text:p text:style-name="P219">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96" text:outline-level="2"><text:soft-page-break/>Configure reporting and the White Board Pattern</text:h>
      <text:p text:style-name="P87">ConfigureReporting command is a general command. Like every general command, it is implemented through a specific object design pattern. (e.g., Read/Write attribute are implemented with Attribute.get/SetValue() method calls)</text:p>
      <text:p text:style-name="P87">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87">In brief:</text:p>
      <text:list xml:id="list8356853417438975426" text:style-name="L42">
        <text:list-item>
          <text:p text:style-name="P324">Applications interested in attribute reporting (ZigBeeEvents) register ZigBeeEventListener objects into the registry. The Attribute IDs, the frequency, attribute relevant value ranges are configurable into service properties.</text:p>
        </text:list-item>
        <text:list-item>
          <text:p text:style-name="P324">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39">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0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150111448153878" text:continue-list="list150111043152943" text:style-name="WW8Num3">
        <text:list-item>
          <text:p text:style-name="P393"><text:bookmark-start text:name="__RefNumPara__8150_631792793"/>ZigBee Alliance, ZigBee 2007 specification, 2007<text:change-start text:change-id="ct206909552"/>.<text:bookmark-end text:name="__RefNumPara__8150_631792793"/><text:change-end text:change-id="ct206909552"/></text:p>
        </text:list-item>
        <text:list-item>
          <text:p text:style-name="P398"><text:bookmark-start text:name="__RefNumPara__6467_1730312881"/>ZigBee Alliance, ZigBee Cluster Library, document 075123r04ZB, 2007<text:change-start text:change-id="ct206909656"/>.<text:bookmark-end text:name="__RefNumPara__6467_1730312881"/><text:change-end text:change-id="ct206909656"/></text:p>
        </text:list-item>
        <text:list-item>
          <text:p text:style-name="P19"><text:bookmark-start text:name="__RefNumPara__8314_631792793"/><text:soft-page-break/><text:span text:style-name="T13">André Bottaro, Anne Gérodolle, Philippe Lalanda, "Pervasive Service Composition in the Home Network", 21</text:span><text:span text:style-name="T348">st</text:span><text:span text:style-name="T13"> IEEE International Conference on Advanced Information Networking and Applications (AINA-07), Niagara Falls, Canada, May 2007</text:span><text:change text:change-id="ct206909760"/><text:change-start text:change-id="ct206909864"/><text:span text:style-name="T13">.</text:span><text:bookmark-end text:name="__RefNumPara__8314_631792793"/><text:change-end text:change-id="ct206909864"/></text:p>
        </text:list-item>
        <text:list-item>
          <text:p text:style-name="P394"><text:bookmark-start text:name="__RefNumPara__8316_631792793"/>Pavlin Dobrev, David Famolari, Christian Kurzke, Brent A. Miller, "Device and Service Discovery in Home Networks with OSGi", IEEE Communications magazine, Volume 40, Issue 8, pp. 86-92, August 2002<text:change-start text:change-id="ct206909968"/>.<text:bookmark-end text:name="__RefNumPara__8316_631792793"/><text:change-end text:change-id="ct206909968"/></text:p>
        </text:list-item>
        <text:list-item>
          <text:p text:style-name="P395"><text:bookmark-start text:name="__RefNumPara__8755_631792793"/>ASHRAE 135-2004 standard, Data Communication Protocol for Building Automation and Control Networks<text:change-start text:change-id="ct206910072"/>.<text:bookmark-end text:name="__RefNumPara__8755_631792793"/><text:change-end text:change-id="ct206910072"/></text:p>
        </text:list-item>
        <text:list-item>
          <text:p text:style-name="P396"><text:bookmark-start text:name="__RefNumPara__9056_631792793"/>Peter Kriens, BJ Hargrave for the OSGi Alliance, "Listeners considered harmful: The whiteboard pattern", Technical Whitepaper, August 2004<text:change-start text:change-id="ct206910176"/>.<text:bookmark-end text:name="__RefNumPara__9056_631792793"/><text:change-end text:change-id="ct206910176"/></text:p>
        </text:list-item>
        <text:list-item>
          <text:p text:style-name="P397"><text:bookmark-start text:name="__RefNumPara__9133_631792793"/>ZigBee Alliance, ZigBee Gateway, 2011<text:change-start text:change-id="ct206910280"/>.<text:bookmark-end text:name="__RefNumPara__9133_631792793"/><text:change-end text:change-id="ct206910280"/></text:p>
        </text:list-item>
        <text:list-item>
          <text:p text:style-name="P391"><text:bookmark-start text:name="__RefNumPara__16248_1307255698"/><text:bookmark-start text:name="_Ref493020620"/>Bradner, S., Key words for use in RFCs to Indicate Requirement Levels, RFC2119, March 1997.<text:bookmark-end text:name="__RefNumPara__16248_1307255698"/><text:bookmark-end text:name="_Ref493020620"/></text:p>
        </text:list-item>
        <text:list-item>
          <text:p text:style-name="P20"><text:change-start text:change-id="ct206910384"/>Michael Jackson, “<text:change-end text:change-id="ct206910384"/>Software Requirements &amp; Specifications<text:change text:change-id="ct206910488"/><text:change-start text:change-id="ct206910592"/>”<text:change-end text:change-id="ct206910592"/><text:change text:change-id="ct206910696"/><text:change-start text:change-id="ct206910800"/>, <text:change-end text:change-id="ct206910800"/><text:change text:change-id="ct206910904"/>ISBN 0-201-87712-0<text:change text:change-id="ct206911008"/><text:change-start text:change-id="ct206911112"/>, <text:span text:style-name="T389">1995.</text:span><text:change-end text:change-id="ct206911112"/></text:p>
        </text:list-item>
      </text:list>
      <text:p text:style-name="P85"/>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54">Name</text:p>
          </table:table-cell>
          <table:table-cell table:style-name="Table2.B1" office:value-type="string">
            <text:p text:style-name="P54">Andre Bottaro</text:p>
          </table:table-cell>
        </table:table-row>
        <table:table-row table:style-name="Table2.1">
          <table:table-cell table:style-name="Table2.A1" office:value-type="string">
            <text:p text:style-name="P54">Company</text:p>
          </table:table-cell>
          <table:table-cell table:style-name="Table2.B1" office:value-type="string">
            <text:p text:style-name="P54">Orange</text:p>
          </table:table-cell>
        </table:table-row>
        <table:table-row table:style-name="Table2.1">
          <table:table-cell table:style-name="Table2.A1" office:value-type="string">
            <text:p text:style-name="P54">Address</text:p>
          </table:table-cell>
          <table:table-cell table:style-name="Table2.B1" office:value-type="string">
            <text:p text:style-name="P54">28 Chemin du Vieux Chêne, Meylan, France</text:p>
          </table:table-cell>
        </table:table-row>
        <table:table-row table:style-name="Table2.1">
          <table:table-cell table:style-name="Table2.A1" office:value-type="string">
            <text:p text:style-name="P54">Voice</text:p>
          </table:table-cell>
          <table:table-cell table:style-name="Table2.B1" office:value-type="string">
            <text:p text:style-name="P54">+33 4 76 76 41 03</text:p>
          </table:table-cell>
        </table:table-row>
        <table:table-row table:style-name="Table2.1">
          <table:table-cell table:style-name="Table2.A1" office:value-type="string">
            <text:p text:style-name="P147">e-mail</text:p>
          </table:table-cell>
          <table:table-cell table:style-name="Table2.B1" office:value-type="string">
            <text:p text:style-name="P147">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54">Name</text:p>
          </table:table-cell>
          <table:table-cell table:style-name="Tableau1.B1" office:value-type="string">
            <text:p text:style-name="P54">Arnaud Rinquin</text:p>
          </table:table-cell>
        </table:table-row>
        <table:table-row table:style-name="Tableau1.1">
          <table:table-cell table:style-name="Tableau1.A1" office:value-type="string">
            <text:p text:style-name="P54">Company</text:p>
          </table:table-cell>
          <table:table-cell table:style-name="Tableau1.B1" office:value-type="string">
            <text:p text:style-name="P54">Orange</text:p>
          </table:table-cell>
        </table:table-row>
        <table:table-row table:style-name="Tableau1.1">
          <table:table-cell table:style-name="Tableau1.A1" office:value-type="string">
            <text:p text:style-name="P54">Address</text:p>
          </table:table-cell>
          <table:table-cell table:style-name="Tableau1.B1" office:value-type="string">
            <text:p text:style-name="P54">28 Chemin du Vieux Chêne, Meylan, France</text:p>
          </table:table-cell>
        </table:table-row>
        <table:table-row table:style-name="Tableau1.1">
          <table:table-cell table:style-name="Tableau1.A1" office:value-type="string">
            <text:p text:style-name="P54">Voice</text:p>
          </table:table-cell>
          <table:table-cell table:style-name="Tableau1.B1" office:value-type="string">
            <text:p text:style-name="P54">+33 4 76 76 45 59</text:p>
          </table:table-cell>
        </table:table-row>
        <table:table-row table:style-name="Tableau1.1">
          <table:table-cell table:style-name="Tableau1.A1" office:value-type="string">
            <text:p text:style-name="P147">e-mail</text:p>
          </table:table-cell>
          <table:table-cell table:style-name="Tableau1.B1" office:value-type="string">
            <text:p text:style-name="P54">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54">Name</text:p>
          </table:table-cell>
          <table:table-cell table:style-name="Tableau2.B1" office:value-type="string">
            <text:p text:style-name="P54">Jean-Pierre Poutcheu </text:p>
          </table:table-cell>
        </table:table-row>
        <table:table-row table:style-name="Tableau2.1">
          <table:table-cell table:style-name="Tableau2.A1" office:value-type="string">
            <text:p text:style-name="P54">Company</text:p>
          </table:table-cell>
          <table:table-cell table:style-name="Tableau2.B1" office:value-type="string">
            <text:p text:style-name="P54">Orange</text:p>
          </table:table-cell>
        </table:table-row>
        <table:table-row table:style-name="Tableau2.1">
          <table:table-cell table:style-name="Tableau2.A1" office:value-type="string">
            <text:p text:style-name="P54">Address</text:p>
          </table:table-cell>
          <table:table-cell table:style-name="Tableau2.B1" office:value-type="string">
            <text:p text:style-name="P54">28 Chemin du Vieux Chêne, Meylan, France</text:p>
          </table:table-cell>
        </table:table-row>
        <table:table-row table:style-name="Tableau2.1">
          <table:table-cell table:style-name="Tableau2.A1" office:value-type="string">
            <text:p text:style-name="P54">Voice</text:p>
          </table:table-cell>
          <table:table-cell table:style-name="Tableau2.B1" office:value-type="string">
            <text:p text:style-name="P54">+33 4 76 76 41 03</text:p>
          </table:table-cell>
        </table:table-row>
        <table:table-row table:style-name="Tableau2.1">
          <table:table-cell table:style-name="Tableau2.A1" office:value-type="string">
            <text:p text:style-name="P147">e-mail</text:p>
          </table:table-cell>
          <table:table-cell table:style-name="Tableau2.B1" office:value-type="string">
            <text:p text:style-name="CellBody">jeanpierre.poutcheu@orange.com</text:p>
          </table:table-cell>
        </table:table-row>
      </table:table>
      <text:h text:style-name="Heading_20_2" text:outline-level="2"><text:soft-page-break/></text:h>
      <table:table table:name="Tableau3" table:style-name="Tableau3">
        <table:table-column table:style-name="Tableau3.A"/>
        <table:table-column table:style-name="Tableau3.B"/>
        <table:table-row table:style-name="Tableau3.1">
          <table:table-cell table:style-name="Tableau3.A1" office:value-type="string">
            <text:p text:style-name="P54">Name</text:p>
          </table:table-cell>
          <table:table-cell table:style-name="Tableau3.B1" office:value-type="string">
            <text:p text:style-name="P54">Fabrice Blache </text:p>
          </table:table-cell>
        </table:table-row>
        <table:table-row table:style-name="Tableau3.1">
          <table:table-cell table:style-name="Tableau3.A1" office:value-type="string">
            <text:p text:style-name="P54">Company</text:p>
          </table:table-cell>
          <table:table-cell table:style-name="Tableau3.B1" office:value-type="string">
            <text:p text:style-name="P54">Orange</text:p>
          </table:table-cell>
        </table:table-row>
        <table:table-row table:style-name="Tableau3.1">
          <table:table-cell table:style-name="Tableau3.A1" office:value-type="string">
            <text:p text:style-name="P54">Address</text:p>
          </table:table-cell>
          <table:table-cell table:style-name="Tableau3.B1" office:value-type="string">
            <text:p text:style-name="P54">28 Chemin du Vieux Chêne, Meylan, France</text:p>
          </table:table-cell>
        </table:table-row>
        <table:table-row table:style-name="Tableau3.1">
          <table:table-cell table:style-name="Tableau3.A1" office:value-type="string">
            <text:p text:style-name="P54">Voice</text:p>
          </table:table-cell>
          <table:table-cell table:style-name="Tableau3.B1" office:value-type="string">
            <text:p text:style-name="P54">+33 4 76 76 41 03</text:p>
          </table:table-cell>
        </table:table-row>
        <table:table-row table:style-name="Tableau3.1">
          <table:table-cell table:style-name="Tableau3.A1" office:value-type="string">
            <text:p text:style-name="P147">e-mail</text:p>
          </table:table-cell>
          <table:table-cell table:style-name="Tableau3.B1" office:value-type="string">
            <text:p text:style-name="P147">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54">Name</text:p>
          </table:table-cell>
          <table:table-cell table:style-name="Tableau4.B1" office:value-type="string">
            <text:p text:style-name="P54">Christophe Demottie</text:p>
          </table:table-cell>
        </table:table-row>
        <table:table-row table:style-name="Tableau4.1">
          <table:table-cell table:style-name="Tableau4.A1" office:value-type="string">
            <text:p text:style-name="P54">Company</text:p>
          </table:table-cell>
          <table:table-cell table:style-name="Tableau4.B1" office:value-type="string">
            <text:p text:style-name="P54">Orange</text:p>
          </table:table-cell>
        </table:table-row>
        <table:table-row table:style-name="Tableau4.1">
          <table:table-cell table:style-name="Tableau4.A1" office:value-type="string">
            <text:p text:style-name="P54">Address</text:p>
          </table:table-cell>
          <table:table-cell table:style-name="Tableau4.B1" office:value-type="string">
            <text:p text:style-name="P54">28 Chemin du Vieux Chêne, Meylan, France</text:p>
          </table:table-cell>
        </table:table-row>
        <table:table-row table:style-name="Tableau4.1">
          <table:table-cell table:style-name="Tableau4.A1" office:value-type="string">
            <text:p text:style-name="P54">Voice</text:p>
          </table:table-cell>
          <table:table-cell table:style-name="Tableau4.B1" office:value-type="string">
            <text:p text:style-name="P54">+33 4 76 76 41 03</text:p>
          </table:table-cell>
        </table:table-row>
        <table:table-row table:style-name="Tableau4.1">
          <table:table-cell table:style-name="Tableau4.A1" office:value-type="string">
            <text:p text:style-name="P147">e-mail</text:p>
          </table:table-cell>
          <table:table-cell table:style-name="Tableau4.B1" office:value-type="string">
            <text:p text:style-name="P147">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54">Name</text:p>
          </table:table-cell>
          <table:table-cell table:style-name="Tableau7.B1" office:value-type="string">
            <text:p text:style-name="P54">Antonin Chazalet</text:p>
          </table:table-cell>
        </table:table-row>
        <table:table-row table:style-name="Tableau7.1">
          <table:table-cell table:style-name="Tableau7.A1" office:value-type="string">
            <text:p text:style-name="P54">Company</text:p>
          </table:table-cell>
          <table:table-cell table:style-name="Tableau7.B1" office:value-type="string">
            <text:p text:style-name="P54">Orange</text:p>
          </table:table-cell>
        </table:table-row>
        <table:table-row table:style-name="Tableau7.1">
          <table:table-cell table:style-name="Tableau7.A1" office:value-type="string">
            <text:p text:style-name="P54">Address</text:p>
          </table:table-cell>
          <table:table-cell table:style-name="Tableau7.B1" office:value-type="string">
            <text:p text:style-name="P56">28 Chemin du Vieux chêne, 38240 Meylan, France</text:p>
          </table:table-cell>
        </table:table-row>
        <table:table-row table:style-name="Tableau7.1">
          <table:table-cell table:style-name="Tableau7.A1" office:value-type="string">
            <text:p text:style-name="P54">Voice</text:p>
          </table:table-cell>
          <table:table-cell table:style-name="Tableau7.B1" office:value-type="string">
            <text:p text:style-name="P54">+33 4 76 76 41 03</text:p>
          </table:table-cell>
        </table:table-row>
        <table:table-row table:style-name="Tableau7.1">
          <table:table-cell table:style-name="Tableau7.A1" office:value-type="string">
            <text:p text:style-name="P147">e-mail</text:p>
          </table:table-cell>
          <table:table-cell table:style-name="Tableau7.B1" office:value-type="string">
            <text:p text:style-name="P147">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54">Name</text:p>
          </table:table-cell>
          <table:table-cell table:style-name="Table4.B1" office:value-type="string">
            <text:p text:style-name="P54">Evgeni Grigorov</text:p>
          </table:table-cell>
        </table:table-row>
        <table:table-row table:style-name="Table4.1">
          <table:table-cell table:style-name="Table4.A1" office:value-type="string">
            <text:p text:style-name="P54">Company</text:p>
          </table:table-cell>
          <table:table-cell table:style-name="Table4.B1" office:value-type="string">
            <text:p text:style-name="P54">ProSyst Software</text:p>
          </table:table-cell>
        </table:table-row>
        <table:table-row table:style-name="Table4.1">
          <table:table-cell table:style-name="Table4.A1" office:value-type="string">
            <text:p text:style-name="P54">Address</text:p>
          </table:table-cell>
          <table:table-cell table:style-name="Table4.B1" office:value-type="string">
            <text:p text:style-name="P54">222, 50935 Cologne, Germany</text:p>
          </table:table-cell>
        </table:table-row>
        <table:table-row table:style-name="Table4.1">
          <table:table-cell table:style-name="Table4.A1" office:value-type="string">
            <text:p text:style-name="P54">Voice</text:p>
          </table:table-cell>
          <table:table-cell table:style-name="Table4.B1" office:value-type="string">
            <text:p text:style-name="P54">+49 221 6604 501</text:p>
          </table:table-cell>
        </table:table-row>
        <table:table-row table:style-name="Table4.1">
          <table:table-cell table:style-name="Table4.A1" office:value-type="string">
            <text:p text:style-name="P147">e-mail</text:p>
          </table:table-cell>
          <table:table-cell table:style-name="Table4.B1" office:value-type="string">
            <text:p text:style-name="P147">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54">Name</text:p>
          </table:table-cell>
          <table:table-cell table:style-name="Tableau5.B1" office:value-type="string">
            <text:p text:style-name="P54">Nicola Portinaro</text:p>
          </table:table-cell>
        </table:table-row>
        <table:table-row table:style-name="Tableau5.1">
          <table:table-cell table:style-name="Tableau5.A1" office:value-type="string">
            <text:p text:style-name="P54">Company</text:p>
          </table:table-cell>
          <table:table-cell table:style-name="Tableau5.B1" office:value-type="string">
            <text:p text:style-name="P54">Telecom Italia</text:p>
          </table:table-cell>
        </table:table-row>
        <table:table-row table:style-name="Tableau5.1">
          <table:table-cell table:style-name="Tableau5.A1" office:value-type="string">
            <text:p text:style-name="P54">Address</text:p>
          </table:table-cell>
          <table:table-cell table:style-name="Tableau5.B1" office:value-type="string">
            <text:p text:style-name="P54">Via G. Reiss Romoli, 274 – 10148 Turin, Italy</text:p>
          </table:table-cell>
        </table:table-row>
        <table:table-row table:style-name="Tableau5.1">
          <table:table-cell table:style-name="Tableau5.A1" office:value-type="string">
            <text:p text:style-name="P54">Voice</text:p>
          </table:table-cell>
          <table:table-cell table:style-name="Tableau5.B1" office:value-type="string">
            <text:p text:style-name="P54">+39 011 228 5635</text:p>
          </table:table-cell>
        </table:table-row>
        <table:table-row table:style-name="Tableau5.1">
          <table:table-cell table:style-name="Tableau5.A1" office:value-type="string">
            <text:p text:style-name="P147">e-mail</text:p>
          </table:table-cell>
          <table:table-cell table:style-name="Tableau5.B1" office:value-type="string">
            <text:p text:style-name="P147">nicola.portinaro@telecomitalia.it</text:p>
          </table:table-cell>
        </table:table-row>
      </table:table>
      <text:h text:style-name="Heading_20_2" text:outline-level="2"><text:soft-page-break/></text:h>
      <table:table table:name="Tableau8" table:style-name="Tableau8">
        <table:table-column table:style-name="Tableau8.A"/>
        <table:table-column table:style-name="Tableau8.B"/>
        <table:table-row table:style-name="Tableau8.1">
          <table:table-cell table:style-name="Tableau8.A1" office:value-type="string">
            <text:p text:style-name="P55">Name</text:p>
          </table:table-cell>
          <table:table-cell table:style-name="Tableau8.B1" office:value-type="string">
            <text:p text:style-name="P57">Stefano Lenzi</text:p>
          </table:table-cell>
        </table:table-row>
        <table:table-row table:style-name="Tableau8.1">
          <table:table-cell table:style-name="Tableau8.A1" office:value-type="string">
            <text:p text:style-name="P55">Company</text:p>
          </table:table-cell>
          <table:table-cell table:style-name="Tableau8.B1" office:value-type="string">
            <text:p text:style-name="P122">Consiglio Nazionale delle Ricerche - Istituto di Scienza e Tecnologie dell’Informazione “A. Faedo” </text:p>
          </table:table-cell>
        </table:table-row>
        <table:table-row table:style-name="Tableau8.1">
          <table:table-cell table:style-name="Tableau8.A1" office:value-type="string">
            <text:p text:style-name="P55">Address</text:p>
          </table:table-cell>
          <table:table-cell table:style-name="Tableau8.B1" office:value-type="string">
            <text:p text:style-name="P122">Via G. Moruzzi 1, 56124 Pisa, Italy </text:p>
          </table:table-cell>
        </table:table-row>
        <table:table-row table:style-name="Tableau8.1">
          <table:table-cell table:style-name="Tableau8.A1" office:value-type="string">
            <text:p text:style-name="P55">Voice</text:p>
          </table:table-cell>
          <table:table-cell table:style-name="Tableau8.B1" office:value-type="string">
            <text:p text:style-name="P122">+39 050 621 2844 </text:p>
          </table:table-cell>
        </table:table-row>
        <table:table-row table:style-name="Tableau8.1">
          <table:table-cell table:style-name="Tableau8.A1" office:value-type="string">
            <text:p text:style-name="P148">e-mail</text:p>
          </table:table-cell>
          <table:table-cell table:style-name="Tableau8.B1" office:value-type="string">
            <text:p text:style-name="P148"><text:span text:style-name="T213">stefano.lenzi@isti.cnr.i</text:span><text:span text:style-name="T214">t</text:span></text:p>
          </table:table-cell>
        </table:table-row>
      </table:table>
      <text:h text:style-name="P217" text:outline-level="2">Acronyms and Abbreviations</text:h>
      <text:p text:style-name="P112"/>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nsolas" svg:font-family="Consolas"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0"><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4</text:page-number> of <text:page-count style:num-format="1">40</text:page-count></text:p>
        <text:p text:style-name="MP1"/>
        <text:p text:style-name="MP1"><text:tab/>Draft<text:tab/> <text:modification-date style:data-style-name="N76">March 4,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creation-date>2013-09-08T23:07:07.17</meta:creation-date>
    <meta:editing-cycles>337</meta:editing-cycles>
    <meta:editing-duration>P7DT15H34M8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3-04T15:01:10.822000000</dc:date>
    <meta:document-statistic meta:table-count="12" meta:image-count="5" meta:object-count="0" meta:page-count="40" meta:paragraph-count="970" meta:word-count="11993" meta:character-count="84829" meta:non-whitespace-character-count="73825"/>
    <meta:user-defined meta:name="Company">France Telecom Orange</meta:user-defined>
    <meta:user-defined meta:name="RFC Title">ZigBee Device Service Specification</meta:user-defined>
  </office:meta>
</office:document-meta>
</file>